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170.3mm"/>
    </style:style>
    <style:style style:name="co3" style:family="table-column">
      <style:table-column-properties fo:break-before="auto" style:column-width="122.75mm"/>
    </style:style>
    <style:style style:name="co4" style:family="table-column">
      <style:table-column-properties fo:break-before="auto" style:column-width="39.12mm"/>
    </style:style>
    <style:style style:name="co5" style:family="table-column">
      <style:table-column-properties fo:break-before="auto" style:column-width="57.17mm"/>
    </style:style>
    <style:style style:name="co6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ff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00ae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ff3366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style:use-window-font-color="true"/>
    </style:style>
    <style:style style:name="T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ae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responseCode</text:p>
          </table:table-cell>
          <table:table-cell office:value-type="string" calcext:value-type="string">
            <text:p>responseString</text:p>
          </table:table-cell>
          <table:table-cell office:value-type="string" calcext:value-type="string">
            <text:p>responseText</text:p>
          </table:table-cell>
          <table:table-cell table:style-name="ce3" office:value-type="string" calcext:value-type="string">
            <text:p><text:span text:style-name="T1">CHYBA </text:span><text:span text:style-name="T2">/ </text:span><text:span text:style-name="T3">INFO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še v porádku <text:s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]);&quot;_&quot;;&quot;&quot;)" office:value-type="string" office:string-value="Ok" calcext:value-type="string">
            <text:p>Ok</text:p>
          </table:table-cell>
          <table:table-cell table:style-name="ce1" table:formula="of:=CONCATENATE(&quot;class &quot;;[.E2];&quot; &lt; CzechPostB2bClient::ResponseCodes::BaseCode*  @code = &quot;;[.A2];&quot;* @text = '&quot;;TRIM([.B2]);&quot;'*  @description = '&quot;;TRIM([.C2]);&quot;'*  @type = :&quot;;LOWER([.D2]);&quot;*end&quot;)" office:value-type="string" office:string-value="class Ok &lt; CzechPostB2bClient::ResponseCodes::BaseCode*  @code = 1* @text = 'OK'*  @description = 'Vše v porádku'*  @type = :info*end" calcext:value-type="string">
            <text:p>class Ok &lt; CzechPostB2bClient::ResponseCodes::BaseCode* <text:s/>@code = 1* @text = 'OK'* <text:s/>@description = 'Vše v porádku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_APPLICATION_ERROR</text:p>
          </table:table-cell>
          <table:table-cell office:value-type="string" calcext:value-type="string">
            <text:p>Interní chyba aplikace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]);&quot;_&quot;;&quot;&quot;)" office:value-type="string" office:string-value="InternalApplicationError" calcext:value-type="string">
            <text:p>InternalApplicationError</text:p>
          </table:table-cell>
          <table:table-cell table:style-name="ce1" table:formula="of:=CONCATENATE(&quot;class &quot;;[.E3];&quot; &lt; CzechPostB2bClient::ResponseCodes::BaseCode*  @code = &quot;;[.A3];&quot;* @text = '&quot;;TRIM([.B3]);&quot;'*  @description = '&quot;;TRIM([.C3]);&quot;'*  @type = :&quot;;LOWER([.D3]);&quot;*end&quot;)" office:value-type="string" office:string-value="class InternalApplicationError &lt; CzechPostB2bClient::ResponseCodes::BaseCode*  @code = 2* @text = 'INTERNAL_APPLICATION_ERROR'*  @description = 'Interní chyba aplikace'*  @type = :chyba*end" calcext:value-type="string">
            <text:p>class InternalApplicationError &lt; CzechPostB2bClient::ResponseCodes::BaseCode* <text:s/>@code = 2* @text = 'INTERNAL_APPLICATION_ERROR'* <text:s/>@description = 'Interní chyba aplikace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AUTHORIZED_ACCESS</text:p>
          </table:table-cell>
          <table:table-cell office:value-type="string" calcext:value-type="string">
            <text:p>Login není evidován k uvedenému císlu podavatele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]);&quot;_&quot;;&quot;&quot;)" office:value-type="string" office:string-value="UnauthorizedAccess" calcext:value-type="string">
            <text:p>UnauthorizedAccess</text:p>
          </table:table-cell>
          <table:table-cell table:style-name="ce1" table:formula="of:=CONCATENATE(&quot;class &quot;;[.E4];&quot; &lt; CzechPostB2bClient::ResponseCodes::BaseCode*  @code = &quot;;[.A4];&quot;* @text = '&quot;;TRIM([.B4]);&quot;'*  @description = '&quot;;TRIM([.C4]);&quot;'*  @type = :&quot;;LOWER([.D4]);&quot;*end&quot;)" office:value-type="string" office:string-value="class UnauthorizedAccess &lt; CzechPostB2bClient::ResponseCodes::BaseCode*  @code = 3* @text = 'UNAUTHORIZED_ACCESS'*  @description = 'Login není evidován k uvedenému císlu podavatele'*  @type = :chyba*end" calcext:value-type="string">
            <text:p>class UnauthorizedAccess &lt; CzechPostB2bClient::ResponseCodes::BaseCode* <text:s/>@code = 3* @text = 'UNAUTHORIZED_ACCESS'* <text:s/>@description = 'Login není evidován k uvedenému císlu podavatele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ALID_CUSTOMER_ID</text:p>
          </table:table-cell>
          <table:table-cell office:value-type="string" calcext:value-type="string">
            <text:p>Neplatne technologicke cislo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]);&quot;_&quot;;&quot;&quot;)" office:value-type="string" office:string-value="InvalidCustomerId" calcext:value-type="string">
            <text:p>InvalidCustomerId</text:p>
          </table:table-cell>
          <table:table-cell table:style-name="ce1" table:formula="of:=CONCATENATE(&quot;class &quot;;[.E5];&quot; &lt; CzechPostB2bClient::ResponseCodes::BaseCode*  @code = &quot;;[.A5];&quot;* @text = '&quot;;TRIM([.B5]);&quot;'*  @description = '&quot;;TRIM([.C5]);&quot;'*  @type = :&quot;;LOWER([.D5]);&quot;*end&quot;)" office:value-type="string" office:string-value="class InvalidCustomerId &lt; CzechPostB2bClient::ResponseCodes::BaseCode*  @code = 10* @text = 'INVALID_CUSTOMER_ID'*  @description = 'Neplatne technologicke cislo'*  @type = :chyba*end" calcext:value-type="string">
            <text:p>class InvalidCustomerId &lt; CzechPostB2bClient::ResponseCodes::BaseCode* <text:s/>@code = 10* @text = 'INVALID_CUSTOMER_ID'* <text:s/>@description = 'Neplatne technologicke ci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VALID_LOCATION</text:p>
          </table:table-cell>
          <table:table-cell office:value-type="string" calcext:value-type="string">
            <text:p>Neplatné podací místo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]);&quot;_&quot;;&quot;&quot;)" office:value-type="string" office:string-value="InvalidLocation" calcext:value-type="string">
            <text:p>InvalidLocation</text:p>
          </table:table-cell>
          <table:table-cell table:style-name="ce1" table:formula="of:=CONCATENATE(&quot;class &quot;;[.E6];&quot; &lt; CzechPostB2bClient::ResponseCodes::BaseCode*  @code = &quot;;[.A6];&quot;* @text = '&quot;;TRIM([.B6]);&quot;'*  @description = '&quot;;TRIM([.C6]);&quot;'*  @type = :&quot;;LOWER([.D6]);&quot;*end&quot;)" office:value-type="string" office:string-value="class InvalidLocation &lt; CzechPostB2bClient::ResponseCodes::BaseCode*  @code = 11* @text = 'INVALID_LOCATION'*  @description = 'Neplatné podací místo'*  @type = :chyba*end" calcext:value-type="string">
            <text:p>class InvalidLocation &lt; CzechPostB2bClient::ResponseCodes::BaseCode* <text:s/>@code = 11* @text = 'INVALID_LOCATION'* <text:s/>@description = 'Neplatné podací míst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VALID_POST_CODE</text:p>
          </table:table-cell>
          <table:table-cell office:value-type="string" calcext:value-type="string">
            <text:p>Neplatné PSC podací pošt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]);&quot;_&quot;;&quot;&quot;)" office:value-type="string" office:string-value="InvalidPostCode" calcext:value-type="string">
            <text:p>InvalidPostCode</text:p>
          </table:table-cell>
          <table:table-cell table:style-name="ce1" table:formula="of:=CONCATENATE(&quot;class &quot;;[.E7];&quot; &lt; CzechPostB2bClient::ResponseCodes::BaseCode*  @code = &quot;;[.A7];&quot;* @text = '&quot;;TRIM([.B7]);&quot;'*  @description = '&quot;;TRIM([.C7]);&quot;'*  @type = :&quot;;LOWER([.D7]);&quot;*end&quot;)" office:value-type="string" office:string-value="class InvalidPostCode &lt; CzechPostB2bClient::ResponseCodes::BaseCode*  @code = 12* @text = 'INVALID_POST_CODE'*  @description = 'Neplatné PSC podací pošty'*  @type = :chyba*end" calcext:value-type="string">
            <text:p>class InvalidPostCode &lt; CzechPostB2bClient::ResponseCodes::BaseCode* <text:s/>@code = 12* @text = 'INVALID_POST_CODE'* <text:s/>@description = 'Neplatné PSC podací pošt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VALID_TRANSMISSION_DATE</text:p>
          </table:table-cell>
          <table:table-cell office:value-type="string" calcext:value-type="string">
            <text:p>Chybné datum podání (menší než aktuální datum)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]);&quot;_&quot;;&quot;&quot;)" office:value-type="string" office:string-value="InvalidTransmissionDate" calcext:value-type="string">
            <text:p>InvalidTransmissionDate</text:p>
          </table:table-cell>
          <table:table-cell table:style-name="ce1" table:formula="of:=CONCATENATE(&quot;class &quot;;[.E8];&quot; &lt; CzechPostB2bClient::ResponseCodes::BaseCode*  @code = &quot;;[.A8];&quot;* @text = '&quot;;TRIM([.B8]);&quot;'*  @description = '&quot;;TRIM([.C8]);&quot;'*  @type = :&quot;;LOWER([.D8]);&quot;*end&quot;)" office:value-type="string" office:string-value="class InvalidTransmissionDate &lt; CzechPostB2bClient::ResponseCodes::BaseCode*  @code = 13* @text = 'INVALID_TRANSMISSION_DATE'*  @description = 'Chybné datum podání (menší než aktuální datum)'*  @type = :chyba*end" calcext:value-type="string">
            <text:p>class InvalidTransmissionDate &lt; CzechPostB2bClient::ResponseCodes::BaseCode* <text:s/>@code = 13* @text = 'INVALID_TRANSMISSION_DATE'* <text:s/>@description = 'Chybné datum podání (menší než aktuální datum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NSMISSION_OPENED</text:p>
          </table:table-cell>
          <table:table-cell office:value-type="string" calcext:value-type="string">
            <text:p>Podání otevreno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]);&quot;_&quot;;&quot;&quot;)" office:value-type="string" office:string-value="TransmissionOpened" calcext:value-type="string">
            <text:p>TransmissionOpened</text:p>
          </table:table-cell>
          <table:table-cell table:style-name="ce1" table:formula="of:=CONCATENATE(&quot;class &quot;;[.E9];&quot; &lt; CzechPostB2bClient::ResponseCodes::BaseCode*  @code = &quot;;[.A9];&quot;* @text = '&quot;;TRIM([.B9]);&quot;'*  @description = '&quot;;TRIM([.C9]);&quot;'*  @type = :&quot;;LOWER([.D9]);&quot;*end&quot;)" office:value-type="string" office:string-value="class TransmissionOpened &lt; CzechPostB2bClient::ResponseCodes::BaseCode*  @code = 14* @text = 'TRANSMISSION_OPENED'*  @description = 'Podání otevreno'*  @type = :chyba*end" calcext:value-type="string">
            <text:p>class TransmissionOpened &lt; CzechPostB2bClient::ResponseCodes::BaseCode* <text:s/>@code = 14* @text = 'TRANSMISSION_OPENED'* <text:s/>@description = 'Podání otevren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NSMISSION_CLOSED</text:p>
          </table:table-cell>
          <table:table-cell office:value-type="string" calcext:value-type="string">
            <text:p>Podání již bylo uzavreno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]);&quot;_&quot;;&quot;&quot;)" office:value-type="string" office:string-value="TransmissionClosed" calcext:value-type="string">
            <text:p>TransmissionClosed</text:p>
          </table:table-cell>
          <table:table-cell table:style-name="ce1" table:formula="of:=CONCATENATE(&quot;class &quot;;[.E10];&quot; &lt; CzechPostB2bClient::ResponseCodes::BaseCode*  @code = &quot;;[.A10];&quot;* @text = '&quot;;TRIM([.B10]);&quot;'*  @description = '&quot;;TRIM([.C10]);&quot;'*  @type = :&quot;;LOWER([.D10]);&quot;*end&quot;)" office:value-type="string" office:string-value="class TransmissionClosed &lt; CzechPostB2bClient::ResponseCodes::BaseCode*  @code = 15* @text = 'TRANSMISSION_CLOSED'*  @description = 'Podání již bylo uzavreno'*  @type = :chyba*end" calcext:value-type="string">
            <text:p>class TransmissionClosed &lt; CzechPostB2bClient::ResponseCodes::BaseCode* <text:s/>@code = 15* @text = 'TRANSMISSION_CLOSED'* <text:s/>@description = 'Podání již bylo uzavren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SMISSION_UNFINISHED</text:p>
          </table:table-cell>
          <table:table-cell office:value-type="string" calcext:value-type="string">
            <text:p>Zpracování ješte není ukonceno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]);&quot;_&quot;;&quot;&quot;)" office:value-type="string" office:string-value="TransmissionUnfinished" calcext:value-type="string">
            <text:p>TransmissionUnfinished</text:p>
          </table:table-cell>
          <table:table-cell table:style-name="ce1" table:formula="of:=CONCATENATE(&quot;class &quot;;[.E11];&quot; &lt; CzechPostB2bClient::ResponseCodes::BaseCode*  @code = &quot;;[.A11];&quot;* @text = '&quot;;TRIM([.B11]);&quot;'*  @description = '&quot;;TRIM([.C11]);&quot;'*  @type = :&quot;;LOWER([.D11]);&quot;*end&quot;)" office:value-type="string" office:string-value="class TransmissionUnfinished &lt; CzechPostB2bClient::ResponseCodes::BaseCode*  @code = 16* @text = 'TRANSMISSION_UNFINISHED'*  @description = 'Zpracování ješte není ukonceno'*  @type = :chyba*end" calcext:value-type="string">
            <text:p>class TransmissionUnfinished &lt; CzechPostB2bClient::ResponseCodes::BaseCode* <text:s/>@code = 16* @text = 'TRANSMISSION_UNFINISHED'* <text:s/>@description = 'Zpracování ješte není ukoncen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TCH_CLOSED</text:p>
          </table:table-cell>
          <table:table-cell office:value-type="string" calcext:value-type="string">
            <text:p>Dávka uzavrena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]);&quot;_&quot;;&quot;&quot;)" office:value-type="string" office:string-value="BatchClosed" calcext:value-type="string">
            <text:p>BatchClosed</text:p>
          </table:table-cell>
          <table:table-cell table:style-name="ce1" table:formula="of:=CONCATENATE(&quot;class &quot;;[.E12];&quot; &lt; CzechPostB2bClient::ResponseCodes::BaseCode*  @code = &quot;;[.A12];&quot;* @text = '&quot;;TRIM([.B12]);&quot;'*  @description = '&quot;;TRIM([.C12]);&quot;'*  @type = :&quot;;LOWER([.D12]);&quot;*end&quot;)" office:value-type="string" office:string-value="class BatchClosed &lt; CzechPostB2bClient::ResponseCodes::BaseCode*  @code = 17* @text = 'BATCH_CLOSED'*  @description = 'Dávka uzavrena'*  @type = :chyba*end" calcext:value-type="string">
            <text:p>class BatchClosed &lt; CzechPostB2bClient::ResponseCodes::BaseCode* <text:s/>@code = 17* @text = 'BATCH_CLOSED'* <text:s/>@description = 'Dávka uzavren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TCH_UNFINISHED</text:p>
          </table:table-cell>
          <table:table-cell office:value-type="string" calcext:value-type="string">
            <text:p>Zpracování ješte není ukonceno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]);&quot;_&quot;;&quot;&quot;)" office:value-type="string" office:string-value="BatchUnfinished" calcext:value-type="string">
            <text:p>BatchUnfinished</text:p>
          </table:table-cell>
          <table:table-cell table:style-name="ce1" table:formula="of:=CONCATENATE(&quot;class &quot;;[.E13];&quot; &lt; CzechPostB2bClient::ResponseCodes::BaseCode*  @code = &quot;;[.A13];&quot;* @text = '&quot;;TRIM([.B13]);&quot;'*  @description = '&quot;;TRIM([.C13]);&quot;'*  @type = :&quot;;LOWER([.D13]);&quot;*end&quot;)" office:value-type="string" office:string-value="class BatchUnfinished &lt; CzechPostB2bClient::ResponseCodes::BaseCode*  @code = 18* @text = 'BATCH_UNFINISHED'*  @description = 'Zpracování ješte není ukonceno'*  @type = :chyba*end" calcext:value-type="string">
            <text:p>class BatchUnfinished &lt; CzechPostB2bClient::ResponseCodes::BaseCode* <text:s/>@code = 18* @text = 'BATCH_UNFINISHED'* <text:s/>@description = 'Zpracování ješte není ukoncen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TCH_INVALID</text:p>
          </table:table-cell>
          <table:table-cell office:value-type="string" calcext:value-type="string">
            <text:p>V dávce se vyskytují chybné záznamy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]);&quot;_&quot;;&quot;&quot;)" office:value-type="string" office:string-value="BatchInvalid" calcext:value-type="string">
            <text:p>BatchInvalid</text:p>
          </table:table-cell>
          <table:table-cell table:style-name="ce1" table:formula="of:=CONCATENATE(&quot;class &quot;;[.E14];&quot; &lt; CzechPostB2bClient::ResponseCodes::BaseCode*  @code = &quot;;[.A14];&quot;* @text = '&quot;;TRIM([.B14]);&quot;'*  @description = '&quot;;TRIM([.C14]);&quot;'*  @type = :&quot;;LOWER([.D14]);&quot;*end&quot;)" office:value-type="string" office:string-value="class BatchInvalid &lt; CzechPostB2bClient::ResponseCodes::BaseCode*  @code = 19* @text = 'BATCH_INVALID'*  @description = 'V dávce se vyskytují chybné záznamy'*  @type = :chyba*end" calcext:value-type="string">
            <text:p>class BatchInvalid &lt; CzechPostB2bClient::ResponseCodes::BaseCode* <text:s/>@code = 19* @text = 'BATCH_INVALID'* <text:s/>@description = 'V dávce se vyskytují chybné záznam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SMISSION_NOT_EXISTS</text:p>
          </table:table-cell>
          <table:table-cell office:value-type="string" calcext:value-type="string">
            <text:p>Podání neexistuje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]);&quot;_&quot;;&quot;&quot;)" office:value-type="string" office:string-value="TransmissionNotExists" calcext:value-type="string">
            <text:p>TransmissionNotExists</text:p>
          </table:table-cell>
          <table:table-cell table:style-name="ce1" table:formula="of:=CONCATENATE(&quot;class &quot;;[.E15];&quot; &lt; CzechPostB2bClient::ResponseCodes::BaseCode*  @code = &quot;;[.A15];&quot;* @text = '&quot;;TRIM([.B15]);&quot;'*  @description = '&quot;;TRIM([.C15]);&quot;'*  @type = :&quot;;LOWER([.D15]);&quot;*end&quot;)" office:value-type="string" office:string-value="class TransmissionNotExists &lt; CzechPostB2bClient::ResponseCodes::BaseCode*  @code = 20* @text = 'TRANSMISSION_NOT_EXISTS'*  @description = 'Podání neexistuje'*  @type = :chyba*end" calcext:value-type="string">
            <text:p>class TransmissionNotExists &lt; CzechPostB2bClient::ResponseCodes::BaseCode* <text:s/>@code = 20* @text = 'TRANSMISSION_NOT_EXISTS'* <text:s/>@description = 'Podání neexistuje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Neplatné ID zásilk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6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16];&quot; &lt; CzechPostB2bClient::ResponseCodes::BaseCode*  @code = &quot;;[.A16];&quot;* @text = '&quot;;TRIM([.B16]);&quot;'*  @description = '&quot;;TRIM([.C16]);&quot;'*  @type = :&quot;;LOWER([.D16]);&quot;*end&quot;)" office:value-type="string" office:string-value="class InvalidParcelCode &lt; CzechPostB2bClient::ResponseCodes::BaseCode*  @code = 100* @text = 'INVALID_PARCEL_CODE'*  @description = 'Neplatné ID zásilky'*  @type = :chyba*end" calcext:value-type="string">
            <text:p>class InvalidParcelCode &lt; CzechPostB2bClient::ResponseCodes::BaseCode* <text:s/>@code = 100* @text = 'INVALID_PARCEL_CODE'* <text:s/>@description = 'Neplatné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PLICATE_PARCEL_CODE</text:p>
          </table:table-cell>
          <table:table-cell office:value-type="string" calcext:value-type="string">
            <text:p>Duplicitní ID zásilky v rámci 13-ti měsíců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7]);&quot;_&quot;;&quot;&quot;)" office:value-type="string" office:string-value="DuplicateParcelCode" calcext:value-type="string">
            <text:p>DuplicateParcelCode</text:p>
          </table:table-cell>
          <table:table-cell table:style-name="ce1" table:formula="of:=CONCATENATE(&quot;class &quot;;[.E17];&quot; &lt; CzechPostB2bClient::ResponseCodes::BaseCode*  @code = &quot;;[.A17];&quot;* @text = '&quot;;TRIM([.B17]);&quot;'*  @description = '&quot;;TRIM([.C17]);&quot;'*  @type = :&quot;;LOWER([.D17]);&quot;*end&quot;)" office:value-type="string" office:string-value="class DuplicateParcelCode &lt; CzechPostB2bClient::ResponseCodes::BaseCode*  @code = 101* @text = 'DUPLICATE_PARCEL_CODE'*  @description = 'Duplicitní ID zásilky v rámci 13-ti měsíců'*  @type = :chyba*end" calcext:value-type="string">
            <text:p>class DuplicateParcelCode &lt; CzechPostB2bClient::ResponseCodes::BaseCode* <text:s/>@code = 101* @text = 'DUPLICATE_PARCEL_CODE'* <text:s/>@description = 'Duplicitní ID zásilky v rámci 13-ti měsíců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ULL_SEQUENCE</text:p>
          </table:table-cell>
          <table:table-cell office:value-type="string" calcext:value-type="string">
            <text:p>Vyčerpaná řada podacích čísel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8]);&quot;_&quot;;&quot;&quot;)" office:value-type="string" office:string-value="FullSequence" calcext:value-type="string">
            <text:p>FullSequence</text:p>
          </table:table-cell>
          <table:table-cell table:style-name="ce1" table:formula="of:=CONCATENATE(&quot;class &quot;;[.E18];&quot; &lt; CzechPostB2bClient::ResponseCodes::BaseCode*  @code = &quot;;[.A18];&quot;* @text = '&quot;;TRIM([.B18]);&quot;'*  @description = '&quot;;TRIM([.C18]);&quot;'*  @type = :&quot;;LOWER([.D18]);&quot;*end&quot;)" office:value-type="string" office:string-value="class FullSequence &lt; CzechPostB2bClient::ResponseCodes::BaseCode*  @code = 102* @text = 'FULL_SEQUENCE'*  @description = 'Vyčerpaná řada podacích čísel'*  @type = :chyba*end" calcext:value-type="string">
            <text:p>class FullSequence &lt; CzechPostB2bClient::ResponseCodes::BaseCode* <text:s/>@code = 102* @text = 'FULL_SEQUENCE'* <text:s/>@description = 'Vyčerpaná řada podacích čísel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známý typ zásil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19];&quot; &lt; CzechPostB2bClient::ResponseCodes::BaseCode*  @code = &quot;;[.A19];&quot;* @text = '&quot;;TRIM([.B19]);&quot;'*  @description = '&quot;;TRIM([.C19]);&quot;'*  @type = :&quot;;LOWER([.D19]);&quot;*end&quot;)" office:value-type="string" office:string-value="class InvalidPrefix &lt; CzechPostB2bClient::ResponseCodes::BaseCode*  @code = 103* @text = 'INVALID_PREFIX'*  @description = 'neznámý typ zásilky'*  @type = :chyba*end" calcext:value-type="string">
            <text:p>class InvalidPrefix &lt; CzechPostB2bClient::ResponseCodes::BaseCode* <text:s/>@code = 103* @text = 'INVALID_PREFIX'* <text:s/>@description = 'neznámý typ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NVALID_WEIGHT</text:p>
          </table:table-cell>
          <table:table-cell office:value-type="string" calcext:value-type="string">
            <text:p>hmotnost mimo povolený rozsah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]);&quot;_&quot;;&quot;&quot;)" office:value-type="string" office:string-value="InvalidWeight" calcext:value-type="string">
            <text:p>InvalidWeight</text:p>
          </table:table-cell>
          <table:table-cell table:style-name="ce1" table:formula="of:=CONCATENATE(&quot;class &quot;;[.E20];&quot; &lt; CzechPostB2bClient::ResponseCodes::BaseCode*  @code = &quot;;[.A20];&quot;* @text = '&quot;;TRIM([.B20]);&quot;'*  @description = '&quot;;TRIM([.C20]);&quot;'*  @type = :&quot;;LOWER([.D20]);&quot;*end&quot;)" office:value-type="string" office:string-value="class InvalidWeight &lt; CzechPostB2bClient::ResponseCodes::BaseCode*  @code = 104* @text = 'INVALID_WEIGHT'*  @description = 'hmotnost mimo povolený rozsah'*  @type = :chyba*end" calcext:value-type="string">
            <text:p>class InvalidWeight &lt; CzechPostB2bClient::ResponseCodes::BaseCode* <text:s/>@code = 104* @text = 'INVALID_WEIGHT'* <text:s/>@description = 'hmotnost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NVALID_PRICE</text:p>
          </table:table-cell>
          <table:table-cell office:value-type="string" calcext:value-type="string">
            <text:p>udaná cena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]);&quot;_&quot;;&quot;&quot;)" office:value-type="string" office:string-value="InvalidPrice" calcext:value-type="string">
            <text:p>InvalidPrice</text:p>
          </table:table-cell>
          <table:table-cell table:style-name="ce1" table:formula="of:=CONCATENATE(&quot;class &quot;;[.E21];&quot; &lt; CzechPostB2bClient::ResponseCodes::BaseCode*  @code = &quot;;[.A21];&quot;* @text = '&quot;;TRIM([.B21]);&quot;'*  @description = '&quot;;TRIM([.C21]);&quot;'*  @type = :&quot;;LOWER([.D21]);&quot;*end&quot;)" office:value-type="string" office:string-value="class InvalidPrice &lt; CzechPostB2bClient::ResponseCodes::BaseCode*  @code = 105* @text = 'INVALID_PRICE'*  @description = 'udaná cena mimo povolený rozsah'*  @type = :chyba*end" calcext:value-type="string">
            <text:p>class InvalidPrice &lt; CzechPostB2bClient::ResponseCodes::BaseCode* <text:s/>@code = 105* @text = 'INVALID_PRICE'* <text:s/>@description = 'udaná cen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NVALID_AMOUNT</text:p>
          </table:table-cell>
          <table:table-cell office:value-type="string" calcext:value-type="string">
            <text:p>dobírka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]);&quot;_&quot;;&quot;&quot;)" office:value-type="string" office:string-value="InvalidAmount" calcext:value-type="string">
            <text:p>InvalidAmount</text:p>
          </table:table-cell>
          <table:table-cell table:style-name="ce1" table:formula="of:=CONCATENATE(&quot;class &quot;;[.E22];&quot; &lt; CzechPostB2bClient::ResponseCodes::BaseCode*  @code = &quot;;[.A22];&quot;* @text = '&quot;;TRIM([.B22]);&quot;'*  @description = '&quot;;TRIM([.C22]);&quot;'*  @type = :&quot;;LOWER([.D22]);&quot;*end&quot;)" office:value-type="string" office:string-value="class InvalidAmount &lt; CzechPostB2bClient::ResponseCodes::BaseCode*  @code = 106* @text = 'INVALID_AMOUNT'*  @description = 'dobírka mimo povolený rozsah'*  @type = :chyba*end" calcext:value-type="string">
            <text:p>class InvalidAmount &lt; CzechPostB2bClient::ResponseCodes::BaseCode* <text:s/>@code = 106* @text = 'INVALID_AMOUNT'* <text:s/>@description = 'dobírk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VALID_CURRENCY</text:p>
          </table:table-cell>
          <table:table-cell office:value-type="string" calcext:value-type="string">
            <text:p>Neplatná mena dobírkové cástky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]);&quot;_&quot;;&quot;&quot;)" office:value-type="string" office:string-value="InvalidCurrency" calcext:value-type="string">
            <text:p>InvalidCurrency</text:p>
          </table:table-cell>
          <table:table-cell table:style-name="ce1" table:formula="of:=CONCATENATE(&quot;class &quot;;[.E23];&quot; &lt; CzechPostB2bClient::ResponseCodes::BaseCode*  @code = &quot;;[.A23];&quot;* @text = '&quot;;TRIM([.B23]);&quot;'*  @description = '&quot;;TRIM([.C23]);&quot;'*  @type = :&quot;;LOWER([.D23]);&quot;*end&quot;)" office:value-type="string" office:string-value="class InvalidCurrency &lt; CzechPostB2bClient::ResponseCodes::BaseCode*  @code = 107* @text = 'INVALID_CURRENCY'*  @description = 'Neplatná mena dobírkové cástky'*  @type = :chyba*end" calcext:value-type="string">
            <text:p>class InvalidCurrency &lt; CzechPostB2bClient::ResponseCodes::BaseCode* <text:s/>@code = 107* @text = 'INVALID_CURRENCY'* <text:s/>@description = 'Neplatná mena dobírkové cást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SSING_VS</text:p>
          </table:table-cell>
          <table:table-cell office:value-type="string" calcext:value-type="string">
            <text:p>neuveden variabilní symbol poukázk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4]);&quot;_&quot;;&quot;&quot;)" office:value-type="string" office:string-value="MissingVs" calcext:value-type="string">
            <text:p>MissingVs</text:p>
          </table:table-cell>
          <table:table-cell table:style-name="ce1" table:formula="of:=CONCATENATE(&quot;class &quot;;[.E24];&quot; &lt; CzechPostB2bClient::ResponseCodes::BaseCode*  @code = &quot;;[.A24];&quot;* @text = '&quot;;TRIM([.B24]);&quot;'*  @description = '&quot;;TRIM([.C24]);&quot;'*  @type = :&quot;;LOWER([.D24]);&quot;*end&quot;)" office:value-type="string" office:string-value="class MissingVs &lt; CzechPostB2bClient::ResponseCodes::BaseCode*  @code = 108* @text = 'MISSING_VS'*  @description = 'neuveden variabilní symbol poukázky'*  @type = :chyba*end" calcext:value-type="string">
            <text:p>class MissingVs &lt; CzechPostB2bClient::ResponseCodes::BaseCode* <text:s/>@code = 108* @text = 'MISSING_VS'* <text:s/>@description = 'neuveden variabilní symbol poukáz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VALID_WIDTH</text:p>
          </table:table-cell>
          <table:table-cell office:value-type="string" calcext:value-type="string">
            <text:p>Šířka mimo povolený rozsah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5]);&quot;_&quot;;&quot;&quot;)" office:value-type="string" office:string-value="InvalidWidth" calcext:value-type="string">
            <text:p>InvalidWidth</text:p>
          </table:table-cell>
          <table:table-cell table:style-name="ce1" table:formula="of:=CONCATENATE(&quot;class &quot;;[.E25];&quot; &lt; CzechPostB2bClient::ResponseCodes::BaseCode*  @code = &quot;;[.A25];&quot;* @text = '&quot;;TRIM([.B25]);&quot;'*  @description = '&quot;;TRIM([.C25]);&quot;'*  @type = :&quot;;LOWER([.D25]);&quot;*end&quot;)" office:value-type="string" office:string-value="class InvalidWidth &lt; CzechPostB2bClient::ResponseCodes::BaseCode*  @code = 109* @text = 'INVALID_WIDTH'*  @description = 'Šířka mimo povolený rozsah'*  @type = :chyba*end" calcext:value-type="string">
            <text:p>class InvalidWidth &lt; CzechPostB2bClient::ResponseCodes::BaseCode* <text:s/>@code = 109* @text = 'INVALID_WIDTH'* <text:s/>@description = 'Šířk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NVALID_HEIGHT</text:p>
          </table:table-cell>
          <table:table-cell office:value-type="string" calcext:value-type="string">
            <text:p>výška mimo povolený rozsah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6]);&quot;_&quot;;&quot;&quot;)" office:value-type="string" office:string-value="InvalidHeight" calcext:value-type="string">
            <text:p>InvalidHeight</text:p>
          </table:table-cell>
          <table:table-cell table:style-name="ce1" table:formula="of:=CONCATENATE(&quot;class &quot;;[.E26];&quot; &lt; CzechPostB2bClient::ResponseCodes::BaseCode*  @code = &quot;;[.A26];&quot;* @text = '&quot;;TRIM([.B26]);&quot;'*  @description = '&quot;;TRIM([.C26]);&quot;'*  @type = :&quot;;LOWER([.D26]);&quot;*end&quot;)" office:value-type="string" office:string-value="class InvalidHeight &lt; CzechPostB2bClient::ResponseCodes::BaseCode*  @code = 110* @text = 'INVALID_HEIGHT'*  @description = 'výška mimo povolený rozsah'*  @type = :chyba*end" calcext:value-type="string">
            <text:p>class InvalidHeight &lt; CzechPostB2bClient::ResponseCodes::BaseCode* <text:s/>@code = 110* @text = 'INVALID_HEIGHT'* <text:s/>@description = 'výšk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NVALID_LENGTH</text:p>
          </table:table-cell>
          <table:table-cell office:value-type="string" calcext:value-type="string">
            <text:p>délka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7]);&quot;_&quot;;&quot;&quot;)" office:value-type="string" office:string-value="InvalidLength" calcext:value-type="string">
            <text:p>InvalidLength</text:p>
          </table:table-cell>
          <table:table-cell table:style-name="ce1" table:formula="of:=CONCATENATE(&quot;class &quot;;[.E27];&quot; &lt; CzechPostB2bClient::ResponseCodes::BaseCode*  @code = &quot;;[.A27];&quot;* @text = '&quot;;TRIM([.B27]);&quot;'*  @description = '&quot;;TRIM([.C27]);&quot;'*  @type = :&quot;;LOWER([.D27]);&quot;*end&quot;)" office:value-type="string" office:string-value="class InvalidLength &lt; CzechPostB2bClient::ResponseCodes::BaseCode*  @code = 111* @text = 'INVALID_LENGTH'*  @description = 'délka mimo povolený rozsah'*  @type = :chyba*end" calcext:value-type="string">
            <text:p>class InvalidLength &lt; CzechPostB2bClient::ResponseCodes::BaseCode* <text:s/>@code = 111* @text = 'INVALID_LENGTH'* <text:s/>@description = 'délk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LLEGAL_COMBINATION_SERVICE</text:p>
          </table:table-cell>
          <table:table-cell office:value-type="string" calcext:value-type="string">
            <text:p>Nepovolená kombinace doplnkových služeb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8]);&quot;_&quot;;&quot;&quot;)" office:value-type="string" office:string-value="IllegalCombinationService" calcext:value-type="string">
            <text:p>IllegalCombinationService</text:p>
          </table:table-cell>
          <table:table-cell table:style-name="ce1" table:formula="of:=CONCATENATE(&quot;class &quot;;[.E28];&quot; &lt; CzechPostB2bClient::ResponseCodes::BaseCode*  @code = &quot;;[.A28];&quot;* @text = '&quot;;TRIM([.B28]);&quot;'*  @description = '&quot;;TRIM([.C28]);&quot;'*  @type = :&quot;;LOWER([.D28]);&quot;*end&quot;)" office:value-type="string" office:string-value="class IllegalCombinationService &lt; CzechPostB2bClient::ResponseCodes::BaseCode*  @code = 112* @text = 'ILLEGAL_COMBINATION_SERVICE'*  @description = 'Nepovolená kombinace doplnkových služeb'*  @type = :chyba*end" calcext:value-type="string">
            <text:p>class IllegalCombinationService &lt; CzechPostB2bClient::ResponseCodes::BaseCode* <text:s/>@code = 112* @text = 'ILLEGAL_COMBINATION_SERVICE'* <text:s/>@description = 'Nepovolená kombinace doplnkových služeb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SSING_REQUIRED_SERVICE</text:p>
          </table:table-cell>
          <table:table-cell office:value-type="string" calcext:value-type="string">
            <text:p>Neuvedena alespon jedna povinná doplnková služba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9]);&quot;_&quot;;&quot;&quot;)" office:value-type="string" office:string-value="MissingRequiredService" calcext:value-type="string">
            <text:p>MissingRequiredService</text:p>
          </table:table-cell>
          <table:table-cell table:style-name="ce1" table:formula="of:=CONCATENATE(&quot;class &quot;;[.E29];&quot; &lt; CzechPostB2bClient::ResponseCodes::BaseCode*  @code = &quot;;[.A29];&quot;* @text = '&quot;;TRIM([.B29]);&quot;'*  @description = '&quot;;TRIM([.C29]);&quot;'*  @type = :&quot;;LOWER([.D29]);&quot;*end&quot;)" office:value-type="string" office:string-value="class MissingRequiredService &lt; CzechPostB2bClient::ResponseCodes::BaseCode*  @code = 113* @text = 'MISSING_REQUIRED_SERVICE'*  @description = 'Neuvedena alespon jedna povinná doplnková služba'*  @type = :chyba*end" calcext:value-type="string">
            <text:p>class MissingRequiredService &lt; CzechPostB2bClient::ResponseCodes::BaseCode* <text:s/>@code = 113* @text = 'MISSING_REQUIRED_SERVICE'* <text:s/>@description = 'Neuvedena alespon jedna povinná doplnková služb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SSING_SURNAME</text:p>
          </table:table-cell>
          <table:table-cell office:value-type="string" calcext:value-type="string">
            <text:p>Neuvedeno príjmení fyzické osob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0]);&quot;_&quot;;&quot;&quot;)" office:value-type="string" office:string-value="MissingSurname" calcext:value-type="string">
            <text:p>MissingSurname</text:p>
          </table:table-cell>
          <table:table-cell table:style-name="ce1" table:formula="of:=CONCATENATE(&quot;class &quot;;[.E30];&quot; &lt; CzechPostB2bClient::ResponseCodes::BaseCode*  @code = &quot;;[.A30];&quot;* @text = '&quot;;TRIM([.B30]);&quot;'*  @description = '&quot;;TRIM([.C30]);&quot;'*  @type = :&quot;;LOWER([.D30]);&quot;*end&quot;)" office:value-type="string" office:string-value="class MissingSurname &lt; CzechPostB2bClient::ResponseCodes::BaseCode*  @code = 114* @text = 'MISSING_SURNAME'*  @description = 'Neuvedeno príjmení fyzické osoby'*  @type = :chyba*end" calcext:value-type="string">
            <text:p>class MissingSurname &lt; CzechPostB2bClient::ResponseCodes::BaseCode* <text:s/>@code = 114* @text = 'MISSING_SURNAME'* <text:s/>@description = 'Neuvedeno príjmení fyzické osob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SSING_COMPANY_NAME</text:p>
          </table:table-cell>
          <table:table-cell office:value-type="string" calcext:value-type="string">
            <text:p>Neuveden název právnické osob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1]);&quot;_&quot;;&quot;&quot;)" office:value-type="string" office:string-value="MissingCompanyName" calcext:value-type="string">
            <text:p>MissingCompanyName</text:p>
          </table:table-cell>
          <table:table-cell table:style-name="ce1" table:formula="of:=CONCATENATE(&quot;class &quot;;[.E31];&quot; &lt; CzechPostB2bClient::ResponseCodes::BaseCode*  @code = &quot;;[.A31];&quot;* @text = '&quot;;TRIM([.B31]);&quot;'*  @description = '&quot;;TRIM([.C31]);&quot;'*  @type = :&quot;;LOWER([.D31]);&quot;*end&quot;)" office:value-type="string" office:string-value="class MissingCompanyName &lt; CzechPostB2bClient::ResponseCodes::BaseCode*  @code = 115* @text = 'MISSING_COMPANY_NAME'*  @description = 'Neuveden název právnické osoby'*  @type = :chyba*end" calcext:value-type="string">
            <text:p>class MissingCompanyName &lt; CzechPostB2bClient::ResponseCodes::BaseCode* <text:s/>@code = 115* @text = 'MISSING_COMPANY_NAME'* <text:s/>@description = 'Neuveden název právnické osob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KNOWN_CITY</text:p>
          </table:table-cell>
          <table:table-cell office:value-type="string" calcext:value-type="string">
            <text:p>Neznámá obec adresáta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2]);&quot;_&quot;;&quot;&quot;)" office:value-type="string" office:string-value="UnknownCity" calcext:value-type="string">
            <text:p>UnknownCity</text:p>
          </table:table-cell>
          <table:table-cell table:style-name="ce1" table:formula="of:=CONCATENATE(&quot;class &quot;;[.E32];&quot; &lt; CzechPostB2bClient::ResponseCodes::BaseCode*  @code = &quot;;[.A32];&quot;* @text = '&quot;;TRIM([.B32]);&quot;'*  @description = '&quot;;TRIM([.C32]);&quot;'*  @type = :&quot;;LOWER([.D32]);&quot;*end&quot;)" office:value-type="string" office:string-value="class UnknownCity &lt; CzechPostB2bClient::ResponseCodes::BaseCode*  @code = 116* @text = 'UNKNOWN_CITY'*  @description = 'Neznámá obec adresáta'*  @type = :chyba*end" calcext:value-type="string">
            <text:p>class UnknownCity &lt; CzechPostB2bClient::ResponseCodes::BaseCode* <text:s/>@code = 116* @text = 'UNKNOWN_CITY'* <text:s/>@description = 'Neznámá obec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NKNOWN_ZIP_CODE</text:p>
          </table:table-cell>
          <table:table-cell office:value-type="string" calcext:value-type="string">
            <text:p>Neznámé PSC adresáta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3]);&quot;_&quot;;&quot;&quot;)" office:value-type="string" office:string-value="UnknownZipCode" calcext:value-type="string">
            <text:p>UnknownZipCode</text:p>
          </table:table-cell>
          <table:table-cell table:style-name="ce1" table:formula="of:=CONCATENATE(&quot;class &quot;;[.E33];&quot; &lt; CzechPostB2bClient::ResponseCodes::BaseCode*  @code = &quot;;[.A33];&quot;* @text = '&quot;;TRIM([.B33]);&quot;'*  @description = '&quot;;TRIM([.C33]);&quot;'*  @type = :&quot;;LOWER([.D33]);&quot;*end&quot;)" office:value-type="string" office:string-value="class UnknownZipCode &lt; CzechPostB2bClient::ResponseCodes::BaseCode*  @code = 117* @text = 'UNKNOWN_ZIP_CODE'*  @description = 'Neznámé PSC adresáta'*  @type = :chyba*end" calcext:value-type="string">
            <text:p>class UnknownZipCode &lt; CzechPostB2bClient::ResponseCodes::BaseCode* <text:s/>@code = 117* @text = 'UNKNOWN_ZIP_CODE'* <text:s/>@description = 'Neznámé PSC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SSING_PHONE_NUMBER</text:p>
          </table:table-cell>
          <table:table-cell office:value-type="string" calcext:value-type="string">
            <text:p>Neuvedeno telefonní císlo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4]);&quot;_&quot;;&quot;&quot;)" office:value-type="string" office:string-value="MissingPhoneNumber" calcext:value-type="string">
            <text:p>MissingPhoneNumber</text:p>
          </table:table-cell>
          <table:table-cell table:style-name="ce1" table:formula="of:=CONCATENATE(&quot;class &quot;;[.E34];&quot; &lt; CzechPostB2bClient::ResponseCodes::BaseCode*  @code = &quot;;[.A34];&quot;* @text = '&quot;;TRIM([.B34]);&quot;'*  @description = '&quot;;TRIM([.C34]);&quot;'*  @type = :&quot;;LOWER([.D34]);&quot;*end&quot;)" office:value-type="string" office:string-value="class MissingPhoneNumber &lt; CzechPostB2bClient::ResponseCodes::BaseCode*  @code = 118* @text = 'MISSING_PHONE_NUMBER'*  @description = 'Neuvedeno telefonní císlo'*  @type = :chyba*end" calcext:value-type="string">
            <text:p>class MissingPhoneNumber &lt; CzechPostB2bClient::ResponseCodes::BaseCode* <text:s/>@code = 118* @text = 'MISSING_PHONE_NUMBER'* <text:s/>@description = 'Neuvedeno telefonní cí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a odesílatele není vhodná pro produkt Nadrozměrná zásilka(adresa obsahuje údaj P.O.Box nebo Poste restante)!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5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35];&quot; &lt; CzechPostB2bClient::ResponseCodes::BaseCode*  @code = &quot;;[.A35];&quot;* @text = '&quot;;TRIM([.B35]);&quot;'*  @description = '&quot;;TRIM([.C35]);&quot;'*  @type = :&quot;;LOWER([.D35]);&quot;*end&quot;)" office:value-type="string" office:string-value="class InvalidAdress &lt; CzechPostB2bClient::ResponseCodes::BaseCode*  @code = 119* @text = 'INVALID_ADRESS'*  @description = 'Adresa odesílatele není vhodná pro produkt Nadrozměrná zásilka(adresa obsahuje údaj P.O.Box nebo Poste restante)!'*  @type = :chyba*end" calcext:value-type="string">
            <text:p>class InvalidAdress &lt; CzechPostB2bClient::ResponseCodes::BaseCode* <text:s/>@code = 119* @text = 'INVALID_ADRESS'* <text:s/>@description = 'Adresa odesílatele není vhodná pro produkt Nadrozměrná zásilka(adresa obsahuje údaj P.O.Box nebo Poste restante)!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VALID_DENSITY</text:p>
          </table:table-cell>
          <table:table-cell office:value-type="string" calcext:value-type="string">
            <text:p>Objemová hmotnost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6]);&quot;_&quot;;&quot;&quot;)" office:value-type="string" office:string-value="InvalidDensity" calcext:value-type="string">
            <text:p>InvalidDensity</text:p>
          </table:table-cell>
          <table:table-cell table:style-name="ce1" table:formula="of:=CONCATENATE(&quot;class &quot;;[.E36];&quot; &lt; CzechPostB2bClient::ResponseCodes::BaseCode*  @code = &quot;;[.A36];&quot;* @text = '&quot;;TRIM([.B36]);&quot;'*  @description = '&quot;;TRIM([.C36]);&quot;'*  @type = :&quot;;LOWER([.D36]);&quot;*end&quot;)" office:value-type="string" office:string-value="class InvalidDensity &lt; CzechPostB2bClient::ResponseCodes::BaseCode*  @code = 120* @text = 'INVALID_DENSITY'*  @description = 'Objemová hmotnost mimo povolený rozsah'*  @type = :chyba*end" calcext:value-type="string">
            <text:p>class InvalidDensity &lt; CzechPostB2bClient::ResponseCodes::BaseCode* <text:s/>@code = 120* @text = 'INVALID_DENSITY'* <text:s/>@description = 'Objemová hmotnost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D_WEIGHT</text:p>
          </table:table-cell>
          <table:table-cell office:value-type="string" calcext:value-type="string">
            <text:p>hmotnost není číslo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7]);&quot;_&quot;;&quot;&quot;)" office:value-type="string" office:string-value="BadWeight" calcext:value-type="string">
            <text:p>BadWeight</text:p>
          </table:table-cell>
          <table:table-cell table:style-name="ce1" table:formula="of:=CONCATENATE(&quot;class &quot;;[.E37];&quot; &lt; CzechPostB2bClient::ResponseCodes::BaseCode*  @code = &quot;;[.A37];&quot;* @text = '&quot;;TRIM([.B37]);&quot;'*  @description = '&quot;;TRIM([.C37]);&quot;'*  @type = :&quot;;LOWER([.D37]);&quot;*end&quot;)" office:value-type="string" office:string-value="class BadWeight &lt; CzechPostB2bClient::ResponseCodes::BaseCode*  @code = 121* @text = 'BAD_WEIGHT'*  @description = 'hmotnost není číslo'*  @type = :chyba*end" calcext:value-type="string">
            <text:p>class BadWeight &lt; CzechPostB2bClient::ResponseCodes::BaseCode* <text:s/>@code = 121* @text = 'BAD_WEIGHT'* <text:s/>@description = 'hmotnost není čí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AD_PRICE</text:p>
          </table:table-cell>
          <table:table-cell office:value-type="string" calcext:value-type="string">
            <text:p>Udana cena neni cislo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8]);&quot;_&quot;;&quot;&quot;)" office:value-type="string" office:string-value="BadPrice" calcext:value-type="string">
            <text:p>BadPrice</text:p>
          </table:table-cell>
          <table:table-cell table:style-name="ce1" table:formula="of:=CONCATENATE(&quot;class &quot;;[.E38];&quot; &lt; CzechPostB2bClient::ResponseCodes::BaseCode*  @code = &quot;;[.A38];&quot;* @text = '&quot;;TRIM([.B38]);&quot;'*  @description = '&quot;;TRIM([.C38]);&quot;'*  @type = :&quot;;LOWER([.D38]);&quot;*end&quot;)" office:value-type="string" office:string-value="class BadPrice &lt; CzechPostB2bClient::ResponseCodes::BaseCode*  @code = 122* @text = 'BAD_PRICE'*  @description = 'Udana cena neni cislo'*  @type = :chyba*end" calcext:value-type="string">
            <text:p>class BadPrice &lt; CzechPostB2bClient::ResponseCodes::BaseCode* <text:s/>@code = 122* @text = 'BAD_PRICE'* <text:s/>@description = 'Udana cena neni ci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AD_AMOUNT</text:p>
          </table:table-cell>
          <table:table-cell office:value-type="string" calcext:value-type="string">
            <text:p>dobírka není číslo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39]);&quot;_&quot;;&quot;&quot;)" office:value-type="string" office:string-value="BadAmount" calcext:value-type="string">
            <text:p>BadAmount</text:p>
          </table:table-cell>
          <table:table-cell table:style-name="ce1" table:formula="of:=CONCATENATE(&quot;class &quot;;[.E39];&quot; &lt; CzechPostB2bClient::ResponseCodes::BaseCode*  @code = &quot;;[.A39];&quot;* @text = '&quot;;TRIM([.B39]);&quot;'*  @description = '&quot;;TRIM([.C39]);&quot;'*  @type = :&quot;;LOWER([.D39]);&quot;*end&quot;)" office:value-type="string" office:string-value="class BadAmount &lt; CzechPostB2bClient::ResponseCodes::BaseCode*  @code = 123* @text = 'BAD_AMOUNT'*  @description = 'dobírka není číslo'*  @type = :chyba*end" calcext:value-type="string">
            <text:p>class BadAmount &lt; CzechPostB2bClient::ResponseCodes::BaseCode* <text:s/>@code = 123* @text = 'BAD_AMOUNT'* <text:s/>@description = 'dobírka není čí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SSING_AMOUNT</text:p>
          </table:table-cell>
          <table:table-cell office:value-type="string" calcext:value-type="string">
            <text:p>Neuvedena castka dobir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0]);&quot;_&quot;;&quot;&quot;)" office:value-type="string" office:string-value="MissingAmount" calcext:value-type="string">
            <text:p>MissingAmount</text:p>
          </table:table-cell>
          <table:table-cell table:style-name="ce1" table:formula="of:=CONCATENATE(&quot;class &quot;;[.E40];&quot; &lt; CzechPostB2bClient::ResponseCodes::BaseCode*  @code = &quot;;[.A40];&quot;* @text = '&quot;;TRIM([.B40]);&quot;'*  @description = '&quot;;TRIM([.C40]);&quot;'*  @type = :&quot;;LOWER([.D40]);&quot;*end&quot;)" office:value-type="string" office:string-value="class MissingAmount &lt; CzechPostB2bClient::ResponseCodes::BaseCode*  @code = 124* @text = 'MISSING_AMOUNT'*  @description = 'Neuvedena castka dobirky'*  @type = :chyba*end" calcext:value-type="string">
            <text:p>class MissingAmount &lt; CzechPostB2bClient::ResponseCodes::BaseCode* <text:s/>@code = 124* @text = 'MISSING_AMOUNT'* <text:s/>@description = 'Neuvedena castka dobir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ISSING_REQUIRED_SERVICE 20/22/1U</text:p>
          </table:table-cell>
          <table:table-cell office:value-type="string" calcext:value-type="string">
            <text:p>neuvedena povinná služba 20 ani 22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1]);&quot;_&quot;;&quot;&quot;)" office:value-type="string" office:string-value="MissingRequiredService 20/22/1U" calcext:value-type="string">
            <text:p>MissingRequiredService 20/22/1U</text:p>
          </table:table-cell>
          <table:table-cell table:style-name="ce1" table:formula="of:=CONCATENATE(&quot;class &quot;;[.E41];&quot; &lt; CzechPostB2bClient::ResponseCodes::BaseCode*  @code = &quot;;[.A41];&quot;* @text = '&quot;;TRIM([.B41]);&quot;'*  @description = '&quot;;TRIM([.C41]);&quot;'*  @type = :&quot;;LOWER([.D41]);&quot;*end&quot;)" office:value-type="string" office:string-value="class MissingRequiredService 20/22/1U &lt; CzechPostB2bClient::ResponseCodes::BaseCode*  @code = 125* @text = 'MISSING_REQUIRED_SERVICE 20/22/1U'*  @description = 'neuvedena povinná služba 20 ani 22'*  @type = :chyba*end" calcext:value-type="string">
            <text:p>class MissingRequiredService 20/22/1U &lt; CzechPostB2bClient::ResponseCodes::BaseCode* <text:s/>@code = 125* @text = 'MISSING_REQUIRED_SERVICE 20/22/1U'* <text:s/>@description = 'neuvedena povinná služba 20 ani 22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SSING_REQUIRED_SERVICE 37/38</text:p>
          </table:table-cell>
          <table:table-cell office:value-type="string" calcext:value-type="string">
            <text:p>neuvedena povinná služba 37 ani 38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2]);&quot;_&quot;;&quot;&quot;)" office:value-type="string" office:string-value="MissingRequiredService 37/38" calcext:value-type="string">
            <text:p>MissingRequiredService 37/38</text:p>
          </table:table-cell>
          <table:table-cell table:style-name="ce1" table:formula="of:=CONCATENATE(&quot;class &quot;;[.E42];&quot; &lt; CzechPostB2bClient::ResponseCodes::BaseCode*  @code = &quot;;[.A42];&quot;* @text = '&quot;;TRIM([.B42]);&quot;'*  @description = '&quot;;TRIM([.C42]);&quot;'*  @type = :&quot;;LOWER([.D42]);&quot;*end&quot;)" office:value-type="string" office:string-value="class MissingRequiredService 37/38 &lt; CzechPostB2bClient::ResponseCodes::BaseCode*  @code = 126* @text = 'MISSING_REQUIRED_SERVICE 37/38'*  @description = 'neuvedena povinná služba 37 ani 38'*  @type = :chyba*end" calcext:value-type="string">
            <text:p>class MissingRequiredService 37/38 &lt; CzechPostB2bClient::ResponseCodes::BaseCode* <text:s/>@code = 126* @text = 'MISSING_REQUIRED_SERVICE 37/38'* <text:s/>@description = 'neuvedena povinná služba 37 ani 38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ISSING_REQUIRED_SERVICE 42/43/44</text:p>
          </table:table-cell>
          <table:table-cell office:value-type="string" calcext:value-type="string">
            <text:p>neuvedena povinná služba 42 ani 43 ani 44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3]);&quot;_&quot;;&quot;&quot;)" office:value-type="string" office:string-value="MissingRequiredService 42/43/44" calcext:value-type="string">
            <text:p>MissingRequiredService 42/43/44</text:p>
          </table:table-cell>
          <table:table-cell table:style-name="ce1" table:formula="of:=CONCATENATE(&quot;class &quot;;[.E43];&quot; &lt; CzechPostB2bClient::ResponseCodes::BaseCode*  @code = &quot;;[.A43];&quot;* @text = '&quot;;TRIM([.B43]);&quot;'*  @description = '&quot;;TRIM([.C43]);&quot;'*  @type = :&quot;;LOWER([.D43]);&quot;*end&quot;)" office:value-type="string" office:string-value="class MissingRequiredService 42/43/44 &lt; CzechPostB2bClient::ResponseCodes::BaseCode*  @code = 127* @text = 'MISSING_REQUIRED_SERVICE 42/43/44'*  @description = 'neuvedena povinná služba 42 ani 43 ani 44'*  @type = :chyba*end" calcext:value-type="string">
            <text:p>class MissingRequiredService 42/43/44 &lt; CzechPostB2bClient::ResponseCodes::BaseCode* <text:s/>@code = 127* @text = 'MISSING_REQUIRED_SERVICE 42/43/44'* <text:s/>@description = 'neuvedena povinná služba 42 ani 43 ani 44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ISSING_PREFIX</text:p>
          </table:table-cell>
          <table:table-cell office:value-type="string" calcext:value-type="string">
            <text:p>Neuveden typ za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4]);&quot;_&quot;;&quot;&quot;)" office:value-type="string" office:string-value="MissingPrefix" calcext:value-type="string">
            <text:p>MissingPrefix</text:p>
          </table:table-cell>
          <table:table-cell table:style-name="ce1" table:formula="of:=CONCATENATE(&quot;class &quot;;[.E44];&quot; &lt; CzechPostB2bClient::ResponseCodes::BaseCode*  @code = &quot;;[.A44];&quot;* @text = '&quot;;TRIM([.B44]);&quot;'*  @description = '&quot;;TRIM([.C44]);&quot;'*  @type = :&quot;;LOWER([.D44]);&quot;*end&quot;)" office:value-type="string" office:string-value="class MissingPrefix &lt; CzechPostB2bClient::ResponseCodes::BaseCode*  @code = 128* @text = 'MISSING_PREFIX'*  @description = 'Neuveden typ zasilky'*  @type = :chyba*end" calcext:value-type="string">
            <text:p>class MissingPrefix &lt; CzechPostB2bClient::ResponseCodes::BaseCode* <text:s/>@code = 128* @text = 'MISSING_PREFIX'* <text:s/>@description = 'Neuveden typ za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NVALID_WEIGHT_FOR_SERVICE_11</text:p>
          </table:table-cell>
          <table:table-cell office:value-type="string" calcext:value-type="string">
            <text:p>hmotnost mimo povolený rozsah služby 11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5]);&quot;_&quot;;&quot;&quot;)" office:value-type="string" office:string-value="InvalidWeightForService11" calcext:value-type="string">
            <text:p>InvalidWeightForService11</text:p>
          </table:table-cell>
          <table:table-cell table:style-name="ce1" table:formula="of:=CONCATENATE(&quot;class &quot;;[.E45];&quot; &lt; CzechPostB2bClient::ResponseCodes::BaseCode*  @code = &quot;;[.A45];&quot;* @text = '&quot;;TRIM([.B45]);&quot;'*  @description = '&quot;;TRIM([.C45]);&quot;'*  @type = :&quot;;LOWER([.D45]);&quot;*end&quot;)" office:value-type="string" office:string-value="class InvalidWeightForService11 &lt; CzechPostB2bClient::ResponseCodes::BaseCode*  @code = 129* @text = 'INVALID_WEIGHT_FOR_SERVICE_11'*  @description = 'hmotnost mimo povolený rozsah služby 11'*  @type = :chyba*end" calcext:value-type="string">
            <text:p>class InvalidWeightForService11 &lt; CzechPostB2bClient::ResponseCodes::BaseCode* <text:s/>@code = 129* @text = 'INVALID_WEIGHT_FOR_SERVICE_11'* <text:s/>@description = 'hmotnost mimo povolený rozsah služby 11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SSING_PRICE</text:p>
          </table:table-cell>
          <table:table-cell office:value-type="string" calcext:value-type="string">
            <text:p>Neuvedena castka udane cen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6]);&quot;_&quot;;&quot;&quot;)" office:value-type="string" office:string-value="MissingPrice" calcext:value-type="string">
            <text:p>MissingPrice</text:p>
          </table:table-cell>
          <table:table-cell table:style-name="ce1" table:formula="of:=CONCATENATE(&quot;class &quot;;[.E46];&quot; &lt; CzechPostB2bClient::ResponseCodes::BaseCode*  @code = &quot;;[.A46];&quot;* @text = '&quot;;TRIM([.B46]);&quot;'*  @description = '&quot;;TRIM([.C46]);&quot;'*  @type = :&quot;;LOWER([.D46]);&quot;*end&quot;)" office:value-type="string" office:string-value="class MissingPrice &lt; CzechPostB2bClient::ResponseCodes::BaseCode*  @code = 130* @text = 'MISSING_PRICE'*  @description = 'Neuvedena castka udane ceny'*  @type = :chyba*end" calcext:value-type="string">
            <text:p>class MissingPrice &lt; CzechPostB2bClient::ResponseCodes::BaseCode* <text:s/>@code = 130* @text = 'MISSING_PRICE'* <text:s/>@description = 'Neuvedena castka udane ce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SSING_AMOUNT_TYPE</text:p>
          </table:table-cell>
          <table:table-cell office:value-type="string" calcext:value-type="string">
            <text:p>neuveden typ dobírky,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7]);&quot;_&quot;;&quot;&quot;)" office:value-type="string" office:string-value="MissingAmountType" calcext:value-type="string">
            <text:p>MissingAmountType</text:p>
          </table:table-cell>
          <table:table-cell table:style-name="ce1" table:formula="of:=CONCATENATE(&quot;class &quot;;[.E47];&quot; &lt; CzechPostB2bClient::ResponseCodes::BaseCode*  @code = &quot;;[.A47];&quot;* @text = '&quot;;TRIM([.B47]);&quot;'*  @description = '&quot;;TRIM([.C47]);&quot;'*  @type = :&quot;;LOWER([.D47]);&quot;*end&quot;)" office:value-type="string" office:string-value="class MissingAmountType &lt; CzechPostB2bClient::ResponseCodes::BaseCode*  @code = 131* @text = 'MISSING_AMOUNT_TYPE'*  @description = 'neuveden typ dobírky,'*  @type = :chyba*end" calcext:value-type="string">
            <text:p>class MissingAmountType &lt; CzechPostB2bClient::ResponseCodes::BaseCode* <text:s/>@code = 131* @text = 'MISSING_AMOUNT_TYPE'* <text:s/>@description = 'neuveden typ dobírky,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D_VS</text:p>
          </table:table-cell>
          <table:table-cell office:value-type="string" calcext:value-type="string">
            <text:p>variabilní symbol poukázky není číslo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8]);&quot;_&quot;;&quot;&quot;)" office:value-type="string" office:string-value="BadVs" calcext:value-type="string">
            <text:p>BadVs</text:p>
          </table:table-cell>
          <table:table-cell table:style-name="ce1" table:formula="of:=CONCATENATE(&quot;class &quot;;[.E48];&quot; &lt; CzechPostB2bClient::ResponseCodes::BaseCode*  @code = &quot;;[.A48];&quot;* @text = '&quot;;TRIM([.B48]);&quot;'*  @description = '&quot;;TRIM([.C48]);&quot;'*  @type = :&quot;;LOWER([.D48]);&quot;*end&quot;)" office:value-type="string" office:string-value="class BadVs &lt; CzechPostB2bClient::ResponseCodes::BaseCode*  @code = 132* @text = 'BAD_VS'*  @description = 'variabilní symbol poukázky není číslo'*  @type = :chyba*end" calcext:value-type="string">
            <text:p>class BadVs &lt; CzechPostB2bClient::ResponseCodes::BaseCode* <text:s/>@code = 132* @text = 'BAD_VS'* <text:s/>@description = 'variabilní symbol poukázky není čí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AD_WIDTH</text:p>
          </table:table-cell>
          <table:table-cell office:value-type="string" calcext:value-type="string">
            <text:p>Sirka neni cele cislo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49]);&quot;_&quot;;&quot;&quot;)" office:value-type="string" office:string-value="BadWidth" calcext:value-type="string">
            <text:p>BadWidth</text:p>
          </table:table-cell>
          <table:table-cell table:style-name="ce1" table:formula="of:=CONCATENATE(&quot;class &quot;;[.E49];&quot; &lt; CzechPostB2bClient::ResponseCodes::BaseCode*  @code = &quot;;[.A49];&quot;* @text = '&quot;;TRIM([.B49]);&quot;'*  @description = '&quot;;TRIM([.C49]);&quot;'*  @type = :&quot;;LOWER([.D49]);&quot;*end&quot;)" office:value-type="string" office:string-value="class BadWidth &lt; CzechPostB2bClient::ResponseCodes::BaseCode*  @code = 133* @text = 'BAD_WIDTH'*  @description = 'Sirka neni cele cislo'*  @type = :chyba*end" calcext:value-type="string">
            <text:p>class BadWidth &lt; CzechPostB2bClient::ResponseCodes::BaseCode* <text:s/>@code = 133* @text = 'BAD_WIDTH'* <text:s/>@description = 'Sirka neni cele ci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D_HEIGHT</text:p>
          </table:table-cell>
          <table:table-cell office:value-type="string" calcext:value-type="string">
            <text:p>Vyska neni cele cislo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0]);&quot;_&quot;;&quot;&quot;)" office:value-type="string" office:string-value="BadHeight" calcext:value-type="string">
            <text:p>BadHeight</text:p>
          </table:table-cell>
          <table:table-cell table:style-name="ce1" table:formula="of:=CONCATENATE(&quot;class &quot;;[.E50];&quot; &lt; CzechPostB2bClient::ResponseCodes::BaseCode*  @code = &quot;;[.A50];&quot;* @text = '&quot;;TRIM([.B50]);&quot;'*  @description = '&quot;;TRIM([.C50]);&quot;'*  @type = :&quot;;LOWER([.D50]);&quot;*end&quot;)" office:value-type="string" office:string-value="class BadHeight &lt; CzechPostB2bClient::ResponseCodes::BaseCode*  @code = 134* @text = 'BAD_HEIGHT'*  @description = 'Vyska neni cele cislo'*  @type = :chyba*end" calcext:value-type="string">
            <text:p>class BadHeight &lt; CzechPostB2bClient::ResponseCodes::BaseCode* <text:s/>@code = 134* @text = 'BAD_HEIGHT'* <text:s/>@description = 'Vyska neni cele ci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AD_LENGTH</text:p>
          </table:table-cell>
          <table:table-cell office:value-type="string" calcext:value-type="string">
            <text:p>Delka neni cele cislo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1]);&quot;_&quot;;&quot;&quot;)" office:value-type="string" office:string-value="BadLength" calcext:value-type="string">
            <text:p>BadLength</text:p>
          </table:table-cell>
          <table:table-cell table:style-name="ce1" table:formula="of:=CONCATENATE(&quot;class &quot;;[.E51];&quot; &lt; CzechPostB2bClient::ResponseCodes::BaseCode*  @code = &quot;;[.A51];&quot;* @text = '&quot;;TRIM([.B51]);&quot;'*  @description = '&quot;;TRIM([.C51]);&quot;'*  @type = :&quot;;LOWER([.D51]);&quot;*end&quot;)" office:value-type="string" office:string-value="class BadLength &lt; CzechPostB2bClient::ResponseCodes::BaseCode*  @code = 135* @text = 'BAD_LENGTH'*  @description = 'Delka neni cele cislo'*  @type = :chyba*end" calcext:value-type="string">
            <text:p>class BadLength &lt; CzechPostB2bClient::ResponseCodes::BaseCode* <text:s/>@code = 135* @text = 'BAD_LENGTH'* <text:s/>@description = 'Delka neni cele ci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SSING_REQUIRED_PHONE_NUMBER</text:p>
          </table:table-cell>
          <table:table-cell office:value-type="string" calcext:value-type="string">
            <text:p>není uveden povinný údaj - telefonní číslo adresáta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2]);&quot;_&quot;;&quot;&quot;)" office:value-type="string" office:string-value="MissingRequiredPhoneNumber" calcext:value-type="string">
            <text:p>MissingRequiredPhoneNumber</text:p>
          </table:table-cell>
          <table:table-cell table:style-name="ce1" table:formula="of:=CONCATENATE(&quot;class &quot;;[.E52];&quot; &lt; CzechPostB2bClient::ResponseCodes::BaseCode*  @code = &quot;;[.A52];&quot;* @text = '&quot;;TRIM([.B52]);&quot;'*  @description = '&quot;;TRIM([.C52]);&quot;'*  @type = :&quot;;LOWER([.D52]);&quot;*end&quot;)" office:value-type="string" office:string-value="class MissingRequiredPhoneNumber &lt; CzechPostB2bClient::ResponseCodes::BaseCode*  @code = 136* @text = 'MISSING_REQUIRED_PHONE_NUMBER'*  @description = 'není uveden povinný údaj - telefonní číslo adresáta'*  @type = :chyba*end" calcext:value-type="string">
            <text:p>class MissingRequiredPhoneNumber &lt; CzechPostB2bClient::ResponseCodes::BaseCode* <text:s/>@code = 136* @text = 'MISSING_REQUIRED_PHONE_NUMBER'* <text:s/>@description = 'není uveden povinný údaj - telefonní číslo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D_PREFIX</text:p>
          </table:table-cell>
          <table:table-cell office:value-type="string" calcext:value-type="string">
            <text:p>zásilku tohoto typu nelze na uvedenou adresu odeslat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3]);&quot;_&quot;;&quot;&quot;)" office:value-type="string" office:string-value="BadPrefix" calcext:value-type="string">
            <text:p>BadPrefix</text:p>
          </table:table-cell>
          <table:table-cell table:style-name="ce1" table:formula="of:=CONCATENATE(&quot;class &quot;;[.E53];&quot; &lt; CzechPostB2bClient::ResponseCodes::BaseCode*  @code = &quot;;[.A53];&quot;* @text = '&quot;;TRIM([.B53]);&quot;'*  @description = '&quot;;TRIM([.C53]);&quot;'*  @type = :&quot;;LOWER([.D53]);&quot;*end&quot;)" office:value-type="string" office:string-value="class BadPrefix &lt; CzechPostB2bClient::ResponseCodes::BaseCode*  @code = 137* @text = 'BAD_PREFIX'*  @description = 'zásilku tohoto typu nelze na uvedenou adresu odeslat'*  @type = :chyba*end" calcext:value-type="string">
            <text:p>class BadPrefix &lt; CzechPostB2bClient::ResponseCodes::BaseCode* <text:s/>@code = 137* @text = 'BAD_PREFIX'* <text:s/>@description = 'zásilku tohoto typu nelze na uvedenou adresu odesla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ISSING_REQUIRED_PHONE_NUMBER_OR_EMAIL</text:p>
          </table:table-cell>
          <table:table-cell office:value-type="string" calcext:value-type="string">
            <text:p>není uveden povinný údaj - telefonní číslo nebo email adresáta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4]);&quot;_&quot;;&quot;&quot;)" office:value-type="string" office:string-value="MissingRequiredPhoneNumberOrEmail" calcext:value-type="string">
            <text:p>MissingRequiredPhoneNumberOrEmail</text:p>
          </table:table-cell>
          <table:table-cell table:style-name="ce1" table:formula="of:=CONCATENATE(&quot;class &quot;;[.E54];&quot; &lt; CzechPostB2bClient::ResponseCodes::BaseCode*  @code = &quot;;[.A54];&quot;* @text = '&quot;;TRIM([.B54]);&quot;'*  @description = '&quot;;TRIM([.C54]);&quot;'*  @type = :&quot;;LOWER([.D54]);&quot;*end&quot;)" office:value-type="string" office:string-value="class MissingRequiredPhoneNumberOrEmail &lt; CzechPostB2bClient::ResponseCodes::BaseCode*  @code = 138* @text = 'MISSING_REQUIRED_PHONE_NUMBER_OR_EMAIL'*  @description = 'není uveden povinný údaj - telefonní číslo nebo email adresáta'*  @type = :chyba*end" calcext:value-type="string">
            <text:p>class MissingRequiredPhoneNumberOrEmail &lt; CzechPostB2bClient::ResponseCodes::BaseCode* <text:s/>@code = 138* @text = 'MISSING_REQUIRED_PHONE_NUMBER_OR_EMAIL'* <text:s/>@description = 'není uveden povinný údaj - telefonní číslo nebo email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NVALID_ADRESS_FOR_AMOUNT_OVER_20000</text:p>
          </table:table-cell>
          <table:table-cell office:value-type="string" calcext:value-type="string">
            <text:p>zásilku tohoto typu s dobírkou vetší než 20 000Kc nelze na uvedenou adresu odeslat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5]);&quot;_&quot;;&quot;&quot;)" office:value-type="string" office:string-value="InvalidAdressForAmountOver20000" calcext:value-type="string">
            <text:p>InvalidAdressForAmountOver20000</text:p>
          </table:table-cell>
          <table:table-cell table:style-name="ce1" table:formula="of:=CONCATENATE(&quot;class &quot;;[.E55];&quot; &lt; CzechPostB2bClient::ResponseCodes::BaseCode*  @code = &quot;;[.A55];&quot;* @text = '&quot;;TRIM([.B55]);&quot;'*  @description = '&quot;;TRIM([.C55]);&quot;'*  @type = :&quot;;LOWER([.D55]);&quot;*end&quot;)" office:value-type="string" office:string-value="class InvalidAdressForAmountOver20000 &lt; CzechPostB2bClient::ResponseCodes::BaseCode*  @code = 139* @text = 'INVALID_ADRESS_FOR_AMOUNT_OVER_20000'*  @description = 'zásilku tohoto typu s dobírkou vetší než 20 000Kc nelze na uvedenou adresu odeslat'*  @type = :chyba*end" calcext:value-type="string">
            <text:p>class InvalidAdressForAmountOver20000 &lt; CzechPostB2bClient::ResponseCodes::BaseCode* <text:s/>@code = 139* @text = 'INVALID_ADRESS_FOR_AMOUNT_OVER_20000'* <text:s/>@description = 'zásilku tohoto typu s dobírkou vetší než 20 000Kc nelze na uvedenou adresu odesla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D_PREFIX</text:p>
          </table:table-cell>
          <table:table-cell office:value-type="string" calcext:value-type="string">
            <text:p>zásilku tohoto typu nelze na uvedenou adresu odeslat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6]);&quot;_&quot;;&quot;&quot;)" office:value-type="string" office:string-value="BadPrefix" calcext:value-type="string">
            <text:p>BadPrefix</text:p>
          </table:table-cell>
          <table:table-cell table:style-name="ce1" table:formula="of:=CONCATENATE(&quot;class &quot;;[.E56];&quot; &lt; CzechPostB2bClient::ResponseCodes::BaseCode*  @code = &quot;;[.A56];&quot;* @text = '&quot;;TRIM([.B56]);&quot;'*  @description = '&quot;;TRIM([.C56]);&quot;'*  @type = :&quot;;LOWER([.D56]);&quot;*end&quot;)" office:value-type="string" office:string-value="class BadPrefix &lt; CzechPostB2bClient::ResponseCodes::BaseCode*  @code = 140* @text = 'BAD_PREFIX'*  @description = 'zásilku tohoto typu nelze na uvedenou adresu odeslat'*  @type = :chyba*end" calcext:value-type="string">
            <text:p>class BadPrefix &lt; CzechPostB2bClient::ResponseCodes::BaseCode* <text:s/>@code = 140* @text = 'BAD_PREFIX'* <text:s/>@description = 'zásilku tohoto typu nelze na uvedenou adresu odesla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a je vhodná pouze pro produkt Na poštu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7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57];&quot; &lt; CzechPostB2bClient::ResponseCodes::BaseCode*  @code = &quot;;[.A57];&quot;* @text = '&quot;;TRIM([.B57]);&quot;'*  @description = '&quot;;TRIM([.C57]);&quot;'*  @type = :&quot;;LOWER([.D57]);&quot;*end&quot;)" office:value-type="string" office:string-value="class InvalidAdress &lt; CzechPostB2bClient::ResponseCodes::BaseCode*  @code = 141* @text = 'INVALID_ADRESS'*  @description = 'adresa je vhodná pouze pro produkt Na poštu'*  @type = :chyba*end" calcext:value-type="string">
            <text:p>class InvalidAdress &lt; CzechPostB2bClient::ResponseCodes::BaseCode* <text:s/>@code = 141* @text = 'INVALID_ADRESS'* <text:s/>@description = 'adresa je vhodná pouze pro produkt Na pošt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u nelze zvolit (adresa obsahuje údaj P.O.Box, Poste restante nebo Na poštu)!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8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58];&quot; &lt; CzechPostB2bClient::ResponseCodes::BaseCode*  @code = &quot;;[.A58];&quot;* @text = '&quot;;TRIM([.B58]);&quot;'*  @description = '&quot;;TRIM([.C58]);&quot;'*  @type = :&quot;;LOWER([.D58]);&quot;*end&quot;)" office:value-type="string" office:string-value="class InvalidAdress &lt; CzechPostB2bClient::ResponseCodes::BaseCode*  @code = 142* @text = 'INVALID_ADRESS'*  @description = 'Adresu nelze zvolit (adresa obsahuje údaj P.O.Box, Poste restante nebo Na poštu)!'*  @type = :chyba*end" calcext:value-type="string">
            <text:p>class InvalidAdress &lt; CzechPostB2bClient::ResponseCodes::BaseCode* <text:s/>@code = 142* @text = 'INVALID_ADRESS'* <text:s/>@description = 'Adresu nelze zvolit (adresa obsahuje údaj P.O.Box, Poste restante nebo Na poštu)!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ULL_SEQUENCE</text:p>
          </table:table-cell>
          <table:table-cell office:value-type="string" calcext:value-type="string">
            <text:p>Vycerpaná rada podacích císel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59]);&quot;_&quot;;&quot;&quot;)" office:value-type="string" office:string-value="FullSequence" calcext:value-type="string">
            <text:p>FullSequence</text:p>
          </table:table-cell>
          <table:table-cell table:style-name="ce1" table:formula="of:=CONCATENATE(&quot;class &quot;;[.E59];&quot; &lt; CzechPostB2bClient::ResponseCodes::BaseCode*  @code = &quot;;[.A59];&quot;* @text = '&quot;;TRIM([.B59]);&quot;'*  @description = '&quot;;TRIM([.C59]);&quot;'*  @type = :&quot;;LOWER([.D59]);&quot;*end&quot;)" office:value-type="string" office:string-value="class FullSequence &lt; CzechPostB2bClient::ResponseCodes::BaseCode*  @code = 143* @text = 'FULL_SEQUENCE'*  @description = 'Vycerpaná rada podacích císel'*  @type = :chyba*end" calcext:value-type="string">
            <text:p>class FullSequence &lt; CzechPostB2bClient::ResponseCodes::BaseCode* <text:s/>@code = 143* @text = 'FULL_SEQUENCE'* <text:s/>@description = 'Vycerpaná rada podacích císel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UPLICATE_PARCEL_CODE</text:p>
          </table:table-cell>
          <table:table-cell office:value-type="string" calcext:value-type="string">
            <text:p>Duplicitní zásilka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0]);&quot;_&quot;;&quot;&quot;)" office:value-type="string" office:string-value="DuplicateParcelCode" calcext:value-type="string">
            <text:p>DuplicateParcelCode</text:p>
          </table:table-cell>
          <table:table-cell table:style-name="ce1" table:formula="of:=CONCATENATE(&quot;class &quot;;[.E60];&quot; &lt; CzechPostB2bClient::ResponseCodes::BaseCode*  @code = &quot;;[.A60];&quot;* @text = '&quot;;TRIM([.B60]);&quot;'*  @description = '&quot;;TRIM([.C60]);&quot;'*  @type = :&quot;;LOWER([.D60]);&quot;*end&quot;)" office:value-type="string" office:string-value="class DuplicateParcelCode &lt; CzechPostB2bClient::ResponseCodes::BaseCode*  @code = 144* @text = 'DUPLICATE_PARCEL_CODE'*  @description = 'Duplicitní zásilka'*  @type = :chyba*end" calcext:value-type="string">
            <text:p>class DuplicateParcelCode &lt; CzechPostB2bClient::ResponseCodes::BaseCode* <text:s/>@code = 144* @text = 'DUPLICATE_PARCEL_CODE'* <text:s/>@description = 'Duplicitní zásil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NVALID_PARCEL_CODE_CONTROL</text:p>
          </table:table-cell>
          <table:table-cell office:value-type="string" calcext:value-type="string">
            <text:p>Nesouhlasí kontrolní číslo v ID zásilk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1]);&quot;_&quot;;&quot;&quot;)" office:value-type="string" office:string-value="InvalidParcelCodeControl" calcext:value-type="string">
            <text:p>InvalidParcelCodeControl</text:p>
          </table:table-cell>
          <table:table-cell table:style-name="ce1" table:formula="of:=CONCATENATE(&quot;class &quot;;[.E61];&quot; &lt; CzechPostB2bClient::ResponseCodes::BaseCode*  @code = &quot;;[.A61];&quot;* @text = '&quot;;TRIM([.B61]);&quot;'*  @description = '&quot;;TRIM([.C61]);&quot;'*  @type = :&quot;;LOWER([.D61]);&quot;*end&quot;)" office:value-type="string" office:string-value="class InvalidParcelCodeControl &lt; CzechPostB2bClient::ResponseCodes::BaseCode*  @code = 145* @text = 'INVALID_PARCEL_CODE_CONTROL'*  @description = 'Nesouhlasí kontrolní číslo v ID zásilky'*  @type = :chyba*end" calcext:value-type="string">
            <text:p>class InvalidParcelCodeControl &lt; CzechPostB2bClient::ResponseCodes::BaseCode* <text:s/>@code = 145* @text = 'INVALID_PARCEL_CODE_CONTROL'* <text:s/>@description = 'Nesouhlasí kontrolní číslo v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ISSING_REQUIRED_MRN_CODE</text:p>
          </table:table-cell>
          <table:table-cell office:value-type="string" calcext:value-type="string">
            <text:p>neuveden MRN kód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2]);&quot;_&quot;;&quot;&quot;)" office:value-type="string" office:string-value="MissingRequiredMrnCode" calcext:value-type="string">
            <text:p>MissingRequiredMrnCode</text:p>
          </table:table-cell>
          <table:table-cell table:style-name="ce1" table:formula="of:=CONCATENATE(&quot;class &quot;;[.E62];&quot; &lt; CzechPostB2bClient::ResponseCodes::BaseCode*  @code = &quot;;[.A62];&quot;* @text = '&quot;;TRIM([.B62]);&quot;'*  @description = '&quot;;TRIM([.C62]);&quot;'*  @type = :&quot;;LOWER([.D62]);&quot;*end&quot;)" office:value-type="string" office:string-value="class MissingRequiredMrnCode &lt; CzechPostB2bClient::ResponseCodes::BaseCode*  @code = 146* @text = 'MISSING_REQUIRED_MRN_CODE'*  @description = 'neuveden MRN kód'*  @type = :chyba*end" calcext:value-type="string">
            <text:p>class MissingRequiredMrnCode &lt; CzechPostB2bClient::ResponseCodes::BaseCode* <text:s/>@code = 146* @text = 'MISSING_REQUIRED_MRN_CODE'* <text:s/>@description = 'neuveden MRN kód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VALID_MRN_CODE_CONTROL</text:p>
          </table:table-cell>
          <table:table-cell office:value-type="string" calcext:value-type="string">
            <text:p>neplatný kód MRN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3]);&quot;_&quot;;&quot;&quot;)" office:value-type="string" office:string-value="InvalidMrnCodeControl" calcext:value-type="string">
            <text:p>InvalidMrnCodeControl</text:p>
          </table:table-cell>
          <table:table-cell table:style-name="ce1" table:formula="of:=CONCATENATE(&quot;class &quot;;[.E63];&quot; &lt; CzechPostB2bClient::ResponseCodes::BaseCode*  @code = &quot;;[.A63];&quot;* @text = '&quot;;TRIM([.B63]);&quot;'*  @description = '&quot;;TRIM([.C63]);&quot;'*  @type = :&quot;;LOWER([.D63]);&quot;*end&quot;)" office:value-type="string" office:string-value="class InvalidMrnCodeControl &lt; CzechPostB2bClient::ResponseCodes::BaseCode*  @code = 147* @text = 'INVALID_MRN_CODE_CONTROL'*  @description = 'neplatný kód MRN'*  @type = :chyba*end" calcext:value-type="string">
            <text:p>class InvalidMrnCodeControl &lt; CzechPostB2bClient::ResponseCodes::BaseCode* <text:s/>@code = 147* @text = 'INVALID_MRN_CODE_CONTROL'* <text:s/>@description = 'neplatný kód MR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a je vhodná pouze pro produkt Na poštu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4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64];&quot; &lt; CzechPostB2bClient::ResponseCodes::BaseCode*  @code = &quot;;[.A64];&quot;* @text = '&quot;;TRIM([.B64]);&quot;'*  @description = '&quot;;TRIM([.C64]);&quot;'*  @type = :&quot;;LOWER([.D64]);&quot;*end&quot;)" office:value-type="string" office:string-value="class InvalidAdress &lt; CzechPostB2bClient::ResponseCodes::BaseCode*  @code = 150* @text = 'INVALID_ADRESS'*  @description = 'adresa je vhodná pouze pro produkt Na poštu'*  @type = :chyba*end" calcext:value-type="string">
            <text:p>class InvalidAdress &lt; CzechPostB2bClient::ResponseCodes::BaseCode* <text:s/>@code = 150* @text = 'INVALID_ADRESS'* <text:s/>@description = 'adresa je vhodná pouze pro produkt Na pošt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át není vhodný pro produkt Nadrozměrná zásilka (nevyplněn mobil nebo telefon)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5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65];&quot; &lt; CzechPostB2bClient::ResponseCodes::BaseCode*  @code = &quot;;[.A65];&quot;* @text = '&quot;;TRIM([.B65]);&quot;'*  @description = '&quot;;TRIM([.C65]);&quot;'*  @type = :&quot;;LOWER([.D65]);&quot;*end&quot;)" office:value-type="string" office:string-value="class InvalidAdress &lt; CzechPostB2bClient::ResponseCodes::BaseCode*  @code = 155* @text = 'INVALID_ADRESS'*  @description = 'Adresát není vhodný pro produkt Nadrozměrná zásilka (nevyplněn mobil nebo telefon)'*  @type = :chyba*end" calcext:value-type="string">
            <text:p>class InvalidAdress &lt; CzechPostB2bClient::ResponseCodes::BaseCode* <text:s/>@code = 155* @text = 'INVALID_ADRESS'* <text:s/>@description = 'Adresát není vhodný pro produkt Nadrozměrná zásilka (nevyplněn mobil nebo telefon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SSING_REQUIRED_SERVICE 14/19</text:p>
          </table:table-cell>
          <table:table-cell office:value-type="string" calcext:value-type="string">
            <text:p>neuvedena povinná služba 14 ani 19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6]);&quot;_&quot;;&quot;&quot;)" office:value-type="string" office:string-value="MissingRequiredService 14/19" calcext:value-type="string">
            <text:p>MissingRequiredService 14/19</text:p>
          </table:table-cell>
          <table:table-cell table:style-name="ce1" table:formula="of:=CONCATENATE(&quot;class &quot;;[.E66];&quot; &lt; CzechPostB2bClient::ResponseCodes::BaseCode*  @code = &quot;;[.A66];&quot;* @text = '&quot;;TRIM([.B66]);&quot;'*  @description = '&quot;;TRIM([.C66]);&quot;'*  @type = :&quot;;LOWER([.D66]);&quot;*end&quot;)" office:value-type="string" office:string-value="class MissingRequiredService 14/19 &lt; CzechPostB2bClient::ResponseCodes::BaseCode*  @code = 156* @text = 'MISSING_REQUIRED_SERVICE 14/19'*  @description = 'neuvedena povinná služba 14 ani 19'*  @type = :chyba*end" calcext:value-type="string">
            <text:p>class MissingRequiredService 14/19 &lt; CzechPostB2bClient::ResponseCodes::BaseCode* <text:s/>@code = 156* @text = 'MISSING_REQUIRED_SERVICE 14/19'* <text:s/>@description = 'neuvedena povinná služba 14 ani 19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SSING_REQUIRED_PHONE_NUMBER</text:p>
          </table:table-cell>
          <table:table-cell office:value-type="string" calcext:value-type="string">
            <text:p>nevyplněn variabilní symbol zásil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7]);&quot;_&quot;;&quot;&quot;)" office:value-type="string" office:string-value="MissingRequiredPhoneNumber" calcext:value-type="string">
            <text:p>MissingRequiredPhoneNumber</text:p>
          </table:table-cell>
          <table:table-cell table:style-name="ce1" table:formula="of:=CONCATENATE(&quot;class &quot;;[.E67];&quot; &lt; CzechPostB2bClient::ResponseCodes::BaseCode*  @code = &quot;;[.A67];&quot;* @text = '&quot;;TRIM([.B67]);&quot;'*  @description = '&quot;;TRIM([.C67]);&quot;'*  @type = :&quot;;LOWER([.D67]);&quot;*end&quot;)" office:value-type="string" office:string-value="class MissingRequiredPhoneNumber &lt; CzechPostB2bClient::ResponseCodes::BaseCode*  @code = 159* @text = 'MISSING_REQUIRED_PHONE_NUMBER'*  @description = 'nevyplněn variabilní symbol zásilky'*  @type = :chyba*end" calcext:value-type="string">
            <text:p>class MissingRequiredPhoneNumber &lt; CzechPostB2bClient::ResponseCodes::BaseCode* <text:s/>@code = 159* @text = 'MISSING_REQUIRED_PHONE_NUMBER'* <text:s/>@description = 'nevyplněn variabilní symbol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neuvedeno ID odpovědní zásil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8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68];&quot; &lt; CzechPostB2bClient::ResponseCodes::BaseCode*  @code = &quot;;[.A68];&quot;* @text = '&quot;;TRIM([.B68]);&quot;'*  @description = '&quot;;TRIM([.C68]);&quot;'*  @type = :&quot;;LOWER([.D68]);&quot;*end&quot;)" office:value-type="string" office:string-value="class InvalidParcelCode &lt; CzechPostB2bClient::ResponseCodes::BaseCode*  @code = 160* @text = 'INVALID_PARCEL_CODE'*  @description = 'neuvedeno ID odpovědní zásilky'*  @type = :chyba*end" calcext:value-type="string">
            <text:p>class InvalidParcelCode &lt; CzechPostB2bClient::ResponseCodes::BaseCode* <text:s/>@code = 160* @text = 'INVALID_PARCEL_CODE'* <text:s/>@description = 'neuvedeno ID odpovědní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neuvedeno ID zásilky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69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69];&quot; &lt; CzechPostB2bClient::ResponseCodes::BaseCode*  @code = &quot;;[.A69];&quot;* @text = '&quot;;TRIM([.B69]);&quot;'*  @description = '&quot;;TRIM([.C69]);&quot;'*  @type = :&quot;;LOWER([.D69]);&quot;*end&quot;)" office:value-type="string" office:string-value="class InvalidParcelCode &lt; CzechPostB2bClient::ResponseCodes::BaseCode*  @code = 161* @text = 'INVALID_PARCEL_CODE'*  @description = 'neuvedeno ID zásilky'*  @type = :chyba*end" calcext:value-type="string">
            <text:p>class InvalidParcelCode &lt; CzechPostB2bClient::ResponseCodes::BaseCode* <text:s/>@code = 161* @text = 'INVALID_PARCEL_CODE'* <text:s/>@description = 'neuvedeno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nesouhlasí technologické číslo s ID zásilk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0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70];&quot; &lt; CzechPostB2bClient::ResponseCodes::BaseCode*  @code = &quot;;[.A70];&quot;* @text = '&quot;;TRIM([.B70]);&quot;'*  @description = '&quot;;TRIM([.C70]);&quot;'*  @type = :&quot;;LOWER([.D70]);&quot;*end&quot;)" office:value-type="string" office:string-value="class InvalidParcelCode &lt; CzechPostB2bClient::ResponseCodes::BaseCode*  @code = 164* @text = 'INVALID_PARCEL_CODE'*  @description = 'nesouhlasí technologické číslo s ID zásilky'*  @type = :chyba*end" calcext:value-type="string">
            <text:p>class InvalidParcelCode &lt; CzechPostB2bClient::ResponseCodes::BaseCode* <text:s/>@code = 164* @text = 'INVALID_PARCEL_CODE'* <text:s/>@description = 'nesouhlasí technologické číslo s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AD_ADDRESSEE</text:p>
          </table:table-cell>
          <table:table-cell office:value-type="string" calcext:value-type="string">
            <text:p>chybný adresát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1]);&quot;_&quot;;&quot;&quot;)" office:value-type="string" office:string-value="BadAddressee" calcext:value-type="string">
            <text:p>BadAddressee</text:p>
          </table:table-cell>
          <table:table-cell table:style-name="ce1" table:formula="of:=CONCATENATE(&quot;class &quot;;[.E71];&quot; &lt; CzechPostB2bClient::ResponseCodes::BaseCode*  @code = &quot;;[.A71];&quot;* @text = '&quot;;TRIM([.B71]);&quot;'*  @description = '&quot;;TRIM([.C71]);&quot;'*  @type = :&quot;;LOWER([.D71]);&quot;*end&quot;)" office:value-type="string" office:string-value="class BadAddressee &lt; CzechPostB2bClient::ResponseCodes::BaseCode*  @code = 165* @text = 'BAD_ADDRESSEE'*  @description = 'chybný adresát'*  @type = :chyba*end" calcext:value-type="string">
            <text:p>class BadAddressee &lt; CzechPostB2bClient::ResponseCodes::BaseCode* <text:s/>@code = 165* @text = 'BAD_ADDRESSEE'* <text:s/>@description = 'chybný adresá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SSING_HEIGHT</text:p>
          </table:table-cell>
          <table:table-cell office:value-type="string" calcext:value-type="string">
            <text:p>neuvedena výška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2]);&quot;_&quot;;&quot;&quot;)" office:value-type="string" office:string-value="MissingHeight" calcext:value-type="string">
            <text:p>MissingHeight</text:p>
          </table:table-cell>
          <table:table-cell table:style-name="ce1" table:formula="of:=CONCATENATE(&quot;class &quot;;[.E72];&quot; &lt; CzechPostB2bClient::ResponseCodes::BaseCode*  @code = &quot;;[.A72];&quot;* @text = '&quot;;TRIM([.B72]);&quot;'*  @description = '&quot;;TRIM([.C72]);&quot;'*  @type = :&quot;;LOWER([.D72]);&quot;*end&quot;)" office:value-type="string" office:string-value="class MissingHeight &lt; CzechPostB2bClient::ResponseCodes::BaseCode*  @code = 168* @text = 'MISSING_HEIGHT'*  @description = 'neuvedena výška'*  @type = :chyba*end" calcext:value-type="string">
            <text:p>class MissingHeight &lt; CzechPostB2bClient::ResponseCodes::BaseCode* <text:s/>@code = 168* @text = 'MISSING_HEIGHT'* <text:s/>@description = 'neuvedena výš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ISSING_WIDTH</text:p>
          </table:table-cell>
          <table:table-cell office:value-type="string" calcext:value-type="string">
            <text:p>neuvedena šířka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3]);&quot;_&quot;;&quot;&quot;)" office:value-type="string" office:string-value="MissingWidth" calcext:value-type="string">
            <text:p>MissingWidth</text:p>
          </table:table-cell>
          <table:table-cell table:style-name="ce1" table:formula="of:=CONCATENATE(&quot;class &quot;;[.E73];&quot; &lt; CzechPostB2bClient::ResponseCodes::BaseCode*  @code = &quot;;[.A73];&quot;* @text = '&quot;;TRIM([.B73]);&quot;'*  @description = '&quot;;TRIM([.C73]);&quot;'*  @type = :&quot;;LOWER([.D73]);&quot;*end&quot;)" office:value-type="string" office:string-value="class MissingWidth &lt; CzechPostB2bClient::ResponseCodes::BaseCode*  @code = 169* @text = 'MISSING_WIDTH'*  @description = 'neuvedena šířka'*  @type = :chyba*end" calcext:value-type="string">
            <text:p>class MissingWidth &lt; CzechPostB2bClient::ResponseCodes::BaseCode* <text:s/>@code = 169* @text = 'MISSING_WIDTH'* <text:s/>@description = 'neuvedena šíř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ISSING_LENGTH</text:p>
          </table:table-cell>
          <table:table-cell office:value-type="string" calcext:value-type="string">
            <text:p>neuvedena délka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4]);&quot;_&quot;;&quot;&quot;)" office:value-type="string" office:string-value="MissingLength" calcext:value-type="string">
            <text:p>MissingLength</text:p>
          </table:table-cell>
          <table:table-cell table:style-name="ce1" table:formula="of:=CONCATENATE(&quot;class &quot;;[.E74];&quot; &lt; CzechPostB2bClient::ResponseCodes::BaseCode*  @code = &quot;;[.A74];&quot;* @text = '&quot;;TRIM([.B74]);&quot;'*  @description = '&quot;;TRIM([.C74]);&quot;'*  @type = :&quot;;LOWER([.D74]);&quot;*end&quot;)" office:value-type="string" office:string-value="class MissingLength &lt; CzechPostB2bClient::ResponseCodes::BaseCode*  @code = 170* @text = 'MISSING_LENGTH'*  @description = 'neuvedena délka'*  @type = :chyba*end" calcext:value-type="string">
            <text:p>class MissingLength &lt; CzechPostB2bClient::ResponseCodes::BaseCode* <text:s/>@code = 170* @text = 'MISSING_LENGTH'* <text:s/>@description = 'neuvedena dél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ISSING_PALETTS_NUMBER</text:p>
          </table:table-cell>
          <table:table-cell office:value-type="string" calcext:value-type="string">
            <text:p>počet palet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5]);&quot;_&quot;;&quot;&quot;)" office:value-type="string" office:string-value="MissingPalettsNumber" calcext:value-type="string">
            <text:p>MissingPalettsNumber</text:p>
          </table:table-cell>
          <table:table-cell table:style-name="ce1" table:formula="of:=CONCATENATE(&quot;class &quot;;[.E75];&quot; &lt; CzechPostB2bClient::ResponseCodes::BaseCode*  @code = &quot;;[.A75];&quot;* @text = '&quot;;TRIM([.B75]);&quot;'*  @description = '&quot;;TRIM([.C75]);&quot;'*  @type = :&quot;;LOWER([.D75]);&quot;*end&quot;)" office:value-type="string" office:string-value="class MissingPalettsNumber &lt; CzechPostB2bClient::ResponseCodes::BaseCode*  @code = 171* @text = 'MISSING_PALETTS_NUMBER'*  @description = 'počet palet mimo povolený rozsah'*  @type = :chyba*end" calcext:value-type="string">
            <text:p>class MissingPalettsNumber &lt; CzechPostB2bClient::ResponseCodes::BaseCode* <text:s/>@code = 171* @text = 'MISSING_PALETTS_NUMBER'* <text:s/>@description = 'počet palet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NVALID_WEIGHT</text:p>
          </table:table-cell>
          <table:table-cell office:value-type="string" calcext:value-type="string">
            <text:p>součet fyzických hmotností celé vícekusové zásilky mimo povolený rozsah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6]);&quot;_&quot;;&quot;&quot;)" office:value-type="string" office:string-value="InvalidWeight" calcext:value-type="string">
            <text:p>InvalidWeight</text:p>
          </table:table-cell>
          <table:table-cell table:style-name="ce1" table:formula="of:=CONCATENATE(&quot;class &quot;;[.E76];&quot; &lt; CzechPostB2bClient::ResponseCodes::BaseCode*  @code = &quot;;[.A76];&quot;* @text = '&quot;;TRIM([.B76]);&quot;'*  @description = '&quot;;TRIM([.C76]);&quot;'*  @type = :&quot;;LOWER([.D76]);&quot;*end&quot;)" office:value-type="string" office:string-value="class InvalidWeight &lt; CzechPostB2bClient::ResponseCodes::BaseCode*  @code = 173* @text = 'INVALID_WEIGHT'*  @description = 'součet fyzických hmotností celé vícekusové zásilky mimo povolený rozsah'*  @type = :chyba*end" calcext:value-type="string">
            <text:p>class InvalidWeight &lt; CzechPostB2bClient::ResponseCodes::BaseCode* <text:s/>@code = 173* @text = 'INVALID_WEIGHT'* <text:s/>@description = 'součet fyzických hmotností celé vícekusové zásilky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VALID_DENSITY</text:p>
          </table:table-cell>
          <table:table-cell office:value-type="string" calcext:value-type="string">
            <text:p>součet objemových hmotností celé vícekusové zásilky mimo povolený rozsah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7]);&quot;_&quot;;&quot;&quot;)" office:value-type="string" office:string-value="InvalidDensity" calcext:value-type="string">
            <text:p>InvalidDensity</text:p>
          </table:table-cell>
          <table:table-cell table:style-name="ce1" table:formula="of:=CONCATENATE(&quot;class &quot;;[.E77];&quot; &lt; CzechPostB2bClient::ResponseCodes::BaseCode*  @code = &quot;;[.A77];&quot;* @text = '&quot;;TRIM([.B77]);&quot;'*  @description = '&quot;;TRIM([.C77]);&quot;'*  @type = :&quot;;LOWER([.D77]);&quot;*end&quot;)" office:value-type="string" office:string-value="class InvalidDensity &lt; CzechPostB2bClient::ResponseCodes::BaseCode*  @code = 174* @text = 'INVALID_DENSITY'*  @description = 'součet objemových hmotností celé vícekusové zásilky mimo povolený rozsah'*  @type = :chyba*end" calcext:value-type="string">
            <text:p>class InvalidDensity &lt; CzechPostB2bClient::ResponseCodes::BaseCode* <text:s/>@code = 174* @text = 'INVALID_DENSITY'* <text:s/>@description = 'součet objemových hmotností celé vícekusové zásilky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NVALID_AMOUNT</text:p>
          </table:table-cell>
          <table:table-cell office:value-type="string" calcext:value-type="string">
            <text:p>napočtená dobírka u hlavni zásilky je nad povolený rozsah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8]);&quot;_&quot;;&quot;&quot;)" office:value-type="string" office:string-value="InvalidAmount" calcext:value-type="string">
            <text:p>InvalidAmount</text:p>
          </table:table-cell>
          <table:table-cell table:style-name="ce1" table:formula="of:=CONCATENATE(&quot;class &quot;;[.E78];&quot; &lt; CzechPostB2bClient::ResponseCodes::BaseCode*  @code = &quot;;[.A78];&quot;* @text = '&quot;;TRIM([.B78]);&quot;'*  @description = '&quot;;TRIM([.C78]);&quot;'*  @type = :&quot;;LOWER([.D78]);&quot;*end&quot;)" office:value-type="string" office:string-value="class InvalidAmount &lt; CzechPostB2bClient::ResponseCodes::BaseCode*  @code = 176* @text = 'INVALID_AMOUNT'*  @description = 'napočtená dobírka u hlavni zásilky je nad povolený rozsah'*  @type = :chyba*end" calcext:value-type="string">
            <text:p>class InvalidAmount &lt; CzechPostB2bClient::ResponseCodes::BaseCode* <text:s/>@code = 176* @text = 'INVALID_AMOUNT'* <text:s/>@description = 'napočtená dobírka u hlavni zásilky je nad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VALID_AMOUNT</text:p>
          </table:table-cell>
          <table:table-cell office:value-type="string" calcext:value-type="string">
            <text:p>Limit pro uložení zásilky na Výdejním místě je pro Dobírku max. 50.000,- Kč. Zásilka bude uložena na poště, která je Výdejnímu místu nadřízená. <text:s text:c="19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79]);&quot;_&quot;;&quot;&quot;)" office:value-type="string" office:string-value="InvalidAmount" calcext:value-type="string">
            <text:p>InvalidAmount</text:p>
          </table:table-cell>
          <table:table-cell table:style-name="ce1" table:formula="of:=CONCATENATE(&quot;class &quot;;[.E79];&quot; &lt; CzechPostB2bClient::ResponseCodes::BaseCode*  @code = &quot;;[.A79];&quot;* @text = '&quot;;TRIM([.B79]);&quot;'*  @description = '&quot;;TRIM([.C79]);&quot;'*  @type = :&quot;;LOWER([.D79]);&quot;*end&quot;)" office:value-type="string" office:string-value="class InvalidAmount &lt; CzechPostB2bClient::ResponseCodes::BaseCode*  @code = 177* @text = 'INVALID_AMOUNT'*  @description = 'Limit pro uložení zásilky na Výdejním místě je pro Dobírku max. 50.000,- Kč. Zásilka bude uložena na poště, která je Výdejnímu místu nadřízená.'*  @type = :chyba*end" calcext:value-type="string">
            <text:p>class InvalidAmount &lt; CzechPostB2bClient::ResponseCodes::BaseCode* <text:s/>@code = 177* @text = 'INVALID_AMOUNT'* <text:s/>@description = 'Limit pro uložení zásilky na Výdejním místě je pro Dobírku max. 50.000,- Kč. Zásilka bude uložena na poště, která je Výdejnímu místu nadřízená.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VALID_PRICE</text:p>
          </table:table-cell>
          <table:table-cell office:value-type="string" calcext:value-type="string">
            <text:p>Limit pro uložení zásilky na Výdejním místě je pro Udanou cenu a Dobírku max. 50.000,- Kč. Zásilka bude uložena na poště, která je Výdejnímu místu nadřízená. <text:s text:c="19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0]);&quot;_&quot;;&quot;&quot;)" office:value-type="string" office:string-value="InvalidPrice" calcext:value-type="string">
            <text:p>InvalidPrice</text:p>
          </table:table-cell>
          <table:table-cell table:style-name="ce1" table:formula="of:=CONCATENATE(&quot;class &quot;;[.E80];&quot; &lt; CzechPostB2bClient::ResponseCodes::BaseCode*  @code = &quot;;[.A80];&quot;* @text = '&quot;;TRIM([.B80]);&quot;'*  @description = '&quot;;TRIM([.C80]);&quot;'*  @type = :&quot;;LOWER([.D80]);&quot;*end&quot;)" office:value-type="string" office:string-value="class InvalidPrice &lt; CzechPostB2bClient::ResponseCodes::BaseCode*  @code = 178* @text = 'INVALID_PRICE'*  @description = 'Limit pro uložení zásilky na Výdejním místě je pro Udanou cenu a Dobírku max. 50.000,- Kč. Zásilka bude uložena na poště, která je Výdejnímu místu nadřízená.'*  @type = :chyba*end" calcext:value-type="string">
            <text:p>class InvalidPrice &lt; CzechPostB2bClient::ResponseCodes::BaseCode* <text:s/>@code = 178* @text = 'INVALID_PRICE'* <text:s/>@description = 'Limit pro uložení zásilky na Výdejním místě je pro Udanou cenu a Dobírku max. 50.000,- Kč. Zásilka bude uložena na poště, která je Výdejnímu místu nadřízená.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NVALID_PRICE_AND_AMOUNT</text:p>
          </table:table-cell>
          <table:table-cell office:value-type="string" calcext:value-type="string">
            <text:p>Limit pro uložení zásilky na Výdejním místě je pro Udanou cenu a Dobírku max. 50.000,- Kč. Zásilka bude uložena na poště, která je Výdejnímu místu nadřízená. <text:s text:c="19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1]);&quot;_&quot;;&quot;&quot;)" office:value-type="string" office:string-value="InvalidPriceAndAmount" calcext:value-type="string">
            <text:p>InvalidPriceAndAmount</text:p>
          </table:table-cell>
          <table:table-cell table:style-name="ce1" table:formula="of:=CONCATENATE(&quot;class &quot;;[.E81];&quot; &lt; CzechPostB2bClient::ResponseCodes::BaseCode*  @code = &quot;;[.A81];&quot;* @text = '&quot;;TRIM([.B81]);&quot;'*  @description = '&quot;;TRIM([.C81]);&quot;'*  @type = :&quot;;LOWER([.D81]);&quot;*end&quot;)" office:value-type="string" office:string-value="class InvalidPriceAndAmount &lt; CzechPostB2bClient::ResponseCodes::BaseCode*  @code = 179* @text = 'INVALID_PRICE_AND_AMOUNT'*  @description = 'Limit pro uložení zásilky na Výdejním místě je pro Udanou cenu a Dobírku max. 50.000,- Kč. Zásilka bude uložena na poště, která je Výdejnímu místu nadřízená.'*  @type = :chyba*end" calcext:value-type="string">
            <text:p>class InvalidPriceAndAmount &lt; CzechPostB2bClient::ResponseCodes::BaseCode* <text:s/>@code = 179* @text = 'INVALID_PRICE_AND_AMOUNT'* <text:s/>@description = 'Limit pro uložení zásilky na Výdejním místě je pro Udanou cenu a Dobírku max. 50.000,- Kč. Zásilka bude uložena na poště, která je Výdejnímu místu nadřízená.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NFO_INVALID_PHONE_NUMBER</text:p>
          </table:table-cell>
          <table:table-cell office:value-type="string" calcext:value-type="string">
            <text:p>Neplatný formát telefonního čísla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82]);&quot;_&quot;;&quot;&quot;)" office:value-type="string" office:string-value="InfoInvalidPhoneNumber" calcext:value-type="string">
            <text:p>InfoInvalidPhoneNumber</text:p>
          </table:table-cell>
          <table:table-cell table:style-name="ce1" table:formula="of:=CONCATENATE(&quot;class &quot;;[.E82];&quot; &lt; CzechPostB2bClient::ResponseCodes::BaseCode*  @code = &quot;;[.A82];&quot;* @text = '&quot;;TRIM([.B82]);&quot;'*  @description = '&quot;;TRIM([.C82]);&quot;'*  @type = :&quot;;LOWER([.D82]);&quot;*end&quot;)" office:value-type="string" office:string-value="class InfoInvalidPhoneNumber &lt; CzechPostB2bClient::ResponseCodes::BaseCode*  @code = 182* @text = 'INFO_INVALID_PHONE_NUMBER'*  @description = 'Neplatný formát telefonního čísla'*  @type = :info*end" calcext:value-type="string">
            <text:p>class InfoInvalidPhoneNumber &lt; CzechPostB2bClient::ResponseCodes::BaseCode* <text:s/>@code = 182* @text = 'INFO_INVALID_PHONE_NUMBER'* <text:s/>@description = 'Neplatný formát telefonního čísl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NFO_INVALID_EMAIL</text:p>
          </table:table-cell>
          <table:table-cell office:value-type="string" calcext:value-type="string">
            <text:p>Neplatný formát emailu <text:s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83]);&quot;_&quot;;&quot;&quot;)" office:value-type="string" office:string-value="InfoInvalidEmail" calcext:value-type="string">
            <text:p>InfoInvalidEmail</text:p>
          </table:table-cell>
          <table:table-cell table:style-name="ce1" table:formula="of:=CONCATENATE(&quot;class &quot;;[.E83];&quot; &lt; CzechPostB2bClient::ResponseCodes::BaseCode*  @code = &quot;;[.A83];&quot;* @text = '&quot;;TRIM([.B83]);&quot;'*  @description = '&quot;;TRIM([.C83]);&quot;'*  @type = :&quot;;LOWER([.D83]);&quot;*end&quot;)" office:value-type="string" office:string-value="class InfoInvalidEmail &lt; CzechPostB2bClient::ResponseCodes::BaseCode*  @code = 183* @text = 'INFO_INVALID_EMAIL'*  @description = 'Neplatný formát emailu'*  @type = :info*end" calcext:value-type="string">
            <text:p>class InfoInvalidEmail &lt; CzechPostB2bClient::ResponseCodes::BaseCode* <text:s/>@code = 183* @text = 'INFO_INVALID_EMAIL'* <text:s/>@description = 'Neplatný formát emailu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NVALID_PHONE_NUMBER</text:p>
          </table:table-cell>
          <table:table-cell office:value-type="string" calcext:value-type="string">
            <text:p>Neplatný formát telefonního čísla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4]);&quot;_&quot;;&quot;&quot;)" office:value-type="string" office:string-value="InvalidPhoneNumber" calcext:value-type="string">
            <text:p>InvalidPhoneNumber</text:p>
          </table:table-cell>
          <table:table-cell table:style-name="ce1" table:formula="of:=CONCATENATE(&quot;class &quot;;[.E84];&quot; &lt; CzechPostB2bClient::ResponseCodes::BaseCode*  @code = &quot;;[.A84];&quot;* @text = '&quot;;TRIM([.B84]);&quot;'*  @description = '&quot;;TRIM([.C84]);&quot;'*  @type = :&quot;;LOWER([.D84]);&quot;*end&quot;)" office:value-type="string" office:string-value="class InvalidPhoneNumber &lt; CzechPostB2bClient::ResponseCodes::BaseCode*  @code = 184* @text = 'INVALID_PHONE_NUMBER'*  @description = 'Neplatný formát telefonního čísla'*  @type = :chyba*end" calcext:value-type="string">
            <text:p>class InvalidPhoneNumber &lt; CzechPostB2bClient::ResponseCodes::BaseCode* <text:s/>@code = 184* @text = 'INVALID_PHONE_NUMBER'* <text:s/>@description = 'Neplatný formát telefonního čísl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NVALID_EMAIL</text:p>
          </table:table-cell>
          <table:table-cell office:value-type="string" calcext:value-type="string">
            <text:p>Neplatný formát emailu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5]);&quot;_&quot;;&quot;&quot;)" office:value-type="string" office:string-value="InvalidEmail" calcext:value-type="string">
            <text:p>InvalidEmail</text:p>
          </table:table-cell>
          <table:table-cell table:style-name="ce1" table:formula="of:=CONCATENATE(&quot;class &quot;;[.E85];&quot; &lt; CzechPostB2bClient::ResponseCodes::BaseCode*  @code = &quot;;[.A85];&quot;* @text = '&quot;;TRIM([.B85]);&quot;'*  @description = '&quot;;TRIM([.C85]);&quot;'*  @type = :&quot;;LOWER([.D85]);&quot;*end&quot;)" office:value-type="string" office:string-value="class InvalidEmail &lt; CzechPostB2bClient::ResponseCodes::BaseCode*  @code = 185* @text = 'INVALID_EMAIL'*  @description = 'Neplatný formát emailu'*  @type = :chyba*end" calcext:value-type="string">
            <text:p>class InvalidEmail &lt; CzechPostB2bClient::ResponseCodes::BaseCode* <text:s/>@code = 185* @text = 'INVALID_EMAIL'* <text:s/>@description = 'Neplatný formát email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ISSING_REQUIRED_SERVICE 4</text:p>
          </table:table-cell>
          <table:table-cell office:value-type="string" calcext:value-type="string">
            <text:p>Musí být vybraná služba "Dobírka Pk A" !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6]);&quot;_&quot;;&quot;&quot;)" office:value-type="string" office:string-value="MissingRequiredService 4" calcext:value-type="string">
            <text:p>MissingRequiredService 4</text:p>
          </table:table-cell>
          <table:table-cell table:style-name="ce1" table:formula="of:=CONCATENATE(&quot;class &quot;;[.E86];&quot; &lt; CzechPostB2bClient::ResponseCodes::BaseCode*  @code = &quot;;[.A86];&quot;* @text = '&quot;;TRIM([.B86]);&quot;'*  @description = '&quot;;TRIM([.C86]);&quot;'*  @type = :&quot;;LOWER([.D86]);&quot;*end&quot;)" office:value-type="string" office:string-value="class MissingRequiredService 4 &lt; CzechPostB2bClient::ResponseCodes::BaseCode*  @code = 186* @text = 'MISSING_REQUIRED_SERVICE 4'*  @description = 'Musí být vybraná služba &quot;Dobírka Pk A&quot; !'*  @type = :chyba*end" calcext:value-type="string">
            <text:p>class MissingRequiredService 4 &lt; CzechPostB2bClient::ResponseCodes::BaseCode* <text:s/>@code = 186* @text = 'MISSING_REQUIRED_SERVICE 4'* <text:s/>@description = 'Musí být vybraná služba "Dobírka Pk A" !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povolená kombinace doplňkových služeb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7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87];&quot; &lt; CzechPostB2bClient::ResponseCodes::BaseCode*  @code = &quot;;[.A87];&quot;* @text = '&quot;;TRIM([.B87]);&quot;'*  @description = '&quot;;TRIM([.C87]);&quot;'*  @type = :&quot;;LOWER([.D87]);&quot;*end&quot;)" office:value-type="string" office:string-value="class InvalidPrefix &lt; CzechPostB2bClient::ResponseCodes::BaseCode*  @code = 187* @text = 'INVALID_PREFIX'*  @description = 'nepovolená kombinace doplňkových služeb'*  @type = :chyba*end" calcext:value-type="string">
            <text:p>class InvalidPrefix &lt; CzechPostB2bClient::ResponseCodes::BaseCode* <text:s/>@code = 187* @text = 'INVALID_PREFIX'* <text:s/>@description = 'nepovolená kombinace doplňkových služeb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ISSING_SENDER_EMAIL</text:p>
          </table:table-cell>
          <table:table-cell office:value-type="string" calcext:value-type="string">
            <text:p>neuveden povinný údaj- email odesílatele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8]);&quot;_&quot;;&quot;&quot;)" office:value-type="string" office:string-value="MissingSenderEmail" calcext:value-type="string">
            <text:p>MissingSenderEmail</text:p>
          </table:table-cell>
          <table:table-cell table:style-name="ce1" table:formula="of:=CONCATENATE(&quot;class &quot;;[.E88];&quot; &lt; CzechPostB2bClient::ResponseCodes::BaseCode*  @code = &quot;;[.A88];&quot;* @text = '&quot;;TRIM([.B88]);&quot;'*  @description = '&quot;;TRIM([.C88]);&quot;'*  @type = :&quot;;LOWER([.D88]);&quot;*end&quot;)" office:value-type="string" office:string-value="class MissingSenderEmail &lt; CzechPostB2bClient::ResponseCodes::BaseCode*  @code = 188* @text = 'MISSING_SENDER_EMAIL'*  @description = 'neuveden povinný údaj- email odesílatele'*  @type = :chyba*end" calcext:value-type="string">
            <text:p>class MissingSenderEmail &lt; CzechPostB2bClient::ResponseCodes::BaseCode* <text:s/>@code = 188* @text = 'MISSING_SENDER_EMAIL'* <text:s/>@description = 'neuveden povinný údaj- email odesílatele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ISSING_REQUIRED_MOBIL_NUMBER</text:p>
          </table:table-cell>
          <table:table-cell office:value-type="string" calcext:value-type="string">
            <text:p>není uveden povinný údaj - telefonní číslo nebo mobil adresáta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89]);&quot;_&quot;;&quot;&quot;)" office:value-type="string" office:string-value="MissingRequiredMobilNumber" calcext:value-type="string">
            <text:p>MissingRequiredMobilNumber</text:p>
          </table:table-cell>
          <table:table-cell table:style-name="ce1" table:formula="of:=CONCATENATE(&quot;class &quot;;[.E89];&quot; &lt; CzechPostB2bClient::ResponseCodes::BaseCode*  @code = &quot;;[.A89];&quot;* @text = '&quot;;TRIM([.B89]);&quot;'*  @description = '&quot;;TRIM([.C89]);&quot;'*  @type = :&quot;;LOWER([.D89]);&quot;*end&quot;)" office:value-type="string" office:string-value="class MissingRequiredMobilNumber &lt; CzechPostB2bClient::ResponseCodes::BaseCode*  @code = 189* @text = 'MISSING_REQUIRED_MOBIL_NUMBER'*  @description = 'není uveden povinný údaj - telefonní číslo nebo mobil adresáta'*  @type = :chyba*end" calcext:value-type="string">
            <text:p>class MissingRequiredMobilNumber &lt; CzechPostB2bClient::ResponseCodes::BaseCode* <text:s/>@code = 189* @text = 'MISSING_REQUIRED_MOBIL_NUMBER'* <text:s/>@description = 'není uveden povinný údaj - telefonní číslo nebo mobil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NVALID_SIGN_NUMBER</text:p>
          </table:table-cell>
          <table:table-cell office:value-type="string" calcext:value-type="string">
            <text:p>neuveden počet dokumentů určených k podpisu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0]);&quot;_&quot;;&quot;&quot;)" office:value-type="string" office:string-value="InvalidSignNumber" calcext:value-type="string">
            <text:p>InvalidSignNumber</text:p>
          </table:table-cell>
          <table:table-cell table:style-name="ce1" table:formula="of:=CONCATENATE(&quot;class &quot;;[.E90];&quot; &lt; CzechPostB2bClient::ResponseCodes::BaseCode*  @code = &quot;;[.A90];&quot;* @text = '&quot;;TRIM([.B90]);&quot;'*  @description = '&quot;;TRIM([.C90]);&quot;'*  @type = :&quot;;LOWER([.D90]);&quot;*end&quot;)" office:value-type="string" office:string-value="class InvalidSignNumber &lt; CzechPostB2bClient::ResponseCodes::BaseCode*  @code = 190* @text = 'INVALID_SIGN_NUMBER'*  @description = 'neuveden počet dokumentů určených k podpisu'*  @type = :chyba*end" calcext:value-type="string">
            <text:p>class InvalidSignNumber &lt; CzechPostB2bClient::ResponseCodes::BaseCode* <text:s/>@code = 190* @text = 'INVALID_SIGN_NUMBER'* <text:s/>@description = 'neuveden počet dokumentů určených k podpis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NVALID_SERVICE_36</text:p>
          </table:table-cell>
          <table:table-cell office:value-type="string" calcext:value-type="string">
            <text:p>nepovolená kombinace adresy do Balíkomatu a služby 36 (Potvrzení dokumentace při dod.)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1]);&quot;_&quot;;&quot;&quot;)" office:value-type="string" office:string-value="InvalidService36" calcext:value-type="string">
            <text:p>InvalidService36</text:p>
          </table:table-cell>
          <table:table-cell table:style-name="ce1" table:formula="of:=CONCATENATE(&quot;class &quot;;[.E91];&quot; &lt; CzechPostB2bClient::ResponseCodes::BaseCode*  @code = &quot;;[.A91];&quot;* @text = '&quot;;TRIM([.B91]);&quot;'*  @description = '&quot;;TRIM([.C91]);&quot;'*  @type = :&quot;;LOWER([.D91]);&quot;*end&quot;)" office:value-type="string" office:string-value="class InvalidService36 &lt; CzechPostB2bClient::ResponseCodes::BaseCode*  @code = 191* @text = 'INVALID_SERVICE_36'*  @description = 'nepovolená kombinace adresy do Balíkomatu a služby 36 (Potvrzení dokumentace při dod.)'*  @type = :chyba*end" calcext:value-type="string">
            <text:p>class InvalidService36 &lt; CzechPostB2bClient::ResponseCodes::BaseCode* <text:s/>@code = 191* @text = 'INVALID_SERVICE_36'* <text:s/>@description = 'nepovolená kombinace adresy do Balíkomatu a služby 36 (Potvrzení dokumentace při dod.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NVALID_SERVICE_37</text:p>
          </table:table-cell>
          <table:table-cell office:value-type="string" calcext:value-type="string">
            <text:p>nepovolená kombinace adresy do Balíkomatu a služby 37 (Ověření údajů při dod.) <text:s text:c="8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2]);&quot;_&quot;;&quot;&quot;)" office:value-type="string" office:string-value="InvalidService37" calcext:value-type="string">
            <text:p>InvalidService37</text:p>
          </table:table-cell>
          <table:table-cell table:style-name="ce1" table:formula="of:=CONCATENATE(&quot;class &quot;;[.E92];&quot; &lt; CzechPostB2bClient::ResponseCodes::BaseCode*  @code = &quot;;[.A92];&quot;* @text = '&quot;;TRIM([.B92]);&quot;'*  @description = '&quot;;TRIM([.C92]);&quot;'*  @type = :&quot;;LOWER([.D92]);&quot;*end&quot;)" office:value-type="string" office:string-value="class InvalidService37 &lt; CzechPostB2bClient::ResponseCodes::BaseCode*  @code = 192* @text = 'INVALID_SERVICE_37'*  @description = 'nepovolená kombinace adresy do Balíkomatu a služby 37 (Ověření údajů při dod.)'*  @type = :chyba*end" calcext:value-type="string">
            <text:p>class InvalidService37 &lt; CzechPostB2bClient::ResponseCodes::BaseCode* <text:s/>@code = 192* @text = 'INVALID_SERVICE_37'* <text:s/>@description = 'nepovolená kombinace adresy do Balíkomatu a služby 37 (Ověření údajů při dod.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NVALID_SERVICE_38</text:p>
          </table:table-cell>
          <table:table-cell office:value-type="string" calcext:value-type="string">
            <text:p>nepovolená kombinace adresy do Balíkomatu a služby 38 (Předání inf. z dod.)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3]);&quot;_&quot;;&quot;&quot;)" office:value-type="string" office:string-value="InvalidService38" calcext:value-type="string">
            <text:p>InvalidService38</text:p>
          </table:table-cell>
          <table:table-cell table:style-name="ce1" table:formula="of:=CONCATENATE(&quot;class &quot;;[.E93];&quot; &lt; CzechPostB2bClient::ResponseCodes::BaseCode*  @code = &quot;;[.A93];&quot;* @text = '&quot;;TRIM([.B93]);&quot;'*  @description = '&quot;;TRIM([.C93]);&quot;'*  @type = :&quot;;LOWER([.D93]);&quot;*end&quot;)" office:value-type="string" office:string-value="class InvalidService38 &lt; CzechPostB2bClient::ResponseCodes::BaseCode*  @code = 193* @text = 'INVALID_SERVICE_38'*  @description = 'nepovolená kombinace adresy do Balíkomatu a služby 38 (Předání inf. z dod.)'*  @type = :chyba*end" calcext:value-type="string">
            <text:p>class InvalidService38 &lt; CzechPostB2bClient::ResponseCodes::BaseCode* <text:s/>@code = 193* @text = 'INVALID_SERVICE_38'* <text:s/>@description = 'nepovolená kombinace adresy do Balíkomatu a služby 38 (Předání inf. z dod.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NVALID_ADDRESS_ADDRESSEE_DOCUMENT</text:p>
          </table:table-cell>
          <table:table-cell office:value-type="string" calcext:value-type="string">
            <text:p>zásilku tohoto typu nelze na uvedenou adresu adresáta dokumentů odeslat (obsahuje údaj Na poštu)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4]);&quot;_&quot;;&quot;&quot;)" office:value-type="string" office:string-value="InvalidAddressAddresseeDocument" calcext:value-type="string">
            <text:p>InvalidAddressAddresseeDocument</text:p>
          </table:table-cell>
          <table:table-cell table:style-name="ce1" table:formula="of:=CONCATENATE(&quot;class &quot;;[.E94];&quot; &lt; CzechPostB2bClient::ResponseCodes::BaseCode*  @code = &quot;;[.A94];&quot;* @text = '&quot;;TRIM([.B94]);&quot;'*  @description = '&quot;;TRIM([.C94]);&quot;'*  @type = :&quot;;LOWER([.D94]);&quot;*end&quot;)" office:value-type="string" office:string-value="class InvalidAddressAddresseeDocument &lt; CzechPostB2bClient::ResponseCodes::BaseCode*  @code = 194* @text = 'INVALID_ADDRESS_ADDRESSEE_DOCUMENT'*  @description = 'zásilku tohoto typu nelze na uvedenou adresu adresáta dokumentů odeslat (obsahuje údaj Na poštu)'*  @type = :chyba*end" calcext:value-type="string">
            <text:p>class InvalidAddressAddresseeDocument &lt; CzechPostB2bClient::ResponseCodes::BaseCode* <text:s/>@code = 194* @text = 'INVALID_ADDRESS_ADDRESSEE_DOCUMENT'* <text:s/>@description = 'zásilku tohoto typu nelze na uvedenou adresu adresáta dokumentů odeslat (obsahuje údaj Na poštu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ISSING_REQUIRED_ADDRESSEE_DOCUMENT</text:p>
          </table:table-cell>
          <table:table-cell office:value-type="string" calcext:value-type="string">
            <text:p>adresát dokumentů neuveden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5]);&quot;_&quot;;&quot;&quot;)" office:value-type="string" office:string-value="MissingRequiredAddresseeDocument" calcext:value-type="string">
            <text:p>MissingRequiredAddresseeDocument</text:p>
          </table:table-cell>
          <table:table-cell table:style-name="ce1" table:formula="of:=CONCATENATE(&quot;class &quot;;[.E95];&quot; &lt; CzechPostB2bClient::ResponseCodes::BaseCode*  @code = &quot;;[.A95];&quot;* @text = '&quot;;TRIM([.B95]);&quot;'*  @description = '&quot;;TRIM([.C95]);&quot;'*  @type = :&quot;;LOWER([.D95]);&quot;*end&quot;)" office:value-type="string" office:string-value="class MissingRequiredAddresseeDocument &lt; CzechPostB2bClient::ResponseCodes::BaseCode*  @code = 195* @text = 'MISSING_REQUIRED_ADDRESSEE_DOCUMENT'*  @description = 'adresát dokumentů neuveden'*  @type = :chyba*end" calcext:value-type="string">
            <text:p>class MissingRequiredAddresseeDocument &lt; CzechPostB2bClient::ResponseCodes::BaseCode* <text:s/>@code = 195* @text = 'MISSING_REQUIRED_ADDRESSEE_DOCUMENT'* <text:s/>@description = 'adresát dokumentů neuvede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ISSING_REQUIRED_MOBIL_OR_EMAIL</text:p>
          </table:table-cell>
          <table:table-cell office:value-type="string" calcext:value-type="string">
            <text:p>není uveden povinný údaj - mobilní telefonní číslo nebo email adresáta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6]);&quot;_&quot;;&quot;&quot;)" office:value-type="string" office:string-value="MissingRequiredMobilOrEmail" calcext:value-type="string">
            <text:p>MissingRequiredMobilOrEmail</text:p>
          </table:table-cell>
          <table:table-cell table:style-name="ce1" table:formula="of:=CONCATENATE(&quot;class &quot;;[.E96];&quot; &lt; CzechPostB2bClient::ResponseCodes::BaseCode*  @code = &quot;;[.A96];&quot;* @text = '&quot;;TRIM([.B96]);&quot;'*  @description = '&quot;;TRIM([.C96]);&quot;'*  @type = :&quot;;LOWER([.D96]);&quot;*end&quot;)" office:value-type="string" office:string-value="class MissingRequiredMobilOrEmail &lt; CzechPostB2bClient::ResponseCodes::BaseCode*  @code = 196* @text = 'MISSING_REQUIRED_MOBIL_OR_EMAIL'*  @description = 'není uveden povinný údaj - mobilní telefonní číslo nebo email adresáta'*  @type = :chyba*end" calcext:value-type="string">
            <text:p>class MissingRequiredMobilOrEmail &lt; CzechPostB2bClient::ResponseCodes::BaseCode* <text:s/>@code = 196* @text = 'MISSING_REQUIRED_MOBIL_OR_EMAIL'* <text:s/>@description = 'není uveden povinný údaj - mobilní telefonní číslo nebo email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NVALID_ZPRO_ORDER_NUMBER</text:p>
          </table:table-cell>
          <table:table-cell office:value-type="string" calcext:value-type="string">
            <text:p>Nesprávný formát čísla objednávky ZPRO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7]);&quot;_&quot;;&quot;&quot;)" office:value-type="string" office:string-value="InvalidZproOrderNumber" calcext:value-type="string">
            <text:p>InvalidZproOrderNumber</text:p>
          </table:table-cell>
          <table:table-cell table:style-name="ce1" table:formula="of:=CONCATENATE(&quot;class &quot;;[.E97];&quot; &lt; CzechPostB2bClient::ResponseCodes::BaseCode*  @code = &quot;;[.A97];&quot;* @text = '&quot;;TRIM([.B97]);&quot;'*  @description = '&quot;;TRIM([.C97]);&quot;'*  @type = :&quot;;LOWER([.D97]);&quot;*end&quot;)" office:value-type="string" office:string-value="class InvalidZproOrderNumber &lt; CzechPostB2bClient::ResponseCodes::BaseCode*  @code = 197* @text = 'INVALID_ZPRO_ORDER_NUMBER'*  @description = 'Nesprávný formát čísla objednávky ZPRO'*  @type = :chyba*end" calcext:value-type="string">
            <text:p>class InvalidZproOrderNumber &lt; CzechPostB2bClient::ResponseCodes::BaseCode* <text:s/>@code = 197* @text = 'INVALID_ZPRO_ORDER_NUMBER'* <text:s/>@description = 'Nesprávný formát čísla objednávky ZPR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NVALID_PARTNER_CODE</text:p>
          </table:table-cell>
          <table:table-cell office:value-type="string" calcext:value-type="string">
            <text:p>Váš kód partnera neodpovídá zadanému kódu objednávky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8]);&quot;_&quot;;&quot;&quot;)" office:value-type="string" office:string-value="InvalidPartnerCode" calcext:value-type="string">
            <text:p>InvalidPartnerCode</text:p>
          </table:table-cell>
          <table:table-cell table:style-name="ce1" table:formula="of:=CONCATENATE(&quot;class &quot;;[.E98];&quot; &lt; CzechPostB2bClient::ResponseCodes::BaseCode*  @code = &quot;;[.A98];&quot;* @text = '&quot;;TRIM([.B98]);&quot;'*  @description = '&quot;;TRIM([.C98]);&quot;'*  @type = :&quot;;LOWER([.D98]);&quot;*end&quot;)" office:value-type="string" office:string-value="class InvalidPartnerCode &lt; CzechPostB2bClient::ResponseCodes::BaseCode*  @code = 198* @text = 'INVALID_PARTNER_CODE'*  @description = 'Váš kód partnera neodpovídá zadanému kódu objednávky'*  @type = :chyba*end" calcext:value-type="string">
            <text:p>class InvalidPartnerCode &lt; CzechPostB2bClient::ResponseCodes::BaseCode* <text:s/>@code = 198* @text = 'INVALID_PARTNER_CODE'* <text:s/>@description = 'Váš kód partnera neodpovídá zadanému kódu objednáv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NVALID_ORDER_NUMBER</text:p>
          </table:table-cell>
          <table:table-cell office:value-type="string" calcext:value-type="string">
            <text:p>Neexistující číslo objednávk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99]);&quot;_&quot;;&quot;&quot;)" office:value-type="string" office:string-value="InvalidOrderNumber" calcext:value-type="string">
            <text:p>InvalidOrderNumber</text:p>
          </table:table-cell>
          <table:table-cell table:style-name="ce1" table:formula="of:=CONCATENATE(&quot;class &quot;;[.E99];&quot; &lt; CzechPostB2bClient::ResponseCodes::BaseCode*  @code = &quot;;[.A99];&quot;* @text = '&quot;;TRIM([.B99]);&quot;'*  @description = '&quot;;TRIM([.C99]);&quot;'*  @type = :&quot;;LOWER([.D99]);&quot;*end&quot;)" office:value-type="string" office:string-value="class InvalidOrderNumber &lt; CzechPostB2bClient::ResponseCodes::BaseCode*  @code = 199* @text = 'INVALID_ORDER_NUMBER'*  @description = 'Neexistující číslo objednávky'*  @type = :chyba*end" calcext:value-type="string">
            <text:p>class InvalidOrderNumber &lt; CzechPostB2bClient::ResponseCodes::BaseCode* <text:s/>@code = 199* @text = 'INVALID_ORDER_NUMBER'* <text:s/>@description = 'Neexistující číslo objednáv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VALID_ORDER_NUMBER</text:p>
          </table:table-cell>
          <table:table-cell office:value-type="string" calcext:value-type="string">
            <text:p>Objednávka s tímto číslem byla stornována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0]);&quot;_&quot;;&quot;&quot;)" office:value-type="string" office:string-value="InvalidOrderNumber" calcext:value-type="string">
            <text:p>InvalidOrderNumber</text:p>
          </table:table-cell>
          <table:table-cell table:style-name="ce1" table:formula="of:=CONCATENATE(&quot;class &quot;;[.E100];&quot; &lt; CzechPostB2bClient::ResponseCodes::BaseCode*  @code = &quot;;[.A100];&quot;* @text = '&quot;;TRIM([.B100]);&quot;'*  @description = '&quot;;TRIM([.C100]);&quot;'*  @type = :&quot;;LOWER([.D100]);&quot;*end&quot;)" office:value-type="string" office:string-value="class InvalidOrderNumber &lt; CzechPostB2bClient::ResponseCodes::BaseCode*  @code = 200* @text = 'INVALID_ORDER_NUMBER'*  @description = 'Objednávka s tímto číslem byla stornována'*  @type = :chyba*end" calcext:value-type="string">
            <text:p>class InvalidOrderNumber &lt; CzechPostB2bClient::ResponseCodes::BaseCode* <text:s/>@code = 200* @text = 'INVALID_ORDER_NUMBER'* <text:s/>@description = 'Objednávka s tímto číslem byla stornován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NVALID_ORDER_NUMBER</text:p>
          </table:table-cell>
          <table:table-cell office:value-type="string" calcext:value-type="string">
            <text:p>K číslu objednávky již existuje přiřazená zásilka, číslo objednávky nelze použít <text:s text:c="1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1]);&quot;_&quot;;&quot;&quot;)" office:value-type="string" office:string-value="InvalidOrderNumber" calcext:value-type="string">
            <text:p>InvalidOrderNumber</text:p>
          </table:table-cell>
          <table:table-cell table:style-name="ce1" table:formula="of:=CONCATENATE(&quot;class &quot;;[.E101];&quot; &lt; CzechPostB2bClient::ResponseCodes::BaseCode*  @code = &quot;;[.A101];&quot;* @text = '&quot;;TRIM([.B101]);&quot;'*  @description = '&quot;;TRIM([.C101]);&quot;'*  @type = :&quot;;LOWER([.D101]);&quot;*end&quot;)" office:value-type="string" office:string-value="class InvalidOrderNumber &lt; CzechPostB2bClient::ResponseCodes::BaseCode*  @code = 201* @text = 'INVALID_ORDER_NUMBER'*  @description = 'K číslu objednávky již existuje přiřazená zásilka, číslo objednávky nelze použít'*  @type = :chyba*end" calcext:value-type="string">
            <text:p>class InvalidOrderNumber &lt; CzechPostB2bClient::ResponseCodes::BaseCode* <text:s/>@code = 201* @text = 'INVALID_ORDER_NUMBER'* <text:s/>@description = 'K číslu objednávky již existuje přiřazená zásilka, číslo objednávky nelze použí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NVALID_AMOUNT</text:p>
          </table:table-cell>
          <table:table-cell office:value-type="string" calcext:value-type="string">
            <text:p>Dobírková částka je vyšší než celková cena objednávky <text:s text:c="9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2]);&quot;_&quot;;&quot;&quot;)" office:value-type="string" office:string-value="InvalidAmount" calcext:value-type="string">
            <text:p>InvalidAmount</text:p>
          </table:table-cell>
          <table:table-cell table:style-name="ce1" table:formula="of:=CONCATENATE(&quot;class &quot;;[.E102];&quot; &lt; CzechPostB2bClient::ResponseCodes::BaseCode*  @code = &quot;;[.A102];&quot;* @text = '&quot;;TRIM([.B102]);&quot;'*  @description = '&quot;;TRIM([.C102]);&quot;'*  @type = :&quot;;LOWER([.D102]);&quot;*end&quot;)" office:value-type="string" office:string-value="class InvalidAmount &lt; CzechPostB2bClient::ResponseCodes::BaseCode*  @code = 202* @text = 'INVALID_AMOUNT'*  @description = 'Dobírková částka je vyšší než celková cena objednávky'*  @type = :chyba*end" calcext:value-type="string">
            <text:p>class InvalidAmount &lt; CzechPostB2bClient::ResponseCodes::BaseCode* <text:s/>@code = 202* @text = 'INVALID_AMOUNT'* <text:s/>@description = 'Dobírková částka je vyšší než celková cena objednáv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SSING_REQUIRED_ZPRO_ORDER_NUMBER</text:p>
          </table:table-cell>
          <table:table-cell office:value-type="string" calcext:value-type="string">
            <text:p>neuvedeno číslo objednávky ZPRO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3]);&quot;_&quot;;&quot;&quot;)" office:value-type="string" office:string-value="MissingRequiredZproOrderNumber" calcext:value-type="string">
            <text:p>MissingRequiredZproOrderNumber</text:p>
          </table:table-cell>
          <table:table-cell table:style-name="ce1" table:formula="of:=CONCATENATE(&quot;class &quot;;[.E103];&quot; &lt; CzechPostB2bClient::ResponseCodes::BaseCode*  @code = &quot;;[.A103];&quot;* @text = '&quot;;TRIM([.B103]);&quot;'*  @description = '&quot;;TRIM([.C103]);&quot;'*  @type = :&quot;;LOWER([.D103]);&quot;*end&quot;)" office:value-type="string" office:string-value="class MissingRequiredZproOrderNumber &lt; CzechPostB2bClient::ResponseCodes::BaseCode*  @code = 203* @text = 'MISSING_REQUIRED_ZPRO_ORDER_NUMBER'*  @description = 'neuvedeno číslo objednávky ZPRO'*  @type = :chyba*end" calcext:value-type="string">
            <text:p>class MissingRequiredZproOrderNumber &lt; CzechPostB2bClient::ResponseCodes::BaseCode* <text:s/>@code = 203* @text = 'MISSING_REQUIRED_ZPRO_ORDER_NUMBER'* <text:s/>@description = 'neuvedeno číslo objednávky ZPR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NVALID_VS_PARCEL</text:p>
          </table:table-cell>
          <table:table-cell office:value-type="string" calcext:value-type="string">
            <text:p>Variabilní symbol není číslo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4]);&quot;_&quot;;&quot;&quot;)" office:value-type="string" office:string-value="InvalidVsParcel" calcext:value-type="string">
            <text:p>InvalidVsParcel</text:p>
          </table:table-cell>
          <table:table-cell table:style-name="ce1" table:formula="of:=CONCATENATE(&quot;class &quot;;[.E104];&quot; &lt; CzechPostB2bClient::ResponseCodes::BaseCode*  @code = &quot;;[.A104];&quot;* @text = '&quot;;TRIM([.B104]);&quot;'*  @description = '&quot;;TRIM([.C104]);&quot;'*  @type = :&quot;;LOWER([.D104]);&quot;*end&quot;)" office:value-type="string" office:string-value="class InvalidVsParcel &lt; CzechPostB2bClient::ResponseCodes::BaseCode*  @code = 204* @text = 'INVALID_VS_PARCEL'*  @description = 'Variabilní symbol není číslo'*  @type = :chyba*end" calcext:value-type="string">
            <text:p>class InvalidVsParcel &lt; CzechPostB2bClient::ResponseCodes::BaseCode* <text:s/>@code = 204* @text = 'INVALID_VS_PARCEL'* <text:s/>@description = 'Variabilní symbol není čísl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Zadané ID zásilky není v rozmezí vaší přidělené číselné <text:s/>řady <text:s text:c="1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5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105];&quot; &lt; CzechPostB2bClient::ResponseCodes::BaseCode*  @code = &quot;;[.A105];&quot;* @text = '&quot;;TRIM([.B105]);&quot;'*  @description = '&quot;;TRIM([.C105]);&quot;'*  @type = :&quot;;LOWER([.D105]);&quot;*end&quot;)" office:value-type="string" office:string-value="class InvalidParcelCode &lt; CzechPostB2bClient::ResponseCodes::BaseCode*  @code = 205* @text = 'INVALID_PARCEL_CODE'*  @description = 'Zadané ID zásilky není v rozmezí vaší přidělené číselné řady'*  @type = :chyba*end" calcext:value-type="string">
            <text:p>class InvalidParcelCode &lt; CzechPostB2bClient::ResponseCodes::BaseCode* <text:s/>@code = 205* @text = 'INVALID_PARCEL_CODE'* <text:s/>@description = 'Zadané ID zásilky není v rozmezí vaší přidělené číselné řad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SSING_PARCEL_CUSTOM_GOODS</text:p>
          </table:table-cell>
          <table:table-cell office:value-type="string" calcext:value-type="string">
            <text:p>neuvedena data celní prohláš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6]);&quot;_&quot;;&quot;&quot;)" office:value-type="string" office:string-value="MissingParcelCustomGoods" calcext:value-type="string">
            <text:p>MissingParcelCustomGoods</text:p>
          </table:table-cell>
          <table:table-cell table:style-name="ce1" table:formula="of:=CONCATENATE(&quot;class &quot;;[.E106];&quot; &lt; CzechPostB2bClient::ResponseCodes::BaseCode*  @code = &quot;;[.A106];&quot;* @text = '&quot;;TRIM([.B106]);&quot;'*  @description = '&quot;;TRIM([.C106]);&quot;'*  @type = :&quot;;LOWER([.D106]);&quot;*end&quot;)" office:value-type="string" office:string-value="class MissingParcelCustomGoods &lt; CzechPostB2bClient::ResponseCodes::BaseCode*  @code = 206* @text = 'MISSING_PARCEL_CUSTOM_GOODS'*  @description = 'neuvedena data celní prohlášky'*  @type = :chyba*end" calcext:value-type="string">
            <text:p>class MissingParcelCustomGoods &lt; CzechPostB2bClient::ResponseCodes::BaseCode* <text:s/>@code = 206* @text = 'MISSING_PARCEL_CUSTOM_GOODS'* <text:s/>@description = 'neuvedena data celní prohláš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ISSING_CATEGORY_CUSTOM_DECALARATION</text:p>
          </table:table-cell>
          <table:table-cell office:value-type="string" calcext:value-type="string">
            <text:p>neuvedena kategorie zásilky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7]);&quot;_&quot;;&quot;&quot;)" office:value-type="string" office:string-value="MissingCategoryCustomDecalaration" calcext:value-type="string">
            <text:p>MissingCategoryCustomDecalaration</text:p>
          </table:table-cell>
          <table:table-cell table:style-name="ce1" table:formula="of:=CONCATENATE(&quot;class &quot;;[.E107];&quot; &lt; CzechPostB2bClient::ResponseCodes::BaseCode*  @code = &quot;;[.A107];&quot;* @text = '&quot;;TRIM([.B107]);&quot;'*  @description = '&quot;;TRIM([.C107]);&quot;'*  @type = :&quot;;LOWER([.D107]);&quot;*end&quot;)" office:value-type="string" office:string-value="class MissingCategoryCustomDecalaration &lt; CzechPostB2bClient::ResponseCodes::BaseCode*  @code = 207* @text = 'MISSING_CATEGORY_CUSTOM_DECALARATION'*  @description = 'neuvedena kategorie zásilky'*  @type = :chyba*end" calcext:value-type="string">
            <text:p>class MissingCategoryCustomDecalaration &lt; CzechPostB2bClient::ResponseCodes::BaseCode* <text:s/>@code = 207* @text = 'MISSING_CATEGORY_CUSTOM_DECALARATION'* <text:s/>@description = 'neuvedena kategorie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SSING_CURRENCY_CUSTOM_DECALARATION</text:p>
          </table:table-cell>
          <table:table-cell office:value-type="string" calcext:value-type="string">
            <text:p>neuvedena měna celní hodnot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8]);&quot;_&quot;;&quot;&quot;)" office:value-type="string" office:string-value="MissingCurrencyCustomDecalaration" calcext:value-type="string">
            <text:p>MissingCurrencyCustomDecalaration</text:p>
          </table:table-cell>
          <table:table-cell table:style-name="ce1" table:formula="of:=CONCATENATE(&quot;class &quot;;[.E108];&quot; &lt; CzechPostB2bClient::ResponseCodes::BaseCode*  @code = &quot;;[.A108];&quot;* @text = '&quot;;TRIM([.B108]);&quot;'*  @description = '&quot;;TRIM([.C108]);&quot;'*  @type = :&quot;;LOWER([.D108]);&quot;*end&quot;)" office:value-type="string" office:string-value="class MissingCurrencyCustomDecalaration &lt; CzechPostB2bClient::ResponseCodes::BaseCode*  @code = 208* @text = 'MISSING_CURRENCY_CUSTOM_DECALARATION'*  @description = 'neuvedena měna celní hodnoty'*  @type = :chyba*end" calcext:value-type="string">
            <text:p>class MissingCurrencyCustomDecalaration &lt; CzechPostB2bClient::ResponseCodes::BaseCode* <text:s/>@code = 208* @text = 'MISSING_CURRENCY_CUSTOM_DECALARATION'* <text:s/>@description = 'neuvedena měna celní hodnot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NVALID_QUANTITY_CUSTOM_GOOD</text:p>
          </table:table-cell>
          <table:table-cell office:value-type="string" calcext:value-type="string">
            <text:p>množství celního obsahu mimo povolený rozsah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09]);&quot;_&quot;;&quot;&quot;)" office:value-type="string" office:string-value="InvalidQuantityCustomGood" calcext:value-type="string">
            <text:p>InvalidQuantityCustomGood</text:p>
          </table:table-cell>
          <table:table-cell table:style-name="ce1" table:formula="of:=CONCATENATE(&quot;class &quot;;[.E109];&quot; &lt; CzechPostB2bClient::ResponseCodes::BaseCode*  @code = &quot;;[.A109];&quot;* @text = '&quot;;TRIM([.B109]);&quot;'*  @description = '&quot;;TRIM([.C109]);&quot;'*  @type = :&quot;;LOWER([.D109]);&quot;*end&quot;)" office:value-type="string" office:string-value="class InvalidQuantityCustomGood &lt; CzechPostB2bClient::ResponseCodes::BaseCode*  @code = 209* @text = 'INVALID_QUANTITY_CUSTOM_GOOD'*  @description = 'množství celního obsahu mimo povolený rozsah'*  @type = :chyba*end" calcext:value-type="string">
            <text:p>class InvalidQuantityCustomGood &lt; CzechPostB2bClient::ResponseCodes::BaseCode* <text:s/>@code = 209* @text = 'INVALID_QUANTITY_CUSTOM_GOOD'* <text:s/>@description = 'množství celního obsahu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ISSING_QUANTITY_CUSTOM_GOOD</text:p>
          </table:table-cell>
          <table:table-cell office:value-type="string" calcext:value-type="string">
            <text:p>neuvedeno množství celního obsahu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0]);&quot;_&quot;;&quot;&quot;)" office:value-type="string" office:string-value="MissingQuantityCustomGood" calcext:value-type="string">
            <text:p>MissingQuantityCustomGood</text:p>
          </table:table-cell>
          <table:table-cell table:style-name="ce1" table:formula="of:=CONCATENATE(&quot;class &quot;;[.E110];&quot; &lt; CzechPostB2bClient::ResponseCodes::BaseCode*  @code = &quot;;[.A110];&quot;* @text = '&quot;;TRIM([.B110]);&quot;'*  @description = '&quot;;TRIM([.C110]);&quot;'*  @type = :&quot;;LOWER([.D110]);&quot;*end&quot;)" office:value-type="string" office:string-value="class MissingQuantityCustomGood &lt; CzechPostB2bClient::ResponseCodes::BaseCode*  @code = 210* @text = 'MISSING_QUANTITY_CUSTOM_GOOD'*  @description = 'neuvedeno množství celního obsahu'*  @type = :chyba*end" calcext:value-type="string">
            <text:p>class MissingQuantityCustomGood &lt; CzechPostB2bClient::ResponseCodes::BaseCode* <text:s/>@code = 210* @text = 'MISSING_QUANTITY_CUSTOM_GOOD'* <text:s/>@description = 'neuvedeno množství celního obsah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NVALID_WEIGHT_CUSTOM_GOOD</text:p>
          </table:table-cell>
          <table:table-cell office:value-type="string" calcext:value-type="string">
            <text:p>hmotnost celního obsahu mimo povolený rozsah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1]);&quot;_&quot;;&quot;&quot;)" office:value-type="string" office:string-value="InvalidWeightCustomGood" calcext:value-type="string">
            <text:p>InvalidWeightCustomGood</text:p>
          </table:table-cell>
          <table:table-cell table:style-name="ce1" table:formula="of:=CONCATENATE(&quot;class &quot;;[.E111];&quot; &lt; CzechPostB2bClient::ResponseCodes::BaseCode*  @code = &quot;;[.A111];&quot;* @text = '&quot;;TRIM([.B111]);&quot;'*  @description = '&quot;;TRIM([.C111]);&quot;'*  @type = :&quot;;LOWER([.D111]);&quot;*end&quot;)" office:value-type="string" office:string-value="class InvalidWeightCustomGood &lt; CzechPostB2bClient::ResponseCodes::BaseCode*  @code = 211* @text = 'INVALID_WEIGHT_CUSTOM_GOOD'*  @description = 'hmotnost celního obsahu mimo povolený rozsah'*  @type = :chyba*end" calcext:value-type="string">
            <text:p>class InvalidWeightCustomGood &lt; CzechPostB2bClient::ResponseCodes::BaseCode* <text:s/>@code = 211* @text = 'INVALID_WEIGHT_CUSTOM_GOOD'* <text:s/>@description = 'hmotnost celního obsahu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SSING_WEIGHT_CUSTOM_GOOD</text:p>
          </table:table-cell>
          <table:table-cell office:value-type="string" calcext:value-type="string">
            <text:p>neuvedena hmotnost celního obsahu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2]);&quot;_&quot;;&quot;&quot;)" office:value-type="string" office:string-value="MissingWeightCustomGood" calcext:value-type="string">
            <text:p>MissingWeightCustomGood</text:p>
          </table:table-cell>
          <table:table-cell table:style-name="ce1" table:formula="of:=CONCATENATE(&quot;class &quot;;[.E112];&quot; &lt; CzechPostB2bClient::ResponseCodes::BaseCode*  @code = &quot;;[.A112];&quot;* @text = '&quot;;TRIM([.B112]);&quot;'*  @description = '&quot;;TRIM([.C112]);&quot;'*  @type = :&quot;;LOWER([.D112]);&quot;*end&quot;)" office:value-type="string" office:string-value="class MissingWeightCustomGood &lt; CzechPostB2bClient::ResponseCodes::BaseCode*  @code = 212* @text = 'MISSING_WEIGHT_CUSTOM_GOOD'*  @description = 'neuvedena hmotnost celního obsahu'*  @type = :chyba*end" calcext:value-type="string">
            <text:p>class MissingWeightCustomGood &lt; CzechPostB2bClient::ResponseCodes::BaseCode* <text:s/>@code = 212* @text = 'MISSING_WEIGHT_CUSTOM_GOOD'* <text:s/>@description = 'neuvedena hmotnost celního obsah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ISSING_PRICE_CUSTOM_GOOD</text:p>
          </table:table-cell>
          <table:table-cell office:value-type="string" calcext:value-type="string">
            <text:p>neuvedena celní hodnota položk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3]);&quot;_&quot;;&quot;&quot;)" office:value-type="string" office:string-value="MissingPriceCustomGood" calcext:value-type="string">
            <text:p>MissingPriceCustomGood</text:p>
          </table:table-cell>
          <table:table-cell table:style-name="ce1" table:formula="of:=CONCATENATE(&quot;class &quot;;[.E113];&quot; &lt; CzechPostB2bClient::ResponseCodes::BaseCode*  @code = &quot;;[.A113];&quot;* @text = '&quot;;TRIM([.B113]);&quot;'*  @description = '&quot;;TRIM([.C113]);&quot;'*  @type = :&quot;;LOWER([.D113]);&quot;*end&quot;)" office:value-type="string" office:string-value="class MissingPriceCustomGood &lt; CzechPostB2bClient::ResponseCodes::BaseCode*  @code = 213* @text = 'MISSING_PRICE_CUSTOM_GOOD'*  @description = 'neuvedena celní hodnota položky'*  @type = :chyba*end" calcext:value-type="string">
            <text:p>class MissingPriceCustomGood &lt; CzechPostB2bClient::ResponseCodes::BaseCode* <text:s/>@code = 213* @text = 'MISSING_PRICE_CUSTOM_GOOD'* <text:s/>@description = 'neuvedena celní hodnota polož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ISSING_ISO_CUSTOM_GOOD</text:p>
          </table:table-cell>
          <table:table-cell office:value-type="string" calcext:value-type="string">
            <text:p>neuvedena země původu zboží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4]);&quot;_&quot;;&quot;&quot;)" office:value-type="string" office:string-value="MissingIsoCustomGood" calcext:value-type="string">
            <text:p>MissingIsoCustomGood</text:p>
          </table:table-cell>
          <table:table-cell table:style-name="ce1" table:formula="of:=CONCATENATE(&quot;class &quot;;[.E114];&quot; &lt; CzechPostB2bClient::ResponseCodes::BaseCode*  @code = &quot;;[.A114];&quot;* @text = '&quot;;TRIM([.B114]);&quot;'*  @description = '&quot;;TRIM([.C114]);&quot;'*  @type = :&quot;;LOWER([.D114]);&quot;*end&quot;)" office:value-type="string" office:string-value="class MissingIsoCustomGood &lt; CzechPostB2bClient::ResponseCodes::BaseCode*  @code = 214* @text = 'MISSING_ISO_CUSTOM_GOOD'*  @description = 'neuvedena země původu zboží'*  @type = :chyba*end" calcext:value-type="string">
            <text:p>class MissingIsoCustomGood &lt; CzechPostB2bClient::ResponseCodes::BaseCode* <text:s/>@code = 214* @text = 'MISSING_ISO_CUSTOM_GOOD'* <text:s/>@description = 'neuvedena země původu zbož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SSING_HS_CODE_CUSTOM_GOOD</text:p>
          </table:table-cell>
          <table:table-cell office:value-type="string" calcext:value-type="string">
            <text:p>neuveden tarifní kód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5]);&quot;_&quot;;&quot;&quot;)" office:value-type="string" office:string-value="MissingHsCodeCustomGood" calcext:value-type="string">
            <text:p>MissingHsCodeCustomGood</text:p>
          </table:table-cell>
          <table:table-cell table:style-name="ce1" table:formula="of:=CONCATENATE(&quot;class &quot;;[.E115];&quot; &lt; CzechPostB2bClient::ResponseCodes::BaseCode*  @code = &quot;;[.A115];&quot;* @text = '&quot;;TRIM([.B115]);&quot;'*  @description = '&quot;;TRIM([.C115]);&quot;'*  @type = :&quot;;LOWER([.D115]);&quot;*end&quot;)" office:value-type="string" office:string-value="class MissingHsCodeCustomGood &lt; CzechPostB2bClient::ResponseCodes::BaseCode*  @code = 215* @text = 'MISSING_HS_CODE_CUSTOM_GOOD'*  @description = 'neuveden tarifní kód'*  @type = :chyba*end" calcext:value-type="string">
            <text:p>class MissingHsCodeCustomGood &lt; CzechPostB2bClient::ResponseCodes::BaseCode* <text:s/>@code = 215* @text = 'MISSING_HS_CODE_CUSTOM_GOOD'* <text:s/>@description = 'neuveden tarifní kód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ISSING_CONTENT_CUSTOM_GOOD</text:p>
          </table:table-cell>
          <table:table-cell office:value-type="string" calcext:value-type="string">
            <text:p>neuveden popis obsahu zboží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6]);&quot;_&quot;;&quot;&quot;)" office:value-type="string" office:string-value="MissingContentCustomGood" calcext:value-type="string">
            <text:p>MissingContentCustomGood</text:p>
          </table:table-cell>
          <table:table-cell table:style-name="ce1" table:formula="of:=CONCATENATE(&quot;class &quot;;[.E116];&quot; &lt; CzechPostB2bClient::ResponseCodes::BaseCode*  @code = &quot;;[.A116];&quot;* @text = '&quot;;TRIM([.B116]);&quot;'*  @description = '&quot;;TRIM([.C116]);&quot;'*  @type = :&quot;;LOWER([.D116]);&quot;*end&quot;)" office:value-type="string" office:string-value="class MissingContentCustomGood &lt; CzechPostB2bClient::ResponseCodes::BaseCode*  @code = 216* @text = 'MISSING_CONTENT_CUSTOM_GOOD'*  @description = 'neuveden popis obsahu zboží'*  @type = :chyba*end" calcext:value-type="string">
            <text:p>class MissingContentCustomGood &lt; CzechPostB2bClient::ResponseCodes::BaseCode* <text:s/>@code = 216* @text = 'MISSING_CONTENT_CUSTOM_GOOD'* <text:s/>@description = 'neuveden popis obsahu zbož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NVALID_PRICE_CURRENCY</text:p>
          </table:table-cell>
          <table:table-cell office:value-type="string" calcext:value-type="string">
            <text:p>Nesouhlasí měna udané cen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7]);&quot;_&quot;;&quot;&quot;)" office:value-type="string" office:string-value="InvalidPriceCurrency" calcext:value-type="string">
            <text:p>InvalidPriceCurrency</text:p>
          </table:table-cell>
          <table:table-cell table:style-name="ce1" table:formula="of:=CONCATENATE(&quot;class &quot;;[.E117];&quot; &lt; CzechPostB2bClient::ResponseCodes::BaseCode*  @code = &quot;;[.A117];&quot;* @text = '&quot;;TRIM([.B117]);&quot;'*  @description = '&quot;;TRIM([.C117]);&quot;'*  @type = :&quot;;LOWER([.D117]);&quot;*end&quot;)" office:value-type="string" office:string-value="class InvalidPriceCurrency &lt; CzechPostB2bClient::ResponseCodes::BaseCode*  @code = 217* @text = 'INVALID_PRICE_CURRENCY'*  @description = 'Nesouhlasí měna udané ceny'*  @type = :chyba*end" calcext:value-type="string">
            <text:p>class InvalidPriceCurrency &lt; CzechPostB2bClient::ResponseCodes::BaseCode* <text:s/>@code = 217* @text = 'INVALID_PRICE_CURRENCY'* <text:s/>@description = 'Nesouhlasí měna udané ce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NVALID_AMOUNT_CURRENCY</text:p>
          </table:table-cell>
          <table:table-cell office:value-type="string" calcext:value-type="string">
            <text:p>Nesouhlasí měna dobír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8]);&quot;_&quot;;&quot;&quot;)" office:value-type="string" office:string-value="InvalidAmountCurrency" calcext:value-type="string">
            <text:p>InvalidAmountCurrency</text:p>
          </table:table-cell>
          <table:table-cell table:style-name="ce1" table:formula="of:=CONCATENATE(&quot;class &quot;;[.E118];&quot; &lt; CzechPostB2bClient::ResponseCodes::BaseCode*  @code = &quot;;[.A118];&quot;* @text = '&quot;;TRIM([.B118]);&quot;'*  @description = '&quot;;TRIM([.C118]);&quot;'*  @type = :&quot;;LOWER([.D118]);&quot;*end&quot;)" office:value-type="string" office:string-value="class InvalidAmountCurrency &lt; CzechPostB2bClient::ResponseCodes::BaseCode*  @code = 218* @text = 'INVALID_AMOUNT_CURRENCY'*  @description = 'Nesouhlasí měna dobírky'*  @type = :chyba*end" calcext:value-type="string">
            <text:p>class InvalidAmountCurrency &lt; CzechPostB2bClient::ResponseCodes::BaseCode* <text:s/>@code = 218* @text = 'INVALID_AMOUNT_CURRENCY'* <text:s/>@description = 'Nesouhlasí měna dobír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ISSING_ADDRESSEE_ZIP_CODE</text:p>
          </table:table-cell>
          <table:table-cell office:value-type="string" calcext:value-type="string">
            <text:p>PSČ adresáta musí být vyplněno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19]);&quot;_&quot;;&quot;&quot;)" office:value-type="string" office:string-value="MissingAddresseeZipCode" calcext:value-type="string">
            <text:p>MissingAddresseeZipCode</text:p>
          </table:table-cell>
          <table:table-cell table:style-name="ce1" table:formula="of:=CONCATENATE(&quot;class &quot;;[.E119];&quot; &lt; CzechPostB2bClient::ResponseCodes::BaseCode*  @code = &quot;;[.A119];&quot;* @text = '&quot;;TRIM([.B119]);&quot;'*  @description = '&quot;;TRIM([.C119]);&quot;'*  @type = :&quot;;LOWER([.D119]);&quot;*end&quot;)" office:value-type="string" office:string-value="class MissingAddresseeZipCode &lt; CzechPostB2bClient::ResponseCodes::BaseCode*  @code = 219* @text = 'MISSING_ADDRESSEE_ZIP_CODE'*  @description = 'PSČ adresáta musí být vyplněno'*  @type = :chyba*end" calcext:value-type="string">
            <text:p>class MissingAddresseeZipCode &lt; CzechPostB2bClient::ResponseCodes::BaseCode* <text:s/>@code = 219* @text = 'MISSING_ADDRESSEE_ZIP_CODE'* <text:s/>@description = 'PSČ adresáta musí být vyplněn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SSING_ADDRESSEE_CITY</text:p>
          </table:table-cell>
          <table:table-cell office:value-type="string" calcext:value-type="string">
            <text:p>Obec adresáta musí být vyplněna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0]);&quot;_&quot;;&quot;&quot;)" office:value-type="string" office:string-value="MissingAddresseeCity" calcext:value-type="string">
            <text:p>MissingAddresseeCity</text:p>
          </table:table-cell>
          <table:table-cell table:style-name="ce1" table:formula="of:=CONCATENATE(&quot;class &quot;;[.E120];&quot; &lt; CzechPostB2bClient::ResponseCodes::BaseCode*  @code = &quot;;[.A120];&quot;* @text = '&quot;;TRIM([.B120]);&quot;'*  @description = '&quot;;TRIM([.C120]);&quot;'*  @type = :&quot;;LOWER([.D120]);&quot;*end&quot;)" office:value-type="string" office:string-value="class MissingAddresseeCity &lt; CzechPostB2bClient::ResponseCodes::BaseCode*  @code = 220* @text = 'MISSING_ADDRESSEE_CITY'*  @description = 'Obec adresáta musí být vyplněna'*  @type = :chyba*end" calcext:value-type="string">
            <text:p>class MissingAddresseeCity &lt; CzechPostB2bClient::ResponseCodes::BaseCode* <text:s/>@code = 220* @text = 'MISSING_ADDRESSEE_CITY'* <text:s/>@description = 'Obec adresáta musí být vyplněn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VALID_WEIGHT_CUSTOM_GOOD_SUMMARY</text:p>
          </table:table-cell>
          <table:table-cell office:value-type="string" calcext:value-type="string">
            <text:p>celková hmotnost zboží je vyšší než hmotnost uvedená u zásilky <text:s text:c="8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1]);&quot;_&quot;;&quot;&quot;)" office:value-type="string" office:string-value="InvalidWeightCustomGoodSummary" calcext:value-type="string">
            <text:p>InvalidWeightCustomGoodSummary</text:p>
          </table:table-cell>
          <table:table-cell table:style-name="ce1" table:formula="of:=CONCATENATE(&quot;class &quot;;[.E121];&quot; &lt; CzechPostB2bClient::ResponseCodes::BaseCode*  @code = &quot;;[.A121];&quot;* @text = '&quot;;TRIM([.B121]);&quot;'*  @description = '&quot;;TRIM([.C121]);&quot;'*  @type = :&quot;;LOWER([.D121]);&quot;*end&quot;)" office:value-type="string" office:string-value="class InvalidWeightCustomGoodSummary &lt; CzechPostB2bClient::ResponseCodes::BaseCode*  @code = 221* @text = 'INVALID_WEIGHT_CUSTOM_GOOD_SUMMARY'*  @description = 'celková hmotnost zboží je vyšší než hmotnost uvedená u zásilky'*  @type = :chyba*end" calcext:value-type="string">
            <text:p>class InvalidWeightCustomGoodSummary &lt; CzechPostB2bClient::ResponseCodes::BaseCode* <text:s/>@code = 221* @text = 'INVALID_WEIGHT_CUSTOM_GOOD_SUMMARY'* <text:s/>@description = 'celková hmotnost zboží je vyšší než hmotnost uvedená u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ISSING_PARCEL_CUSTOM_GOOD</text:p>
          </table:table-cell>
          <table:table-cell office:value-type="string" calcext:value-type="string">
            <text:p>neuvedena zásilka k položkám obsahu zboží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2]);&quot;_&quot;;&quot;&quot;)" office:value-type="string" office:string-value="MissingParcelCustomGood" calcext:value-type="string">
            <text:p>MissingParcelCustomGood</text:p>
          </table:table-cell>
          <table:table-cell table:style-name="ce1" table:formula="of:=CONCATENATE(&quot;class &quot;;[.E122];&quot; &lt; CzechPostB2bClient::ResponseCodes::BaseCode*  @code = &quot;;[.A122];&quot;* @text = '&quot;;TRIM([.B122]);&quot;'*  @description = '&quot;;TRIM([.C122]);&quot;'*  @type = :&quot;;LOWER([.D122]);&quot;*end&quot;)" office:value-type="string" office:string-value="class MissingParcelCustomGood &lt; CzechPostB2bClient::ResponseCodes::BaseCode*  @code = 222* @text = 'MISSING_PARCEL_CUSTOM_GOOD'*  @description = 'neuvedena zásilka k položkám obsahu zboží'*  @type = :chyba*end" calcext:value-type="string">
            <text:p>class MissingParcelCustomGood &lt; CzechPostB2bClient::ResponseCodes::BaseCode* <text:s/>@code = 222* @text = 'MISSING_PARCEL_CUSTOM_GOOD'* <text:s/>@description = 'neuvedena zásilka k položkám obsahu zbož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NVALID_WEIGHT</text:p>
          </table:table-cell>
          <table:table-cell office:value-type="string" calcext:value-type="string">
            <text:p>váhové rozmezí je mimo povolený rozsah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3]);&quot;_&quot;;&quot;&quot;)" office:value-type="string" office:string-value="InvalidWeight" calcext:value-type="string">
            <text:p>InvalidWeight</text:p>
          </table:table-cell>
          <table:table-cell table:style-name="ce1" table:formula="of:=CONCATENATE(&quot;class &quot;;[.E123];&quot; &lt; CzechPostB2bClient::ResponseCodes::BaseCode*  @code = &quot;;[.A123];&quot;* @text = '&quot;;TRIM([.B123]);&quot;'*  @description = '&quot;;TRIM([.C123]);&quot;'*  @type = :&quot;;LOWER([.D123]);&quot;*end&quot;)" office:value-type="string" office:string-value="class InvalidWeight &lt; CzechPostB2bClient::ResponseCodes::BaseCode*  @code = 223* @text = 'INVALID_WEIGHT'*  @description = 'váhové rozmezí je mimo povolený rozsah'*  @type = :chyba*end" calcext:value-type="string">
            <text:p>class InvalidWeight &lt; CzechPostB2bClient::ResponseCodes::BaseCode* <text:s/>@code = 223* @text = 'INVALID_WEIGHT'* <text:s/>@description = 'váhové rozmezí je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VALID_ORDER_NUMBER</text:p>
          </table:table-cell>
          <table:table-cell office:value-type="string" calcext:value-type="string">
            <text:p>Číslo objednávky nelze použít, ještě nedošlo k jejímu odeslání <text:s text:c="10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4]);&quot;_&quot;;&quot;&quot;)" office:value-type="string" office:string-value="InvalidOrderNumber" calcext:value-type="string">
            <text:p>InvalidOrderNumber</text:p>
          </table:table-cell>
          <table:table-cell table:style-name="ce1" table:formula="of:=CONCATENATE(&quot;class &quot;;[.E124];&quot; &lt; CzechPostB2bClient::ResponseCodes::BaseCode*  @code = &quot;;[.A124];&quot;* @text = '&quot;;TRIM([.B124]);&quot;'*  @description = '&quot;;TRIM([.C124]);&quot;'*  @type = :&quot;;LOWER([.D124]);&quot;*end&quot;)" office:value-type="string" office:string-value="class InvalidOrderNumber &lt; CzechPostB2bClient::ResponseCodes::BaseCode*  @code = 224* @text = 'INVALID_ORDER_NUMBER'*  @description = 'Číslo objednávky nelze použít, ještě nedošlo k jejímu odeslání'*  @type = :chyba*end" calcext:value-type="string">
            <text:p>class InvalidOrderNumber &lt; CzechPostB2bClient::ResponseCodes::BaseCode* <text:s/>@code = 224* @text = 'INVALID_ORDER_NUMBER'* <text:s/>@description = 'Číslo objednávky nelze použít, ještě nedošlo k jejímu odeslán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souhlasí typ zásilky s typem produktu dané dávky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5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125];&quot; &lt; CzechPostB2bClient::ResponseCodes::BaseCode*  @code = &quot;;[.A125];&quot;* @text = '&quot;;TRIM([.B125]);&quot;'*  @description = '&quot;;TRIM([.C125]);&quot;'*  @type = :&quot;;LOWER([.D125]);&quot;*end&quot;)" office:value-type="string" office:string-value="class InvalidPrefix &lt; CzechPostB2bClient::ResponseCodes::BaseCode*  @code = 225* @text = 'INVALID_PREFIX'*  @description = 'Nesouhlasí typ zásilky s typem produktu dané dávky'*  @type = :chyba*end" calcext:value-type="string">
            <text:p>class InvalidPrefix &lt; CzechPostB2bClient::ResponseCodes::BaseCode* <text:s/>@code = 225* @text = 'INVALID_PREFIX'* <text:s/>@description = 'Nesouhlasí typ zásilky s typem produktu dané dáv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ALID_CONTENT_CUSTOM_GOOD</text:p>
          </table:table-cell>
          <table:table-cell office:value-type="string" calcext:value-type="string">
            <text:p>Celní hodnota položky je mimo povolený rozsah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6]);&quot;_&quot;;&quot;&quot;)" office:value-type="string" office:string-value="InvalidContentCustomGood" calcext:value-type="string">
            <text:p>InvalidContentCustomGood</text:p>
          </table:table-cell>
          <table:table-cell table:style-name="ce1" table:formula="of:=CONCATENATE(&quot;class &quot;;[.E126];&quot; &lt; CzechPostB2bClient::ResponseCodes::BaseCode*  @code = &quot;;[.A126];&quot;* @text = '&quot;;TRIM([.B126]);&quot;'*  @description = '&quot;;TRIM([.C126]);&quot;'*  @type = :&quot;;LOWER([.D126]);&quot;*end&quot;)" office:value-type="string" office:string-value="class InvalidContentCustomGood &lt; CzechPostB2bClient::ResponseCodes::BaseCode*  @code = 226* @text = 'INVALID_CONTENT_CUSTOM_GOOD'*  @description = 'Celní hodnota položky je mimo povolený rozsah'*  @type = :chyba*end" calcext:value-type="string">
            <text:p>class InvalidContentCustomGood &lt; CzechPostB2bClient::ResponseCodes::BaseCode* <text:s/>@code = 226* @text = 'INVALID_CONTENT_CUSTOM_GOOD'* <text:s/>@description = 'Celní hodnota položky je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NVALID_CUSTOM_GOOD_NUMBER</text:p>
          </table:table-cell>
          <table:table-cell office:value-type="string" calcext:value-type="string">
            <text:p>počet položek celního obsahu mimo povolený rozsah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7]);&quot;_&quot;;&quot;&quot;)" office:value-type="string" office:string-value="InvalidCustomGoodNumber" calcext:value-type="string">
            <text:p>InvalidCustomGoodNumber</text:p>
          </table:table-cell>
          <table:table-cell table:style-name="ce1" table:formula="of:=CONCATENATE(&quot;class &quot;;[.E127];&quot; &lt; CzechPostB2bClient::ResponseCodes::BaseCode*  @code = &quot;;[.A127];&quot;* @text = '&quot;;TRIM([.B127]);&quot;'*  @description = '&quot;;TRIM([.C127]);&quot;'*  @type = :&quot;;LOWER([.D127]);&quot;*end&quot;)" office:value-type="string" office:string-value="class InvalidCustomGoodNumber &lt; CzechPostB2bClient::ResponseCodes::BaseCode*  @code = 227* @text = 'INVALID_CUSTOM_GOOD_NUMBER'*  @description = 'počet položek celního obsahu mimo povolený rozsah'*  @type = :chyba*end" calcext:value-type="string">
            <text:p>class InvalidCustomGoodNumber &lt; CzechPostB2bClient::ResponseCodes::BaseCode* <text:s/>@code = 227* @text = 'INVALID_CUSTOM_GOOD_NUMBER'* <text:s/>@description = 'počet položek celního obsahu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SSING_REQUIRED_VOUCHER_PRICE</text:p>
          </table:table-cell>
          <table:table-cell office:value-type="string" calcext:value-type="string">
            <text:p>neuvedena částka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8]);&quot;_&quot;;&quot;&quot;)" office:value-type="string" office:string-value="MissingRequiredVoucherPrice" calcext:value-type="string">
            <text:p>MissingRequiredVoucherPrice</text:p>
          </table:table-cell>
          <table:table-cell table:style-name="ce1" table:formula="of:=CONCATENATE(&quot;class &quot;;[.E128];&quot; &lt; CzechPostB2bClient::ResponseCodes::BaseCode*  @code = &quot;;[.A128];&quot;* @text = '&quot;;TRIM([.B128]);&quot;'*  @description = '&quot;;TRIM([.C128]);&quot;'*  @type = :&quot;;LOWER([.D128]);&quot;*end&quot;)" office:value-type="string" office:string-value="class MissingRequiredVoucherPrice &lt; CzechPostB2bClient::ResponseCodes::BaseCode*  @code = 228* @text = 'MISSING_REQUIRED_VOUCHER_PRICE'*  @description = 'neuvedena částka'*  @type = :chyba*end" calcext:value-type="string">
            <text:p>class MissingRequiredVoucherPrice &lt; CzechPostB2bClient::ResponseCodes::BaseCode* <text:s/>@code = 228* @text = 'MISSING_REQUIRED_VOUCHER_PRICE'* <text:s/>@description = 'neuvedena část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SSING_REQUIRED_PAYDAY</text:p>
          </table:table-cell>
          <table:table-cell office:value-type="string" calcext:value-type="string">
            <text:p>termín výplaty není uveden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29]);&quot;_&quot;;&quot;&quot;)" office:value-type="string" office:string-value="MissingRequiredPayday" calcext:value-type="string">
            <text:p>MissingRequiredPayday</text:p>
          </table:table-cell>
          <table:table-cell table:style-name="ce1" table:formula="of:=CONCATENATE(&quot;class &quot;;[.E129];&quot; &lt; CzechPostB2bClient::ResponseCodes::BaseCode*  @code = &quot;;[.A129];&quot;* @text = '&quot;;TRIM([.B129]);&quot;'*  @description = '&quot;;TRIM([.C129]);&quot;'*  @type = :&quot;;LOWER([.D129]);&quot;*end&quot;)" office:value-type="string" office:string-value="class MissingRequiredPayday &lt; CzechPostB2bClient::ResponseCodes::BaseCode*  @code = 230* @text = 'MISSING_REQUIRED_PAYDAY'*  @description = 'termín výplaty není uveden'*  @type = :chyba*end" calcext:value-type="string">
            <text:p>class MissingRequiredPayday &lt; CzechPostB2bClient::ResponseCodes::BaseCode* <text:s/>@code = 230* @text = 'MISSING_REQUIRED_PAYDAY'* <text:s/>@description = 'termín výplaty není uvede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NVALID_PAYDAY</text:p>
          </table:table-cell>
          <table:table-cell office:value-type="string" calcext:value-type="string">
            <text:p>termín výplaty je mimo povolené rozmezí 365 dní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0]);&quot;_&quot;;&quot;&quot;)" office:value-type="string" office:string-value="InvalidPayday" calcext:value-type="string">
            <text:p>InvalidPayday</text:p>
          </table:table-cell>
          <table:table-cell table:style-name="ce1" table:formula="of:=CONCATENATE(&quot;class &quot;;[.E130];&quot; &lt; CzechPostB2bClient::ResponseCodes::BaseCode*  @code = &quot;;[.A130];&quot;* @text = '&quot;;TRIM([.B130]);&quot;'*  @description = '&quot;;TRIM([.C130]);&quot;'*  @type = :&quot;;LOWER([.D130]);&quot;*end&quot;)" office:value-type="string" office:string-value="class InvalidPayday &lt; CzechPostB2bClient::ResponseCodes::BaseCode*  @code = 231* @text = 'INVALID_PAYDAY'*  @description = 'termín výplaty je mimo povolené rozmezí 365 dní'*  @type = :chyba*end" calcext:value-type="string">
            <text:p>class InvalidPayday &lt; CzechPostB2bClient::ResponseCodes::BaseCode* <text:s/>@code = 231* @text = 'INVALID_PAYDAY'* <text:s/>@description = 'termín výplaty je mimo povolené rozmezí 365 dn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verenoVecerniDorucovani</text:p>
          </table:table-cell>
          <table:table-cell office:value-type="string" calcext:value-type="string">
            <text:p>termín výplaty není platné datum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1]);&quot;_&quot;;&quot;&quot;)" office:value-type="string" office:string-value="Overenovecernidorucovani" calcext:value-type="string">
            <text:p>Overenovecernidorucovani</text:p>
          </table:table-cell>
          <table:table-cell table:style-name="ce1" table:formula="of:=CONCATENATE(&quot;class &quot;;[.E131];&quot; &lt; CzechPostB2bClient::ResponseCodes::BaseCode*  @code = &quot;;[.A131];&quot;* @text = '&quot;;TRIM([.B131]);&quot;'*  @description = '&quot;;TRIM([.C131]);&quot;'*  @type = :&quot;;LOWER([.D131]);&quot;*end&quot;)" office:value-type="string" office:string-value="class Overenovecernidorucovani &lt; CzechPostB2bClient::ResponseCodes::BaseCode*  @code = 232* @text = 'overenoVecerniDorucovani'*  @description = 'termín výplaty není platné datum'*  @type = :chyba*end" calcext:value-type="string">
            <text:p>class Overenovecernidorucovani &lt; CzechPostB2bClient::ResponseCodes::BaseCode* <text:s/>@code = 232* @text = 'overenoVecerniDorucovani'* <text:s/>@description = 'termín výplaty není platné datum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ISSING_REQUIRED_SERVICE 3/32/33</text:p>
          </table:table-cell>
          <table:table-cell office:value-type="string" calcext:value-type="string">
            <text:p>neuvedena povinná služba 3 ani 32 ani 33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2]);&quot;_&quot;;&quot;&quot;)" office:value-type="string" office:string-value="MissingRequiredService 3/32/33" calcext:value-type="string">
            <text:p>MissingRequiredService 3/32/33</text:p>
          </table:table-cell>
          <table:table-cell table:style-name="ce1" table:formula="of:=CONCATENATE(&quot;class &quot;;[.E132];&quot; &lt; CzechPostB2bClient::ResponseCodes::BaseCode*  @code = &quot;;[.A132];&quot;* @text = '&quot;;TRIM([.B132]);&quot;'*  @description = '&quot;;TRIM([.C132]);&quot;'*  @type = :&quot;;LOWER([.D132]);&quot;*end&quot;)" office:value-type="string" office:string-value="class MissingRequiredService 3/32/33 &lt; CzechPostB2bClient::ResponseCodes::BaseCode*  @code = 240* @text = 'MISSING_REQUIRED_SERVICE 3/32/33'*  @description = 'neuvedena povinná služba 3 ani 32 ani 33'*  @type = :chyba*end" calcext:value-type="string">
            <text:p>class MissingRequiredService 3/32/33 &lt; CzechPostB2bClient::ResponseCodes::BaseCode* <text:s/>@code = 240* @text = 'MISSING_REQUIRED_SERVICE 3/32/33'* <text:s/>@description = 'neuvedena povinná služba 3 ani 32 ani 33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SSING_REQUIRED_SERVICE_10</text:p>
          </table:table-cell>
          <table:table-cell office:value-type="string" calcext:value-type="string">
            <text:p>neuvedena služba 10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3]);&quot;_&quot;;&quot;&quot;)" office:value-type="string" office:string-value="MissingRequiredService10" calcext:value-type="string">
            <text:p>MissingRequiredService10</text:p>
          </table:table-cell>
          <table:table-cell table:style-name="ce1" table:formula="of:=CONCATENATE(&quot;class &quot;;[.E133];&quot; &lt; CzechPostB2bClient::ResponseCodes::BaseCode*  @code = &quot;;[.A133];&quot;* @text = '&quot;;TRIM([.B133]);&quot;'*  @description = '&quot;;TRIM([.C133]);&quot;'*  @type = :&quot;;LOWER([.D133]);&quot;*end&quot;)" office:value-type="string" office:string-value="class MissingRequiredService10 &lt; CzechPostB2bClient::ResponseCodes::BaseCode*  @code = 241* @text = 'MISSING_REQUIRED_SERVICE_10'*  @description = 'neuvedena služba 10'*  @type = :chyba*end" calcext:value-type="string">
            <text:p>class MissingRequiredService10 &lt; CzechPostB2bClient::ResponseCodes::BaseCode* <text:s/>@code = 241* @text = 'MISSING_REQUIRED_SERVICE_10'* <text:s/>@description = 'neuvedena služba 10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SSING_REQUIRED_SERVICE 1A/1B</text:p>
          </table:table-cell>
          <table:table-cell office:value-type="string" calcext:value-type="string">
            <text:p>neuvedena povinná služba 1A ani 1B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4]);&quot;_&quot;;&quot;&quot;)" office:value-type="string" office:string-value="MissingRequiredService 1A/1B" calcext:value-type="string">
            <text:p>MissingRequiredService 1A/1B</text:p>
          </table:table-cell>
          <table:table-cell table:style-name="ce1" table:formula="of:=CONCATENATE(&quot;class &quot;;[.E134];&quot; &lt; CzechPostB2bClient::ResponseCodes::BaseCode*  @code = &quot;;[.A134];&quot;* @text = '&quot;;TRIM([.B134]);&quot;'*  @description = '&quot;;TRIM([.C134]);&quot;'*  @type = :&quot;;LOWER([.D134]);&quot;*end&quot;)" office:value-type="string" office:string-value="class MissingRequiredService 1A/1B &lt; CzechPostB2bClient::ResponseCodes::BaseCode*  @code = 242* @text = 'MISSING_REQUIRED_SERVICE 1A/1B'*  @description = 'neuvedena povinná služba 1A ani 1B'*  @type = :chyba*end" calcext:value-type="string">
            <text:p>class MissingRequiredService 1A/1B &lt; CzechPostB2bClient::ResponseCodes::BaseCode* <text:s/>@code = 242* @text = 'MISSING_REQUIRED_SERVICE 1A/1B'* <text:s/>@description = 'neuvedena povinná služba 1A ani 1B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SSING_REQUIRED_SERVICE</text:p>
          </table:table-cell>
          <table:table-cell office:value-type="string" calcext:value-type="string">
            <text:p>neuvedeny dispozice pro nakládání se zásilkou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5]);&quot;_&quot;;&quot;&quot;)" office:value-type="string" office:string-value="MissingRequiredService" calcext:value-type="string">
            <text:p>MissingRequiredService</text:p>
          </table:table-cell>
          <table:table-cell table:style-name="ce1" table:formula="of:=CONCATENATE(&quot;class &quot;;[.E135];&quot; &lt; CzechPostB2bClient::ResponseCodes::BaseCode*  @code = &quot;;[.A135];&quot;* @text = '&quot;;TRIM([.B135]);&quot;'*  @description = '&quot;;TRIM([.C135]);&quot;'*  @type = :&quot;;LOWER([.D135]);&quot;*end&quot;)" office:value-type="string" office:string-value="class MissingRequiredService &lt; CzechPostB2bClient::ResponseCodes::BaseCode*  @code = 243* @text = 'MISSING_REQUIRED_SERVICE'*  @description = 'neuvedeny dispozice pro nakládání se zásilkou'*  @type = :chyba*end" calcext:value-type="string">
            <text:p>class MissingRequiredService &lt; CzechPostB2bClient::ResponseCodes::BaseCode* <text:s/>@code = 243* @text = 'MISSING_REQUIRED_SERVICE'* <text:s/>@description = 'neuvedeny dispozice pro nakládání se zásilko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SSING_REQUIRED_SERVICE</text:p>
          </table:table-cell>
          <table:table-cell office:value-type="string" calcext:value-type="string">
            <text:p>neuveden způsob vrácení zásilky (ekonom./let.)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6]);&quot;_&quot;;&quot;&quot;)" office:value-type="string" office:string-value="MissingRequiredService" calcext:value-type="string">
            <text:p>MissingRequiredService</text:p>
          </table:table-cell>
          <table:table-cell table:style-name="ce1" table:formula="of:=CONCATENATE(&quot;class &quot;;[.E136];&quot; &lt; CzechPostB2bClient::ResponseCodes::BaseCode*  @code = &quot;;[.A136];&quot;* @text = '&quot;;TRIM([.B136]);&quot;'*  @description = '&quot;;TRIM([.C136]);&quot;'*  @type = :&quot;;LOWER([.D136]);&quot;*end&quot;)" office:value-type="string" office:string-value="class MissingRequiredService &lt; CzechPostB2bClient::ResponseCodes::BaseCode*  @code = 243* @text = 'MISSING_REQUIRED_SERVICE'*  @description = 'neuveden způsob vrácení zásilky (ekonom./let.)'*  @type = :chyba*end" calcext:value-type="string">
            <text:p>class MissingRequiredService &lt; CzechPostB2bClient::ResponseCodes::BaseCode* <text:s/>@code = 243* @text = 'MISSING_REQUIRED_SERVICE'* <text:s/>@description = 'neuveden způsob vrácení zásilky (ekonom./let.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ISSING_RETURN_NUMBER_DAYS</text:p>
          </table:table-cell>
          <table:table-cell office:value-type="string" calcext:value-type="string">
            <text:p>neuveden počet dní pro vrácení zá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7]);&quot;_&quot;;&quot;&quot;)" office:value-type="string" office:string-value="MissingReturnNumberDays" calcext:value-type="string">
            <text:p>MissingReturnNumberDays</text:p>
          </table:table-cell>
          <table:table-cell table:style-name="ce1" table:formula="of:=CONCATENATE(&quot;class &quot;;[.E137];&quot; &lt; CzechPostB2bClient::ResponseCodes::BaseCode*  @code = &quot;;[.A137];&quot;* @text = '&quot;;TRIM([.B137]);&quot;'*  @description = '&quot;;TRIM([.C137]);&quot;'*  @type = :&quot;;LOWER([.D137]);&quot;*end&quot;)" office:value-type="string" office:string-value="class MissingReturnNumberDays &lt; CzechPostB2bClient::ResponseCodes::BaseCode*  @code = 245* @text = 'MISSING_RETURN_NUMBER_DAYS'*  @description = 'neuveden počet dní pro vrácení zásilky'*  @type = :chyba*end" calcext:value-type="string">
            <text:p>class MissingReturnNumberDays &lt; CzechPostB2bClient::ResponseCodes::BaseCode* <text:s/>@code = 245* @text = 'MISSING_RETURN_NUMBER_DAYS'* <text:s/>@description = 'neuveden počet dní pro vrácení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NVALID_RETURN_NUMBER_DAYS</text:p>
          </table:table-cell>
          <table:table-cell office:value-type="string" calcext:value-type="string">
            <text:p>počet dní pro vrácení zásilky mimo povolený rozsah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8]);&quot;_&quot;;&quot;&quot;)" office:value-type="string" office:string-value="InvalidReturnNumberDays" calcext:value-type="string">
            <text:p>InvalidReturnNumberDays</text:p>
          </table:table-cell>
          <table:table-cell table:style-name="ce1" table:formula="of:=CONCATENATE(&quot;class &quot;;[.E138];&quot; &lt; CzechPostB2bClient::ResponseCodes::BaseCode*  @code = &quot;;[.A138];&quot;* @text = '&quot;;TRIM([.B138]);&quot;'*  @description = '&quot;;TRIM([.C138]);&quot;'*  @type = :&quot;;LOWER([.D138]);&quot;*end&quot;)" office:value-type="string" office:string-value="class InvalidReturnNumberDays &lt; CzechPostB2bClient::ResponseCodes::BaseCode*  @code = 246* @text = 'INVALID_RETURN_NUMBER_DAYS'*  @description = 'počet dní pro vrácení zásilky mimo povolený rozsah'*  @type = :chyba*end" calcext:value-type="string">
            <text:p>class InvalidReturnNumberDays &lt; CzechPostB2bClient::ResponseCodes::BaseCode* <text:s/>@code = 246* @text = 'INVALID_RETURN_NUMBER_DAYS'* <text:s/>@description = 'počet dní pro vrácení zásilky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nepovolená provozovna pro adresu typu Balíkovn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39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139];&quot; &lt; CzechPostB2bClient::ResponseCodes::BaseCode*  @code = &quot;;[.A139];&quot;* @text = '&quot;;TRIM([.B139]);&quot;'*  @description = '&quot;;TRIM([.C139]);&quot;'*  @type = :&quot;;LOWER([.D139]);&quot;*end&quot;)" office:value-type="string" office:string-value="class InvalidAdress &lt; CzechPostB2bClient::ResponseCodes::BaseCode*  @code = 247* @text = 'INVALID_ADRESS'*  @description = 'nepovolená provozovna pro adresu typu Balíkovna'*  @type = :chyba*end" calcext:value-type="string">
            <text:p>class InvalidAdress &lt; CzechPostB2bClient::ResponseCodes::BaseCode* <text:s/>@code = 247* @text = 'INVALID_ADRESS'* <text:s/>@description = 'nepovolená provozovna pro adresu typu Balíkovn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NVALID_ADRESS</text:p>
          </table:table-cell>
          <table:table-cell table:style-name="ce2" office:value-type="string" calcext:value-type="string">
            <text:p>adresa je vhodná pouze pro produkt balík do Balíkovn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0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140];&quot; &lt; CzechPostB2bClient::ResponseCodes::BaseCode*  @code = &quot;;[.A140];&quot;* @text = '&quot;;TRIM([.B140]);&quot;'*  @description = '&quot;;TRIM([.C140]);&quot;'*  @type = :&quot;;LOWER([.D140]);&quot;*end&quot;)" office:value-type="string" office:string-value="class InvalidAdress &lt; CzechPostB2bClient::ResponseCodes::BaseCode*  @code = 248* @text = 'INVALID_ADRESS'*  @description = 'adresa je vhodná pouze pro produkt balík do Balíkovny'*  @type = :chyba*end" calcext:value-type="string">
            <text:p>class InvalidAdress &lt; CzechPostB2bClient::ResponseCodes::BaseCode* <text:s/>@code = 248* @text = 'INVALID_ADRESS'* <text:s/>@description = 'adresa je vhodná pouze pro produkt balík do Balíkov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ISSING_REQUIRED_EMAIL</text:p>
          </table:table-cell>
          <table:table-cell office:value-type="string" calcext:value-type="string">
            <text:p>není uveden povinný údaj - email adresát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1]);&quot;_&quot;;&quot;&quot;)" office:value-type="string" office:string-value="MissingRequiredEmail" calcext:value-type="string">
            <text:p>MissingRequiredEmail</text:p>
          </table:table-cell>
          <table:table-cell table:style-name="ce1" table:formula="of:=CONCATENATE(&quot;class &quot;;[.E141];&quot; &lt; CzechPostB2bClient::ResponseCodes::BaseCode*  @code = &quot;;[.A141];&quot;* @text = '&quot;;TRIM([.B141]);&quot;'*  @description = '&quot;;TRIM([.C141]);&quot;'*  @type = :&quot;;LOWER([.D141]);&quot;*end&quot;)" office:value-type="string" office:string-value="class MissingRequiredEmail &lt; CzechPostB2bClient::ResponseCodes::BaseCode*  @code = 250* @text = 'MISSING_REQUIRED_EMAIL'*  @description = 'není uveden povinný údaj - email adresáta'*  @type = :chyba*end" calcext:value-type="string">
            <text:p>class MissingRequiredEmail &lt; CzechPostB2bClient::ResponseCodes::BaseCode* <text:s/>@code = 250* @text = 'MISSING_REQUIRED_EMAIL'* <text:s/>@description = 'není uveden povinný údaj - email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SSING_REQUIRED_FIRST_NAME_ADDRESSEE_DOCUMENT</text:p>
          </table:table-cell>
          <table:table-cell office:value-type="string" calcext:value-type="string">
            <text:p>neuvedeno jméno adresáta dokumentů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2]);&quot;_&quot;;&quot;&quot;)" office:value-type="string" office:string-value="MissingRequiredFirstNameAddresseeDocument" calcext:value-type="string">
            <text:p>MissingRequiredFirstNameAddresseeDocument</text:p>
          </table:table-cell>
          <table:table-cell table:style-name="ce1" table:formula="of:=CONCATENATE(&quot;class &quot;;[.E142];&quot; &lt; CzechPostB2bClient::ResponseCodes::BaseCode*  @code = &quot;;[.A142];&quot;* @text = '&quot;;TRIM([.B142]);&quot;'*  @description = '&quot;;TRIM([.C142]);&quot;'*  @type = :&quot;;LOWER([.D142]);&quot;*end&quot;)" office:value-type="string" office:string-value="class MissingRequiredFirstNameAddresseeDocument &lt; CzechPostB2bClient::ResponseCodes::BaseCode*  @code = 252* @text = 'MISSING_REQUIRED_FIRST_NAME_ADDRESSEE_DOCUMENT'*  @description = 'neuvedeno jméno adresáta dokumentů'*  @type = :chyba*end" calcext:value-type="string">
            <text:p>class MissingRequiredFirstNameAddresseeDocument &lt; CzechPostB2bClient::ResponseCodes::BaseCode* <text:s/>@code = 252* @text = 'MISSING_REQUIRED_FIRST_NAME_ADDRESSEE_DOCUMENT'* <text:s/>@description = 'neuvedeno jméno adresáta dokumentů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NFO_INEXACT_ADDRESS</text:p>
          </table:table-cell>
          <table:table-cell office:value-type="string" calcext:value-type="string">
            <text:p>nepřesná (nejednoznačná) adres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43]);&quot;_&quot;;&quot;&quot;)" office:value-type="string" office:string-value="InfoInexactAddress" calcext:value-type="string">
            <text:p>InfoInexactAddress</text:p>
          </table:table-cell>
          <table:table-cell table:style-name="ce1" table:formula="of:=CONCATENATE(&quot;class &quot;;[.E143];&quot; &lt; CzechPostB2bClient::ResponseCodes::BaseCode*  @code = &quot;;[.A143];&quot;* @text = '&quot;;TRIM([.B143]);&quot;'*  @description = '&quot;;TRIM([.C143]);&quot;'*  @type = :&quot;;LOWER([.D143]);&quot;*end&quot;)" office:value-type="string" office:string-value="class InfoInexactAddress &lt; CzechPostB2bClient::ResponseCodes::BaseCode*  @code = 253* @text = 'INFO_INEXACT_ADDRESS'*  @description = 'nepřesná (nejednoznačná) adresa'*  @type = :info*end" calcext:value-type="string">
            <text:p>class InfoInexactAddress &lt; CzechPostB2bClient::ResponseCodes::BaseCode* <text:s/>@code = 253* @text = 'INFO_INEXACT_ADDRESS'* <text:s/>@description = 'nepřesná (nejednoznačná) adres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chybné ID čárového kódu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4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144];&quot; &lt; CzechPostB2bClient::ResponseCodes::BaseCode*  @code = &quot;;[.A144];&quot;* @text = '&quot;;TRIM([.B144]);&quot;'*  @description = '&quot;;TRIM([.C144]);&quot;'*  @type = :&quot;;LOWER([.D144]);&quot;*end&quot;)" office:value-type="string" office:string-value="class InvalidParcelCode &lt; CzechPostB2bClient::ResponseCodes::BaseCode*  @code = 254* @text = 'INVALID_PARCEL_CODE'*  @description = 'chybné ID čárového kódu'*  @type = :chyba*end" calcext:value-type="string">
            <text:p>class InvalidParcelCode &lt; CzechPostB2bClient::ResponseCodes::BaseCode* <text:s/>@code = 254* @text = 'INVALID_PARCEL_CODE'* <text:s/>@description = 'chybné ID čárového kód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chybné ID čárového kódu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5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145];&quot; &lt; CzechPostB2bClient::ResponseCodes::BaseCode*  @code = &quot;;[.A145];&quot;* @text = '&quot;;TRIM([.B145]);&quot;'*  @description = '&quot;;TRIM([.C145]);&quot;'*  @type = :&quot;;LOWER([.D145]);&quot;*end&quot;)" office:value-type="string" office:string-value="class InvalidParcelCode &lt; CzechPostB2bClient::ResponseCodes::BaseCode*  @code = 255* @text = 'INVALID_PARCEL_CODE'*  @description = 'chybné ID čárového kódu'*  @type = :chyba*end" calcext:value-type="string">
            <text:p>class InvalidParcelCode &lt; CzechPostB2bClient::ResponseCodes::BaseCode* <text:s/>@code = 255* @text = 'INVALID_PARCEL_CODE'* <text:s/>@description = 'chybné ID čárového kód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UPLICATE_PARCEL_CODE</text:p>
          </table:table-cell>
          <table:table-cell office:value-type="string" calcext:value-type="string">
            <text:p>duplicitní ID čárového kódu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6]);&quot;_&quot;;&quot;&quot;)" office:value-type="string" office:string-value="DuplicateParcelCode" calcext:value-type="string">
            <text:p>DuplicateParcelCode</text:p>
          </table:table-cell>
          <table:table-cell table:style-name="ce1" table:formula="of:=CONCATENATE(&quot;class &quot;;[.E146];&quot; &lt; CzechPostB2bClient::ResponseCodes::BaseCode*  @code = &quot;;[.A146];&quot;* @text = '&quot;;TRIM([.B146]);&quot;'*  @description = '&quot;;TRIM([.C146]);&quot;'*  @type = :&quot;;LOWER([.D146]);&quot;*end&quot;)" office:value-type="string" office:string-value="class DuplicateParcelCode &lt; CzechPostB2bClient::ResponseCodes::BaseCode*  @code = 256* @text = 'DUPLICATE_PARCEL_CODE'*  @description = 'duplicitní ID čárového kódu'*  @type = :chyba*end" calcext:value-type="string">
            <text:p>class DuplicateParcelCode &lt; CzechPostB2bClient::ResponseCodes::BaseCode* <text:s/>@code = 256* @text = 'DUPLICATE_PARCEL_CODE'* <text:s/>@description = 'duplicitní ID čárového kód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VALID_ADRESS</text:p>
          </table:table-cell>
          <table:table-cell office:value-type="string" calcext:value-type="string">
            <text:p>adresa je vhodná pouze pro vnitrostátní zá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7]);&quot;_&quot;;&quot;&quot;)" office:value-type="string" office:string-value="InvalidAdress" calcext:value-type="string">
            <text:p>InvalidAdress</text:p>
          </table:table-cell>
          <table:table-cell table:style-name="ce1" table:formula="of:=CONCATENATE(&quot;class &quot;;[.E147];&quot; &lt; CzechPostB2bClient::ResponseCodes::BaseCode*  @code = &quot;;[.A147];&quot;* @text = '&quot;;TRIM([.B147]);&quot;'*  @description = '&quot;;TRIM([.C147]);&quot;'*  @type = :&quot;;LOWER([.D147]);&quot;*end&quot;)" office:value-type="string" office:string-value="class InvalidAdress &lt; CzechPostB2bClient::ResponseCodes::BaseCode*  @code = 257* @text = 'INVALID_ADRESS'*  @description = 'adresa je vhodná pouze pro vnitrostátní zásilky'*  @type = :chyba*end" calcext:value-type="string">
            <text:p>class InvalidAdress &lt; CzechPostB2bClient::ResponseCodes::BaseCode* <text:s/>@code = 257* @text = 'INVALID_ADRESS'* <text:s/>@description = 'adresa je vhodná pouze pro vnitrostátní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SSING_VS</text:p>
          </table:table-cell>
          <table:table-cell office:value-type="string" calcext:value-type="string">
            <text:p>nevyplněn variabilní symbol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8]);&quot;_&quot;;&quot;&quot;)" office:value-type="string" office:string-value="MissingVs" calcext:value-type="string">
            <text:p>MissingVs</text:p>
          </table:table-cell>
          <table:table-cell table:style-name="ce1" table:formula="of:=CONCATENATE(&quot;class &quot;;[.E148];&quot; &lt; CzechPostB2bClient::ResponseCodes::BaseCode*  @code = &quot;;[.A148];&quot;* @text = '&quot;;TRIM([.B148]);&quot;'*  @description = '&quot;;TRIM([.C148]);&quot;'*  @type = :&quot;;LOWER([.D148]);&quot;*end&quot;)" office:value-type="string" office:string-value="class MissingVs &lt; CzechPostB2bClient::ResponseCodes::BaseCode*  @code = 258* @text = 'MISSING_VS'*  @description = 'nevyplněn variabilní symbol'*  @type = :chyba*end" calcext:value-type="string">
            <text:p>class MissingVs &lt; CzechPostB2bClient::ResponseCodes::BaseCode* <text:s/>@code = 258* @text = 'MISSING_VS'* <text:s/>@description = 'nevyplněn variabilní symbol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ISSING_ADDRESSEE_CITY</text:p>
          </table:table-cell>
          <table:table-cell office:value-type="string" calcext:value-type="string">
            <text:p>není uveden povinný údaj - město adresát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49]);&quot;_&quot;;&quot;&quot;)" office:value-type="string" office:string-value="MissingAddresseeCity" calcext:value-type="string">
            <text:p>MissingAddresseeCity</text:p>
          </table:table-cell>
          <table:table-cell table:style-name="ce1" table:formula="of:=CONCATENATE(&quot;class &quot;;[.E149];&quot; &lt; CzechPostB2bClient::ResponseCodes::BaseCode*  @code = &quot;;[.A149];&quot;* @text = '&quot;;TRIM([.B149]);&quot;'*  @description = '&quot;;TRIM([.C149]);&quot;'*  @type = :&quot;;LOWER([.D149]);&quot;*end&quot;)" office:value-type="string" office:string-value="class MissingAddresseeCity &lt; CzechPostB2bClient::ResponseCodes::BaseCode*  @code = 259* @text = 'MISSING_ADDRESSEE_CITY'*  @description = 'není uveden povinný údaj - město adresáta'*  @type = :chyba*end" calcext:value-type="string">
            <text:p>class MissingAddresseeCity &lt; CzechPostB2bClient::ResponseCodes::BaseCode* <text:s/>@code = 259* @text = 'MISSING_ADDRESSEE_CITY'* <text:s/>@description = 'není uveden povinný údaj - město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ISSING_ADDRESSEE_STREET</text:p>
          </table:table-cell>
          <table:table-cell office:value-type="string" calcext:value-type="string">
            <text:p>není uveden povinný údaj – ulice adresát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0]);&quot;_&quot;;&quot;&quot;)" office:value-type="string" office:string-value="MissingAddresseeStreet" calcext:value-type="string">
            <text:p>MissingAddresseeStreet</text:p>
          </table:table-cell>
          <table:table-cell table:style-name="ce1" table:formula="of:=CONCATENATE(&quot;class &quot;;[.E150];&quot; &lt; CzechPostB2bClient::ResponseCodes::BaseCode*  @code = &quot;;[.A150];&quot;* @text = '&quot;;TRIM([.B150]);&quot;'*  @description = '&quot;;TRIM([.C150]);&quot;'*  @type = :&quot;;LOWER([.D150]);&quot;*end&quot;)" office:value-type="string" office:string-value="class MissingAddresseeStreet &lt; CzechPostB2bClient::ResponseCodes::BaseCode*  @code = 260* @text = 'MISSING_ADDRESSEE_STREET'*  @description = 'není uveden povinný údaj – ulice adresáta'*  @type = :chyba*end" calcext:value-type="string">
            <text:p>class MissingAddresseeStreet &lt; CzechPostB2bClient::ResponseCodes::BaseCode* <text:s/>@code = 260* @text = 'MISSING_ADDRESSEE_STREET'* <text:s/>@description = 'není uveden povinný údaj – ulice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ISSING_SIZE_CATEGORY</text:p>
          </table:table-cell>
          <table:table-cell office:value-type="string" calcext:value-type="string">
            <text:p>neuvedena rozměrová kategorie zá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1]);&quot;_&quot;;&quot;&quot;)" office:value-type="string" office:string-value="MissingSizeCategory" calcext:value-type="string">
            <text:p>MissingSizeCategory</text:p>
          </table:table-cell>
          <table:table-cell table:style-name="ce1" table:formula="of:=CONCATENATE(&quot;class &quot;;[.E151];&quot; &lt; CzechPostB2bClient::ResponseCodes::BaseCode*  @code = &quot;;[.A151];&quot;* @text = '&quot;;TRIM([.B151]);&quot;'*  @description = '&quot;;TRIM([.C151]);&quot;'*  @type = :&quot;;LOWER([.D151]);&quot;*end&quot;)" office:value-type="string" office:string-value="class MissingSizeCategory &lt; CzechPostB2bClient::ResponseCodes::BaseCode*  @code = 261* @text = 'MISSING_SIZE_CATEGORY'*  @description = 'neuvedena rozměrová kategorie zásilky'*  @type = :chyba*end" calcext:value-type="string">
            <text:p>class MissingSizeCategory &lt; CzechPostB2bClient::ResponseCodes::BaseCode* <text:s/>@code = 261* @text = 'MISSING_SIZE_CATEGORY'* <text:s/>@description = 'neuvedena rozměrová kategorie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NVALID_PRICE</text:p>
          </table:table-cell>
          <table:table-cell office:value-type="string" calcext:value-type="string">
            <text:p>udaná cena mimo povolený rozsah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2]);&quot;_&quot;;&quot;&quot;)" office:value-type="string" office:string-value="InvalidPrice" calcext:value-type="string">
            <text:p>InvalidPrice</text:p>
          </table:table-cell>
          <table:table-cell table:style-name="ce1" table:formula="of:=CONCATENATE(&quot;class &quot;;[.E152];&quot; &lt; CzechPostB2bClient::ResponseCodes::BaseCode*  @code = &quot;;[.A152];&quot;* @text = '&quot;;TRIM([.B152]);&quot;'*  @description = '&quot;;TRIM([.C152]);&quot;'*  @type = :&quot;;LOWER([.D152]);&quot;*end&quot;)" office:value-type="string" office:string-value="class InvalidPrice &lt; CzechPostB2bClient::ResponseCodes::BaseCode*  @code = 262* @text = 'INVALID_PRICE'*  @description = 'udaná cena mimo povolený rozsah'*  @type = :chyba*end" calcext:value-type="string">
            <text:p>class InvalidPrice &lt; CzechPostB2bClient::ResponseCodes::BaseCode* <text:s/>@code = 262* @text = 'INVALID_PRICE'* <text:s/>@description = 'udaná cena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NFO_SPECIAL_PACKAGING_REQUEST</text:p>
          </table:table-cell>
          <table:table-cell office:value-type="string" calcext:value-type="string">
            <text:p>Pozor – požadavek na speciální balení zásilky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53]);&quot;_&quot;;&quot;&quot;)" office:value-type="string" office:string-value="InfoSpecialPackagingRequest" calcext:value-type="string">
            <text:p>InfoSpecialPackagingRequest</text:p>
          </table:table-cell>
          <table:table-cell table:style-name="ce1" table:formula="of:=CONCATENATE(&quot;class &quot;;[.E153];&quot; &lt; CzechPostB2bClient::ResponseCodes::BaseCode*  @code = &quot;;[.A153];&quot;* @text = '&quot;;TRIM([.B153]);&quot;'*  @description = '&quot;;TRIM([.C153]);&quot;'*  @type = :&quot;;LOWER([.D153]);&quot;*end&quot;)" office:value-type="string" office:string-value="class InfoSpecialPackagingRequest &lt; CzechPostB2bClient::ResponseCodes::BaseCode*  @code = 263* @text = 'INFO_SPECIAL_PACKAGING_REQUEST'*  @description = 'Pozor – požadavek na speciální balení zásilky'*  @type = :info*end" calcext:value-type="string">
            <text:p>class InfoSpecialPackagingRequest &lt; CzechPostB2bClient::ResponseCodes::BaseCode* <text:s/>@code = 263* @text = 'INFO_SPECIAL_PACKAGING_REQUEST'* <text:s/>@description = 'Pozor – požadavek na speciální balení zásilky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NVALID_PRICE</text:p>
          </table:table-cell>
          <table:table-cell office:value-type="string" calcext:value-type="string">
            <text:p>Službu Cenný obsah je možné zvolit až od 10 tis. Kč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4]);&quot;_&quot;;&quot;&quot;)" office:value-type="string" office:string-value="InvalidPrice" calcext:value-type="string">
            <text:p>InvalidPrice</text:p>
          </table:table-cell>
          <table:table-cell table:style-name="ce1" table:formula="of:=CONCATENATE(&quot;class &quot;;[.E154];&quot; &lt; CzechPostB2bClient::ResponseCodes::BaseCode*  @code = &quot;;[.A154];&quot;* @text = '&quot;;TRIM([.B154]);&quot;'*  @description = '&quot;;TRIM([.C154]);&quot;'*  @type = :&quot;;LOWER([.D154]);&quot;*end&quot;)" office:value-type="string" office:string-value="class InvalidPrice &lt; CzechPostB2bClient::ResponseCodes::BaseCode*  @code = 264* @text = 'INVALID_PRICE'*  @description = 'Službu Cenný obsah je možné zvolit až od 10 tis. Kč'*  @type = :chyba*end" calcext:value-type="string">
            <text:p>class InvalidPrice &lt; CzechPostB2bClient::ResponseCodes::BaseCode* <text:s/>@code = 264* @text = 'INVALID_PRICE'* <text:s/>@description = 'Službu Cenný obsah je možné zvolit až od 10 tis. Kč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SSING_ADDRESSEE</text:p>
          </table:table-cell>
          <table:table-cell office:value-type="string" calcext:value-type="string">
            <text:p>adresát neuveden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5]);&quot;_&quot;;&quot;&quot;)" office:value-type="string" office:string-value="MissingAddressee" calcext:value-type="string">
            <text:p>MissingAddressee</text:p>
          </table:table-cell>
          <table:table-cell table:style-name="ce1" table:formula="of:=CONCATENATE(&quot;class &quot;;[.E155];&quot; &lt; CzechPostB2bClient::ResponseCodes::BaseCode*  @code = &quot;;[.A155];&quot;* @text = '&quot;;TRIM([.B155]);&quot;'*  @description = '&quot;;TRIM([.C155]);&quot;'*  @type = :&quot;;LOWER([.D155]);&quot;*end&quot;)" office:value-type="string" office:string-value="class MissingAddressee &lt; CzechPostB2bClient::ResponseCodes::BaseCode*  @code = 300* @text = 'MISSING_ADDRESSEE'*  @description = 'adresát neuveden'*  @type = :chyba*end" calcext:value-type="string">
            <text:p>class MissingAddressee &lt; CzechPostB2bClient::ResponseCodes::BaseCode* <text:s/>@code = 300* @text = 'MISSING_ADDRESSEE'* <text:s/>@description = 'adresát neuvede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NFO_CITY_CHANGED</text:p>
          </table:table-cell>
          <table:table-cell office:value-type="string" calcext:value-type="string">
            <text:p>v adrese byl upraven údaj "obec" dle zadaného psč <text:s text:c="2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56]);&quot;_&quot;;&quot;&quot;)" office:value-type="string" office:string-value="InfoCityChanged" calcext:value-type="string">
            <text:p>InfoCityChanged</text:p>
          </table:table-cell>
          <table:table-cell table:style-name="ce1" table:formula="of:=CONCATENATE(&quot;class &quot;;[.E156];&quot; &lt; CzechPostB2bClient::ResponseCodes::BaseCode*  @code = &quot;;[.A156];&quot;* @text = '&quot;;TRIM([.B156]);&quot;'*  @description = '&quot;;TRIM([.C156]);&quot;'*  @type = :&quot;;LOWER([.D156]);&quot;*end&quot;)" office:value-type="string" office:string-value="class InfoCityChanged &lt; CzechPostB2bClient::ResponseCodes::BaseCode*  @code = 301* @text = 'INFO_CITY_CHANGED'*  @description = 'v adrese byl upraven údaj &quot;obec&quot; dle zadaného psč'*  @type = :info*end" calcext:value-type="string">
            <text:p>class InfoCityChanged &lt; CzechPostB2bClient::ResponseCodes::BaseCode* <text:s/>@code = 301* @text = 'INFO_CITY_CHANGED'* <text:s/>@description = 'v adrese byl upraven údaj "obec" dle zadaného psč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ISSING_ADDRESS</text:p>
          </table:table-cell>
          <table:table-cell office:value-type="string" calcext:value-type="string">
            <text:p>nepovolená kombinace adresy a subjektu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57]);&quot;_&quot;;&quot;&quot;)" office:value-type="string" office:string-value="MissingAddress" calcext:value-type="string">
            <text:p>MissingAddress</text:p>
          </table:table-cell>
          <table:table-cell table:style-name="ce1" table:formula="of:=CONCATENATE(&quot;class &quot;;[.E157];&quot; &lt; CzechPostB2bClient::ResponseCodes::BaseCode*  @code = &quot;;[.A157];&quot;* @text = '&quot;;TRIM([.B157]);&quot;'*  @description = '&quot;;TRIM([.C157]);&quot;'*  @type = :&quot;;LOWER([.D157]);&quot;*end&quot;)" office:value-type="string" office:string-value="class MissingAddress &lt; CzechPostB2bClient::ResponseCodes::BaseCode*  @code = 302* @text = 'MISSING_ADDRESS'*  @description = 'nepovolená kombinace adresy a subjektu'*  @type = :chyba*end" calcext:value-type="string">
            <text:p>class MissingAddress &lt; CzechPostB2bClient::ResponseCodes::BaseCode* <text:s/>@code = 302* @text = 'MISSING_ADDRESS'* <text:s/>@description = 'nepovolená kombinace adresy a subjekt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FO_INVALID_BIRTH_DAY</text:p>
          </table:table-cell>
          <table:table-cell office:value-type="string" calcext:value-type="string">
            <text:p>neplatný formát data narození <text:s text:c="2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58]);&quot;_&quot;;&quot;&quot;)" office:value-type="string" office:string-value="InfoInvalidBirthDay" calcext:value-type="string">
            <text:p>InfoInvalidBirthDay</text:p>
          </table:table-cell>
          <table:table-cell table:style-name="ce1" table:formula="of:=CONCATENATE(&quot;class &quot;;[.E158];&quot; &lt; CzechPostB2bClient::ResponseCodes::BaseCode*  @code = &quot;;[.A158];&quot;* @text = '&quot;;TRIM([.B158]);&quot;'*  @description = '&quot;;TRIM([.C158]);&quot;'*  @type = :&quot;;LOWER([.D158]);&quot;*end&quot;)" office:value-type="string" office:string-value="class InfoInvalidBirthDay &lt; CzechPostB2bClient::ResponseCodes::BaseCode*  @code = 303* @text = 'INFO_INVALID_BIRTH_DAY'*  @description = 'neplatný formát data narození'*  @type = :info*end" calcext:value-type="string">
            <text:p>class InfoInvalidBirthDay &lt; CzechPostB2bClient::ResponseCodes::BaseCode* <text:s/>@code = 303* @text = 'INFO_INVALID_BIRTH_DAY'* <text:s/>@description = 'neplatný formát data narození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NFO_INVALID_MOBIL_NUMBER</text:p>
          </table:table-cell>
          <table:table-cell office:value-type="string" calcext:value-type="string">
            <text:p>mobil - neplatné telefonní číslo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59]);&quot;_&quot;;&quot;&quot;)" office:value-type="string" office:string-value="InfoInvalidMobilNumber" calcext:value-type="string">
            <text:p>InfoInvalidMobilNumber</text:p>
          </table:table-cell>
          <table:table-cell table:style-name="ce1" table:formula="of:=CONCATENATE(&quot;class &quot;;[.E159];&quot; &lt; CzechPostB2bClient::ResponseCodes::BaseCode*  @code = &quot;;[.A159];&quot;* @text = '&quot;;TRIM([.B159]);&quot;'*  @description = '&quot;;TRIM([.C159]);&quot;'*  @type = :&quot;;LOWER([.D159]);&quot;*end&quot;)" office:value-type="string" office:string-value="class InfoInvalidMobilNumber &lt; CzechPostB2bClient::ResponseCodes::BaseCode*  @code = 304* @text = 'INFO_INVALID_MOBIL_NUMBER'*  @description = 'mobil - neplatné telefonní číslo'*  @type = :info*end" calcext:value-type="string">
            <text:p>class InfoInvalidMobilNumber &lt; CzechPostB2bClient::ResponseCodes::BaseCode* <text:s/>@code = 304* @text = 'INFO_INVALID_MOBIL_NUMBER'* <text:s/>@description = 'mobil - neplatné telefon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NFO_INVALID_TELEPHONE_NUMBER</text:p>
          </table:table-cell>
          <table:table-cell office:value-type="string" calcext:value-type="string">
            <text:p>telefon - neplatné telefonní číslo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0]);&quot;_&quot;;&quot;&quot;)" office:value-type="string" office:string-value="InfoInvalidTelephoneNumber" calcext:value-type="string">
            <text:p>InfoInvalidTelephoneNumber</text:p>
          </table:table-cell>
          <table:table-cell table:style-name="ce1" table:formula="of:=CONCATENATE(&quot;class &quot;;[.E160];&quot; &lt; CzechPostB2bClient::ResponseCodes::BaseCode*  @code = &quot;;[.A160];&quot;* @text = '&quot;;TRIM([.B160]);&quot;'*  @description = '&quot;;TRIM([.C160]);&quot;'*  @type = :&quot;;LOWER([.D160]);&quot;*end&quot;)" office:value-type="string" office:string-value="class InfoInvalidTelephoneNumber &lt; CzechPostB2bClient::ResponseCodes::BaseCode*  @code = 305* @text = 'INFO_INVALID_TELEPHONE_NUMBER'*  @description = 'telefon - neplatné telefonní číslo'*  @type = :info*end" calcext:value-type="string">
            <text:p>class InfoInvalidTelephoneNumber &lt; CzechPostB2bClient::ResponseCodes::BaseCode* <text:s/>@code = 305* @text = 'INFO_INVALID_TELEPHONE_NUMBER'* <text:s/>@description = 'telefon - neplatné telefon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NFO_INVALID_PREFIX_ACCOUNT</text:p>
          </table:table-cell>
          <table:table-cell office:value-type="string" calcext:value-type="string">
            <text:p>Předčíslí není číslo <text:s text:c="6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1]);&quot;_&quot;;&quot;&quot;)" office:value-type="string" office:string-value="InfoInvalidPrefixAccount" calcext:value-type="string">
            <text:p>InfoInvalidPrefixAccount</text:p>
          </table:table-cell>
          <table:table-cell table:style-name="ce1" table:formula="of:=CONCATENATE(&quot;class &quot;;[.E161];&quot; &lt; CzechPostB2bClient::ResponseCodes::BaseCode*  @code = &quot;;[.A161];&quot;* @text = '&quot;;TRIM([.B161]);&quot;'*  @description = '&quot;;TRIM([.C161]);&quot;'*  @type = :&quot;;LOWER([.D161]);&quot;*end&quot;)" office:value-type="string" office:string-value="class InfoInvalidPrefixAccount &lt; CzechPostB2bClient::ResponseCodes::BaseCode*  @code = 306* @text = 'INFO_INVALID_PREFIX_ACCOUNT'*  @description = 'Předčíslí není číslo'*  @type = :info*end" calcext:value-type="string">
            <text:p>class InfoInvalidPrefixAccount &lt; CzechPostB2bClient::ResponseCodes::BaseCode* <text:s/>@code = 306* @text = 'INFO_INVALID_PREFIX_ACCOUNT'* <text:s/>@description = 'Předčíslí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NFO_INVALID_ACCOUNT</text:p>
          </table:table-cell>
          <table:table-cell office:value-type="string" calcext:value-type="string">
            <text:p>Účet není číslo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2]);&quot;_&quot;;&quot;&quot;)" office:value-type="string" office:string-value="InfoInvalidAccount" calcext:value-type="string">
            <text:p>InfoInvalidAccount</text:p>
          </table:table-cell>
          <table:table-cell table:style-name="ce1" table:formula="of:=CONCATENATE(&quot;class &quot;;[.E162];&quot; &lt; CzechPostB2bClient::ResponseCodes::BaseCode*  @code = &quot;;[.A162];&quot;* @text = '&quot;;TRIM([.B162]);&quot;'*  @description = '&quot;;TRIM([.C162]);&quot;'*  @type = :&quot;;LOWER([.D162]);&quot;*end&quot;)" office:value-type="string" office:string-value="class InfoInvalidAccount &lt; CzechPostB2bClient::ResponseCodes::BaseCode*  @code = 307* @text = 'INFO_INVALID_ACCOUNT'*  @description = 'Účet není číslo'*  @type = :info*end" calcext:value-type="string">
            <text:p>class InfoInvalidAccount &lt; CzechPostB2bClient::ResponseCodes::BaseCode* <text:s/>@code = 307* @text = 'INFO_INVALID_ACCOUNT'* <text:s/>@description = 'Účet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NFO_INVALID_BANK_CODE</text:p>
          </table:table-cell>
          <table:table-cell office:value-type="string" calcext:value-type="string">
            <text:p>Banka není číslo <text:s text:c="2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3]);&quot;_&quot;;&quot;&quot;)" office:value-type="string" office:string-value="InfoInvalidBankCode" calcext:value-type="string">
            <text:p>InfoInvalidBankCode</text:p>
          </table:table-cell>
          <table:table-cell table:style-name="ce1" table:formula="of:=CONCATENATE(&quot;class &quot;;[.E163];&quot; &lt; CzechPostB2bClient::ResponseCodes::BaseCode*  @code = &quot;;[.A163];&quot;* @text = '&quot;;TRIM([.B163]);&quot;'*  @description = '&quot;;TRIM([.C163]);&quot;'*  @type = :&quot;;LOWER([.D163]);&quot;*end&quot;)" office:value-type="string" office:string-value="class InfoInvalidBankCode &lt; CzechPostB2bClient::ResponseCodes::BaseCode*  @code = 308* @text = 'INFO_INVALID_BANK_CODE'*  @description = 'Banka není číslo'*  @type = :info*end" calcext:value-type="string">
            <text:p>class InfoInvalidBankCode &lt; CzechPostB2bClient::ResponseCodes::BaseCode* <text:s/>@code = 308* @text = 'INFO_INVALID_BANK_CODE'* <text:s/>@description = 'Banka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NVALID_ADDRESS</text:p>
          </table:table-cell>
          <table:table-cell office:value-type="string" calcext:value-type="string">
            <text:p>chybná adresa - neexistující PSČ nebo obec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64]);&quot;_&quot;;&quot;&quot;)" office:value-type="string" office:string-value="InvalidAddress" calcext:value-type="string">
            <text:p>InvalidAddress</text:p>
          </table:table-cell>
          <table:table-cell table:style-name="ce1" table:formula="of:=CONCATENATE(&quot;class &quot;;[.E164];&quot; &lt; CzechPostB2bClient::ResponseCodes::BaseCode*  @code = &quot;;[.A164];&quot;* @text = '&quot;;TRIM([.B164]);&quot;'*  @description = '&quot;;TRIM([.C164]);&quot;'*  @type = :&quot;;LOWER([.D164]);&quot;*end&quot;)" office:value-type="string" office:string-value="class InvalidAddress &lt; CzechPostB2bClient::ResponseCodes::BaseCode*  @code = 309* @text = 'INVALID_ADDRESS'*  @description = 'chybná adresa - neexistující PSČ nebo obec'*  @type = :chyba*end" calcext:value-type="string">
            <text:p>class InvalidAddress &lt; CzechPostB2bClient::ResponseCodes::BaseCode* <text:s/>@code = 309* @text = 'INVALID_ADDRESS'* <text:s/>@description = 'chybná adresa - neexistující PSČ nebo obec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platný typ zásilk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65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165];&quot; &lt; CzechPostB2bClient::ResponseCodes::BaseCode*  @code = &quot;;[.A165];&quot;* @text = '&quot;;TRIM([.B165]);&quot;'*  @description = '&quot;;TRIM([.C165]);&quot;'*  @type = :&quot;;LOWER([.D165]);&quot;*end&quot;)" office:value-type="string" office:string-value="class InvalidPrefix &lt; CzechPostB2bClient::ResponseCodes::BaseCode*  @code = 310* @text = 'INVALID_PREFIX'*  @description = 'neplatný typ zásilky'*  @type = :chyba*end" calcext:value-type="string">
            <text:p>class InvalidPrefix &lt; CzechPostB2bClient::ResponseCodes::BaseCode* <text:s/>@code = 310* @text = 'INVALID_PREFIX'* <text:s/>@description = 'neplatný typ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souhlasí typ zásilky s ID zásilk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66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166];&quot; &lt; CzechPostB2bClient::ResponseCodes::BaseCode*  @code = &quot;;[.A166];&quot;* @text = '&quot;;TRIM([.B166]);&quot;'*  @description = '&quot;;TRIM([.C166]);&quot;'*  @type = :&quot;;LOWER([.D166]);&quot;*end&quot;)" office:value-type="string" office:string-value="class InvalidPrefix &lt; CzechPostB2bClient::ResponseCodes::BaseCode*  @code = 311* @text = 'INVALID_PREFIX'*  @description = 'nesouhlasí typ zásilky s ID zásilky'*  @type = :chyba*end" calcext:value-type="string">
            <text:p>class InvalidPrefix &lt; CzechPostB2bClient::ResponseCodes::BaseCode* <text:s/>@code = 311* @text = 'INVALID_PREFIX'* <text:s/>@description = 'nesouhlasí typ zásilky s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NFO_CANCEL_SERVICE_29</text:p>
          </table:table-cell>
          <table:table-cell office:value-type="string" calcext:value-type="string">
            <text:p>Zrušena služba 29 - nepovolená služba pro typ adresy poste restante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7]);&quot;_&quot;;&quot;&quot;)" office:value-type="string" office:string-value="InfoCancelService29" calcext:value-type="string">
            <text:p>InfoCancelService29</text:p>
          </table:table-cell>
          <table:table-cell table:style-name="ce1" table:formula="of:=CONCATENATE(&quot;class &quot;;[.E167];&quot; &lt; CzechPostB2bClient::ResponseCodes::BaseCode*  @code = &quot;;[.A167];&quot;* @text = '&quot;;TRIM([.B167]);&quot;'*  @description = '&quot;;TRIM([.C167]);&quot;'*  @type = :&quot;;LOWER([.D167]);&quot;*end&quot;)" office:value-type="string" office:string-value="class InfoCancelService29 &lt; CzechPostB2bClient::ResponseCodes::BaseCode*  @code = 312* @text = 'INFO_CANCEL_SERVICE_29'*  @description = 'Zrušena služba 29 - nepovolená služba pro typ adresy poste restante'*  @type = :info*end" calcext:value-type="string">
            <text:p>class InfoCancelService29 &lt; CzechPostB2bClient::ResponseCodes::BaseCode* <text:s/>@code = 312* @text = 'INFO_CANCEL_SERVICE_29'* <text:s/>@description = 'Zrušena služba 29 - nepovolená služba pro typ adresy poste restante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NFO_INVALID_WEIGHT</text:p>
          </table:table-cell>
          <table:table-cell office:value-type="string" calcext:value-type="string">
            <text:p>hmotnost není číslo <text:s text:c="2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8]);&quot;_&quot;;&quot;&quot;)" office:value-type="string" office:string-value="InfoInvalidWeight" calcext:value-type="string">
            <text:p>InfoInvalidWeight</text:p>
          </table:table-cell>
          <table:table-cell table:style-name="ce1" table:formula="of:=CONCATENATE(&quot;class &quot;;[.E168];&quot; &lt; CzechPostB2bClient::ResponseCodes::BaseCode*  @code = &quot;;[.A168];&quot;* @text = '&quot;;TRIM([.B168]);&quot;'*  @description = '&quot;;TRIM([.C168]);&quot;'*  @type = :&quot;;LOWER([.D168]);&quot;*end&quot;)" office:value-type="string" office:string-value="class InfoInvalidWeight &lt; CzechPostB2bClient::ResponseCodes::BaseCode*  @code = 313* @text = 'INFO_INVALID_WEIGHT'*  @description = 'hmotnost není číslo'*  @type = :info*end" calcext:value-type="string">
            <text:p>class InfoInvalidWeight &lt; CzechPostB2bClient::ResponseCodes::BaseCode* <text:s/>@code = 313* @text = 'INFO_INVALID_WEIGHT'* <text:s/>@description = 'hmotnost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FO_INVALID_PRICE</text:p>
          </table:table-cell>
          <table:table-cell office:value-type="string" calcext:value-type="string">
            <text:p>udaná cena není číslo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69]);&quot;_&quot;;&quot;&quot;)" office:value-type="string" office:string-value="InfoInvalidPrice" calcext:value-type="string">
            <text:p>InfoInvalidPrice</text:p>
          </table:table-cell>
          <table:table-cell table:style-name="ce1" table:formula="of:=CONCATENATE(&quot;class &quot;;[.E169];&quot; &lt; CzechPostB2bClient::ResponseCodes::BaseCode*  @code = &quot;;[.A169];&quot;* @text = '&quot;;TRIM([.B169]);&quot;'*  @description = '&quot;;TRIM([.C169]);&quot;'*  @type = :&quot;;LOWER([.D169]);&quot;*end&quot;)" office:value-type="string" office:string-value="class InfoInvalidPrice &lt; CzechPostB2bClient::ResponseCodes::BaseCode*  @code = 314* @text = 'INFO_INVALID_PRICE'*  @description = 'udaná cena není číslo'*  @type = :info*end" calcext:value-type="string">
            <text:p>class InfoInvalidPrice &lt; CzechPostB2bClient::ResponseCodes::BaseCode* <text:s/>@code = 314* @text = 'INFO_INVALID_PRICE'* <text:s/>@description = 'udaná cena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NFO_INVALID_AMOUNT</text:p>
          </table:table-cell>
          <table:table-cell office:value-type="string" calcext:value-type="string">
            <text:p>dobírka není číslo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0]);&quot;_&quot;;&quot;&quot;)" office:value-type="string" office:string-value="InfoInvalidAmount" calcext:value-type="string">
            <text:p>InfoInvalidAmount</text:p>
          </table:table-cell>
          <table:table-cell table:style-name="ce1" table:formula="of:=CONCATENATE(&quot;class &quot;;[.E170];&quot; &lt; CzechPostB2bClient::ResponseCodes::BaseCode*  @code = &quot;;[.A170];&quot;* @text = '&quot;;TRIM([.B170]);&quot;'*  @description = '&quot;;TRIM([.C170]);&quot;'*  @type = :&quot;;LOWER([.D170]);&quot;*end&quot;)" office:value-type="string" office:string-value="class InfoInvalidAmount &lt; CzechPostB2bClient::ResponseCodes::BaseCode*  @code = 315* @text = 'INFO_INVALID_AMOUNT'*  @description = 'dobírka není číslo'*  @type = :info*end" calcext:value-type="string">
            <text:p>class InfoInvalidAmount &lt; CzechPostB2bClient::ResponseCodes::BaseCode* <text:s/>@code = 315* @text = 'INFO_INVALID_AMOUNT'* <text:s/>@description = 'dobírka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VALID_AMOUNT_CURRENCY</text:p>
          </table:table-cell>
          <table:table-cell office:value-type="string" calcext:value-type="string">
            <text:p>nesouhlasí měna dobírkove částk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71]);&quot;_&quot;;&quot;&quot;)" office:value-type="string" office:string-value="InvalidAmountCurrency" calcext:value-type="string">
            <text:p>InvalidAmountCurrency</text:p>
          </table:table-cell>
          <table:table-cell table:style-name="ce1" table:formula="of:=CONCATENATE(&quot;class &quot;;[.E171];&quot; &lt; CzechPostB2bClient::ResponseCodes::BaseCode*  @code = &quot;;[.A171];&quot;* @text = '&quot;;TRIM([.B171]);&quot;'*  @description = '&quot;;TRIM([.C171]);&quot;'*  @type = :&quot;;LOWER([.D171]);&quot;*end&quot;)" office:value-type="string" office:string-value="class InvalidAmountCurrency &lt; CzechPostB2bClient::ResponseCodes::BaseCode*  @code = 316* @text = 'INVALID_AMOUNT_CURRENCY'*  @description = 'nesouhlasí měna dobírkove částky'*  @type = :chyba*end" calcext:value-type="string">
            <text:p>class InvalidAmountCurrency &lt; CzechPostB2bClient::ResponseCodes::BaseCode* <text:s/>@code = 316* @text = 'INVALID_AMOUNT_CURRENCY'* <text:s/>@description = 'nesouhlasí měna dobírkove část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NFO_INVALID_SPEC_SYMBOL</text:p>
          </table:table-cell>
          <table:table-cell office:value-type="string" calcext:value-type="string">
            <text:p>Specifický symbol není číslo <text:s text:c="3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2]);&quot;_&quot;;&quot;&quot;)" office:value-type="string" office:string-value="InfoInvalidSpecSymbol" calcext:value-type="string">
            <text:p>InfoInvalidSpecSymbol</text:p>
          </table:table-cell>
          <table:table-cell table:style-name="ce1" table:formula="of:=CONCATENATE(&quot;class &quot;;[.E172];&quot; &lt; CzechPostB2bClient::ResponseCodes::BaseCode*  @code = &quot;;[.A172];&quot;* @text = '&quot;;TRIM([.B172]);&quot;'*  @description = '&quot;;TRIM([.C172]);&quot;'*  @type = :&quot;;LOWER([.D172]);&quot;*end&quot;)" office:value-type="string" office:string-value="class InfoInvalidSpecSymbol &lt; CzechPostB2bClient::ResponseCodes::BaseCode*  @code = 317* @text = 'INFO_INVALID_SPEC_SYMBOL'*  @description = 'Specifický symbol není číslo'*  @type = :info*end" calcext:value-type="string">
            <text:p>class InfoInvalidSpecSymbol &lt; CzechPostB2bClient::ResponseCodes::BaseCode* <text:s/>@code = 317* @text = 'INFO_INVALID_SPEC_SYMBOL'* <text:s/>@description = 'Specifický symbol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NFO_CANCEL_SERVICE_27</text:p>
          </table:table-cell>
          <table:table-cell office:value-type="string" calcext:value-type="string">
            <text:p>zrušena služba 27 - nepovolená služba pro adresáta s PSČ Výdejního místa <text:s text:c="8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3]);&quot;_&quot;;&quot;&quot;)" office:value-type="string" office:string-value="InfoCancelService27" calcext:value-type="string">
            <text:p>InfoCancelService27</text:p>
          </table:table-cell>
          <table:table-cell table:style-name="ce1" table:formula="of:=CONCATENATE(&quot;class &quot;;[.E173];&quot; &lt; CzechPostB2bClient::ResponseCodes::BaseCode*  @code = &quot;;[.A173];&quot;* @text = '&quot;;TRIM([.B173]);&quot;'*  @description = '&quot;;TRIM([.C173]);&quot;'*  @type = :&quot;;LOWER([.D173]);&quot;*end&quot;)" office:value-type="string" office:string-value="class InfoCancelService27 &lt; CzechPostB2bClient::ResponseCodes::BaseCode*  @code = 318* @text = 'INFO_CANCEL_SERVICE_27'*  @description = 'zrušena služba 27 - nepovolená služba pro adresáta s PSČ Výdejního místa'*  @type = :info*end" calcext:value-type="string">
            <text:p>class InfoCancelService27 &lt; CzechPostB2bClient::ResponseCodes::BaseCode* <text:s/>@code = 318* @text = 'INFO_CANCEL_SERVICE_27'* <text:s/>@description = 'zrušena služba 27 - nepovolená služba pro adresáta s PSČ Výdejního mís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NVALID_SERVICE_18</text:p>
          </table:table-cell>
          <table:table-cell office:value-type="string" calcext:value-type="string">
            <text:p>nepovolena kombinace adresy a služby doruč v so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74]);&quot;_&quot;;&quot;&quot;)" office:value-type="string" office:string-value="InvalidService18" calcext:value-type="string">
            <text:p>InvalidService18</text:p>
          </table:table-cell>
          <table:table-cell table:style-name="ce1" table:formula="of:=CONCATENATE(&quot;class &quot;;[.E174];&quot; &lt; CzechPostB2bClient::ResponseCodes::BaseCode*  @code = &quot;;[.A174];&quot;* @text = '&quot;;TRIM([.B174]);&quot;'*  @description = '&quot;;TRIM([.C174]);&quot;'*  @type = :&quot;;LOWER([.D174]);&quot;*end&quot;)" office:value-type="string" office:string-value="class InvalidService18 &lt; CzechPostB2bClient::ResponseCodes::BaseCode*  @code = 319* @text = 'INVALID_SERVICE_18'*  @description = 'nepovolena kombinace adresy a služby doruč v so'*  @type = :chyba*end" calcext:value-type="string">
            <text:p>class InvalidService18 &lt; CzechPostB2bClient::ResponseCodes::BaseCode* <text:s/>@code = 319* @text = 'INVALID_SERVICE_18'* <text:s/>@description = 'nepovolena kombinace adresy a služby doruč v s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VALID_SERVICE_19</text:p>
          </table:table-cell>
          <table:table-cell office:value-type="string" calcext:value-type="string">
            <text:p>nepovolena kombinace adresy a služby doruč v ne/sv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75]);&quot;_&quot;;&quot;&quot;)" office:value-type="string" office:string-value="InvalidService19" calcext:value-type="string">
            <text:p>InvalidService19</text:p>
          </table:table-cell>
          <table:table-cell table:style-name="ce1" table:formula="of:=CONCATENATE(&quot;class &quot;;[.E175];&quot; &lt; CzechPostB2bClient::ResponseCodes::BaseCode*  @code = &quot;;[.A175];&quot;* @text = '&quot;;TRIM([.B175]);&quot;'*  @description = '&quot;;TRIM([.C175]);&quot;'*  @type = :&quot;;LOWER([.D175]);&quot;*end&quot;)" office:value-type="string" office:string-value="class InvalidService19 &lt; CzechPostB2bClient::ResponseCodes::BaseCode*  @code = 320* @text = 'INVALID_SERVICE_19'*  @description = 'nepovolena kombinace adresy a služby doruč v ne/sv'*  @type = :chyba*end" calcext:value-type="string">
            <text:p>class InvalidService19 &lt; CzechPostB2bClient::ResponseCodes::BaseCode* <text:s/>@code = 320* @text = 'INVALID_SERVICE_19'* <text:s/>@description = 'nepovolena kombinace adresy a služby doruč v ne/sv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NFO_CANCEL_SERVICE_30</text:p>
          </table:table-cell>
          <table:table-cell office:value-type="string" calcext:value-type="string">
            <text:p>Zrušena služba 30 - nepovolená služba u produktu Balík Do ruky nad 30kg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6]);&quot;_&quot;;&quot;&quot;)" office:value-type="string" office:string-value="InfoCancelService30" calcext:value-type="string">
            <text:p>InfoCancelService30</text:p>
          </table:table-cell>
          <table:table-cell table:style-name="ce1" table:formula="of:=CONCATENATE(&quot;class &quot;;[.E176];&quot; &lt; CzechPostB2bClient::ResponseCodes::BaseCode*  @code = &quot;;[.A176];&quot;* @text = '&quot;;TRIM([.B176]);&quot;'*  @description = '&quot;;TRIM([.C176]);&quot;'*  @type = :&quot;;LOWER([.D176]);&quot;*end&quot;)" office:value-type="string" office:string-value="class InfoCancelService30 &lt; CzechPostB2bClient::ResponseCodes::BaseCode*  @code = 321* @text = 'INFO_CANCEL_SERVICE_30'*  @description = 'Zrušena služba 30 - nepovolená služba u produktu Balík Do ruky nad 30kg'*  @type = :info*end" calcext:value-type="string">
            <text:p>class InfoCancelService30 &lt; CzechPostB2bClient::ResponseCodes::BaseCode* <text:s/>@code = 321* @text = 'INFO_CANCEL_SERVICE_30'* <text:s/>@description = 'Zrušena služba 30 - nepovolená služba u produktu Balík Do ruky nad 30kg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FO_CANCEL_SERVICE_31</text:p>
          </table:table-cell>
          <table:table-cell office:value-type="string" calcext:value-type="string">
            <text:p>Zrušena služba 31 - nepovolená služba u produktu Balík Do ruky nad 30kg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7]);&quot;_&quot;;&quot;&quot;)" office:value-type="string" office:string-value="InfoCancelService31" calcext:value-type="string">
            <text:p>InfoCancelService31</text:p>
          </table:table-cell>
          <table:table-cell table:style-name="ce1" table:formula="of:=CONCATENATE(&quot;class &quot;;[.E177];&quot; &lt; CzechPostB2bClient::ResponseCodes::BaseCode*  @code = &quot;;[.A177];&quot;* @text = '&quot;;TRIM([.B177]);&quot;'*  @description = '&quot;;TRIM([.C177]);&quot;'*  @type = :&quot;;LOWER([.D177]);&quot;*end&quot;)" office:value-type="string" office:string-value="class InfoCancelService31 &lt; CzechPostB2bClient::ResponseCodes::BaseCode*  @code = 322* @text = 'INFO_CANCEL_SERVICE_31'*  @description = 'Zrušena služba 31 - nepovolená služba u produktu Balík Do ruky nad 30kg'*  @type = :info*end" calcext:value-type="string">
            <text:p>class InfoCancelService31 &lt; CzechPostB2bClient::ResponseCodes::BaseCode* <text:s/>@code = 322* @text = 'INFO_CANCEL_SERVICE_31'* <text:s/>@description = 'Zrušena služba 31 - nepovolená služba u produktu Balík Do ruky nad 30kg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NFO_CANCEL_SERVICE_47</text:p>
          </table:table-cell>
          <table:table-cell office:value-type="string" calcext:value-type="string">
            <text:p>Zrušena služba 47 - nepovolená služba u produktu Balík Do ruky do 30kg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8]);&quot;_&quot;;&quot;&quot;)" office:value-type="string" office:string-value="InfoCancelService47" calcext:value-type="string">
            <text:p>InfoCancelService47</text:p>
          </table:table-cell>
          <table:table-cell table:style-name="ce1" table:formula="of:=CONCATENATE(&quot;class &quot;;[.E178];&quot; &lt; CzechPostB2bClient::ResponseCodes::BaseCode*  @code = &quot;;[.A178];&quot;* @text = '&quot;;TRIM([.B178]);&quot;'*  @description = '&quot;;TRIM([.C178]);&quot;'*  @type = :&quot;;LOWER([.D178]);&quot;*end&quot;)" office:value-type="string" office:string-value="class InfoCancelService47 &lt; CzechPostB2bClient::ResponseCodes::BaseCode*  @code = 323* @text = 'INFO_CANCEL_SERVICE_47'*  @description = 'Zrušena služba 47 - nepovolená služba u produktu Balík Do ruky do 30kg'*  @type = :info*end" calcext:value-type="string">
            <text:p>class InfoCancelService47 &lt; CzechPostB2bClient::ResponseCodes::BaseCode* <text:s/>@code = 323* @text = 'INFO_CANCEL_SERVICE_47'* <text:s/>@description = 'Zrušena služba 47 - nepovolená služba u produktu Balík Do ruky do 30kg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FO_SERVICE_29+47</text:p>
          </table:table-cell>
          <table:table-cell office:value-type="string" calcext:value-type="string">
            <text:p>Zásilku s výškou nad 150cm nelze podat jako Balík Do ruky se sl.47, ale musí být využit Balík Nadrozměr v kategorii NZ 2 <text:s text:c="8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79]);&quot;_&quot;;&quot;&quot;)" office:value-type="string" office:string-value="InfoService29+47" calcext:value-type="string">
            <text:p>InfoService29+47</text:p>
          </table:table-cell>
          <table:table-cell table:style-name="ce1" table:formula="of:=CONCATENATE(&quot;class &quot;;[.E179];&quot; &lt; CzechPostB2bClient::ResponseCodes::BaseCode*  @code = &quot;;[.A179];&quot;* @text = '&quot;;TRIM([.B179]);&quot;'*  @description = '&quot;;TRIM([.C179]);&quot;'*  @type = :&quot;;LOWER([.D179]);&quot;*end&quot;)" office:value-type="string" office:string-value="class InfoService29+47 &lt; CzechPostB2bClient::ResponseCodes::BaseCode*  @code = 324* @text = 'INFO_SERVICE_29+47'*  @description = 'Zásilku s výškou nad 150cm nelze podat jako Balík Do ruky se sl.47, ale musí být využit Balík Nadrozměr v kategorii NZ 2'*  @type = :info*end" calcext:value-type="string">
            <text:p>class InfoService29+47 &lt; CzechPostB2bClient::ResponseCodes::BaseCode* <text:s/>@code = 324* @text = 'INFO_SERVICE_29+47'* <text:s/>@description = 'Zásilku s výškou nad 150cm nelze podat jako Balík Do ruky se sl.47, ale musí být využit Balík Nadrozměr v kategorii NZ 2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FO_CANCEL_SERVICE_34</text:p>
          </table:table-cell>
          <table:table-cell office:value-type="string" calcext:value-type="string">
            <text:p>Zrušena služba 34, nesprávný formát telefonního čísla <text:s text:c="7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0]);&quot;_&quot;;&quot;&quot;)" office:value-type="string" office:string-value="InfoCancelService34" calcext:value-type="string">
            <text:p>InfoCancelService34</text:p>
          </table:table-cell>
          <table:table-cell table:style-name="ce1" table:formula="of:=CONCATENATE(&quot;class &quot;;[.E180];&quot; &lt; CzechPostB2bClient::ResponseCodes::BaseCode*  @code = &quot;;[.A180];&quot;* @text = '&quot;;TRIM([.B180]);&quot;'*  @description = '&quot;;TRIM([.C180]);&quot;'*  @type = :&quot;;LOWER([.D180]);&quot;*end&quot;)" office:value-type="string" office:string-value="class InfoCancelService34 &lt; CzechPostB2bClient::ResponseCodes::BaseCode*  @code = 325* @text = 'INFO_CANCEL_SERVICE_34'*  @description = 'Zrušena služba 34, nesprávný formát telefonního čísla'*  @type = :info*end" calcext:value-type="string">
            <text:p>class InfoCancelService34 &lt; CzechPostB2bClient::ResponseCodes::BaseCode* <text:s/>@code = 325* @text = 'INFO_CANCEL_SERVICE_34'* <text:s/>@description = 'Zrušena služba 34, nesprávný formát telefonního čísl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NFO_CANCEL_SERVICE_45</text:p>
          </table:table-cell>
          <table:table-cell office:value-type="string" calcext:value-type="string">
            <text:p>Zrušena služba 45, nesprávný formát telefonního čísla nebo emailu <text:s text:c="7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1]);&quot;_&quot;;&quot;&quot;)" office:value-type="string" office:string-value="InfoCancelService45" calcext:value-type="string">
            <text:p>InfoCancelService45</text:p>
          </table:table-cell>
          <table:table-cell table:style-name="ce1" table:formula="of:=CONCATENATE(&quot;class &quot;;[.E181];&quot; &lt; CzechPostB2bClient::ResponseCodes::BaseCode*  @code = &quot;;[.A181];&quot;* @text = '&quot;;TRIM([.B181]);&quot;'*  @description = '&quot;;TRIM([.C181]);&quot;'*  @type = :&quot;;LOWER([.D181]);&quot;*end&quot;)" office:value-type="string" office:string-value="class InfoCancelService45 &lt; CzechPostB2bClient::ResponseCodes::BaseCode*  @code = 326* @text = 'INFO_CANCEL_SERVICE_45'*  @description = 'Zrušena služba 45, nesprávný formát telefonního čísla nebo emailu'*  @type = :info*end" calcext:value-type="string">
            <text:p>class InfoCancelService45 &lt; CzechPostB2bClient::ResponseCodes::BaseCode* <text:s/>@code = 326* @text = 'INFO_CANCEL_SERVICE_45'* <text:s/>@description = 'Zrušena služba 45, nesprávný formát telefonního čísla nebo emailu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SSING_REQUIRED_EMAIL</text:p>
          </table:table-cell>
          <table:table-cell office:value-type="string" calcext:value-type="string">
            <text:p>není uveden povinný údaj - email adresáta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82]);&quot;_&quot;;&quot;&quot;)" office:value-type="string" office:string-value="MissingRequiredEmail" calcext:value-type="string">
            <text:p>MissingRequiredEmail</text:p>
          </table:table-cell>
          <table:table-cell table:style-name="ce1" table:formula="of:=CONCATENATE(&quot;class &quot;;[.E182];&quot; &lt; CzechPostB2bClient::ResponseCodes::BaseCode*  @code = &quot;;[.A182];&quot;* @text = '&quot;;TRIM([.B182]);&quot;'*  @description = '&quot;;TRIM([.C182]);&quot;'*  @type = :&quot;;LOWER([.D182]);&quot;*end&quot;)" office:value-type="string" office:string-value="class MissingRequiredEmail &lt; CzechPostB2bClient::ResponseCodes::BaseCode*  @code = 327* @text = 'MISSING_REQUIRED_EMAIL'*  @description = 'není uveden povinný údaj - email adresáta'*  @type = :chyba*end" calcext:value-type="string">
            <text:p>class MissingRequiredEmail &lt; CzechPostB2bClient::ResponseCodes::BaseCode* <text:s/>@code = 327* @text = 'MISSING_REQUIRED_EMAIL'* <text:s/>@description = 'není uveden povinný údaj - email adresát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NFO_CANCEL_SERVICE_25</text:p>
          </table:table-cell>
          <table:table-cell office:value-type="string" calcext:value-type="string">
            <text:p>Zrušena služba 25 - neuvedena povinná služba 24 k této službě <text:s text:c="6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3]);&quot;_&quot;;&quot;&quot;)" office:value-type="string" office:string-value="InfoCancelService25" calcext:value-type="string">
            <text:p>InfoCancelService25</text:p>
          </table:table-cell>
          <table:table-cell table:style-name="ce1" table:formula="of:=CONCATENATE(&quot;class &quot;;[.E183];&quot; &lt; CzechPostB2bClient::ResponseCodes::BaseCode*  @code = &quot;;[.A183];&quot;* @text = '&quot;;TRIM([.B183]);&quot;'*  @description = '&quot;;TRIM([.C183]);&quot;'*  @type = :&quot;;LOWER([.D183]);&quot;*end&quot;)" office:value-type="string" office:string-value="class InfoCancelService25 &lt; CzechPostB2bClient::ResponseCodes::BaseCode*  @code = 328* @text = 'INFO_CANCEL_SERVICE_25'*  @description = 'Zrušena služba 25 - neuvedena povinná služba 24 k této službě'*  @type = :info*end" calcext:value-type="string">
            <text:p>class InfoCancelService25 &lt; CzechPostB2bClient::ResponseCodes::BaseCode* <text:s/>@code = 328* @text = 'INFO_CANCEL_SERVICE_25'* <text:s/>@description = 'Zrušena služba 25 - neuvedena povinná služba 24 k této službě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SSING_REQUIRED_PARCEL_CODE</text:p>
          </table:table-cell>
          <table:table-cell office:value-type="string" calcext:value-type="string">
            <text:p>neuvedeno ID zásilky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84]);&quot;_&quot;;&quot;&quot;)" office:value-type="string" office:string-value="MissingRequiredParcelCode" calcext:value-type="string">
            <text:p>MissingRequiredParcelCode</text:p>
          </table:table-cell>
          <table:table-cell table:style-name="ce1" table:formula="of:=CONCATENATE(&quot;class &quot;;[.E184];&quot; &lt; CzechPostB2bClient::ResponseCodes::BaseCode*  @code = &quot;;[.A184];&quot;* @text = '&quot;;TRIM([.B184]);&quot;'*  @description = '&quot;;TRIM([.C184]);&quot;'*  @type = :&quot;;LOWER([.D184]);&quot;*end&quot;)" office:value-type="string" office:string-value="class MissingRequiredParcelCode &lt; CzechPostB2bClient::ResponseCodes::BaseCode*  @code = 329* @text = 'MISSING_REQUIRED_PARCEL_CODE'*  @description = 'neuvedeno ID zásilky'*  @type = :chyba*end" calcext:value-type="string">
            <text:p>class MissingRequiredParcelCode &lt; CzechPostB2bClient::ResponseCodes::BaseCode* <text:s/>@code = 329* @text = 'MISSING_REQUIRED_PARCEL_CODE'* <text:s/>@description = 'neuvedeno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nepovolené ID zásilky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85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185];&quot; &lt; CzechPostB2bClient::ResponseCodes::BaseCode*  @code = &quot;;[.A185];&quot;* @text = '&quot;;TRIM([.B185]);&quot;'*  @description = '&quot;;TRIM([.C185]);&quot;'*  @type = :&quot;;LOWER([.D185]);&quot;*end&quot;)" office:value-type="string" office:string-value="class InvalidParcelCode &lt; CzechPostB2bClient::ResponseCodes::BaseCode*  @code = 330* @text = 'INVALID_PARCEL_CODE'*  @description = 'nepovolené ID zásilky'*  @type = :chyba*end" calcext:value-type="string">
            <text:p>class InvalidParcelCode &lt; CzechPostB2bClient::ResponseCodes::BaseCode* <text:s/>@code = 330* @text = 'INVALID_PARCEL_CODE'* <text:s/>@description = 'nepovolené ID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SSING_PALETTS_NUMBER</text:p>
          </table:table-cell>
          <table:table-cell office:value-type="string" calcext:value-type="string">
            <text:p>neuveden počet palet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86]);&quot;_&quot;;&quot;&quot;)" office:value-type="string" office:string-value="MissingPalettsNumber" calcext:value-type="string">
            <text:p>MissingPalettsNumber</text:p>
          </table:table-cell>
          <table:table-cell table:style-name="ce1" table:formula="of:=CONCATENATE(&quot;class &quot;;[.E186];&quot; &lt; CzechPostB2bClient::ResponseCodes::BaseCode*  @code = &quot;;[.A186];&quot;* @text = '&quot;;TRIM([.B186]);&quot;'*  @description = '&quot;;TRIM([.C186]);&quot;'*  @type = :&quot;;LOWER([.D186]);&quot;*end&quot;)" office:value-type="string" office:string-value="class MissingPalettsNumber &lt; CzechPostB2bClient::ResponseCodes::BaseCode*  @code = 331* @text = 'MISSING_PALETTS_NUMBER'*  @description = 'neuveden počet palet'*  @type = :chyba*end" calcext:value-type="string">
            <text:p>class MissingPalettsNumber &lt; CzechPostB2bClient::ResponseCodes::BaseCode* <text:s/>@code = 331* @text = 'MISSING_PALETTS_NUMBER'* <text:s/>@description = 'neuveden počet pale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NFO_CANCEL_PALETTS_NUMBER</text:p>
          </table:table-cell>
          <table:table-cell office:value-type="string" calcext:value-type="string">
            <text:p>počet palet není celé číslo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7]);&quot;_&quot;;&quot;&quot;)" office:value-type="string" office:string-value="InfoCancelPalettsNumber" calcext:value-type="string">
            <text:p>InfoCancelPalettsNumber</text:p>
          </table:table-cell>
          <table:table-cell table:style-name="ce1" table:formula="of:=CONCATENATE(&quot;class &quot;;[.E187];&quot; &lt; CzechPostB2bClient::ResponseCodes::BaseCode*  @code = &quot;;[.A187];&quot;* @text = '&quot;;TRIM([.B187]);&quot;'*  @description = '&quot;;TRIM([.C187]);&quot;'*  @type = :&quot;;LOWER([.D187]);&quot;*end&quot;)" office:value-type="string" office:string-value="class InfoCancelPalettsNumber &lt; CzechPostB2bClient::ResponseCodes::BaseCode*  @code = 332* @text = 'INFO_CANCEL_PALETTS_NUMBER'*  @description = 'počet palet není celé číslo'*  @type = :info*end" calcext:value-type="string">
            <text:p>class InfoCancelPalettsNumber &lt; CzechPostB2bClient::ResponseCodes::BaseCode* <text:s/>@code = 332* @text = 'INFO_CANCEL_PALETTS_NUMBER'* <text:s/>@description = 'počet palet není celé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NFO_CANCEL_WIDTH</text:p>
          </table:table-cell>
          <table:table-cell office:value-type="string" calcext:value-type="string">
            <text:p>šířka není celé číslo <text:s text:c="6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8]);&quot;_&quot;;&quot;&quot;)" office:value-type="string" office:string-value="InfoCancelWidth" calcext:value-type="string">
            <text:p>InfoCancelWidth</text:p>
          </table:table-cell>
          <table:table-cell table:style-name="ce1" table:formula="of:=CONCATENATE(&quot;class &quot;;[.E188];&quot; &lt; CzechPostB2bClient::ResponseCodes::BaseCode*  @code = &quot;;[.A188];&quot;* @text = '&quot;;TRIM([.B188]);&quot;'*  @description = '&quot;;TRIM([.C188]);&quot;'*  @type = :&quot;;LOWER([.D188]);&quot;*end&quot;)" office:value-type="string" office:string-value="class InfoCancelWidth &lt; CzechPostB2bClient::ResponseCodes::BaseCode*  @code = 333* @text = 'INFO_CANCEL_WIDTH'*  @description = 'šířka není celé číslo'*  @type = :info*end" calcext:value-type="string">
            <text:p>class InfoCancelWidth &lt; CzechPostB2bClient::ResponseCodes::BaseCode* <text:s/>@code = 333* @text = 'INFO_CANCEL_WIDTH'* <text:s/>@description = 'šířka není celé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NFO_CANCEL_HEIGHT</text:p>
          </table:table-cell>
          <table:table-cell office:value-type="string" calcext:value-type="string">
            <text:p>výška není celé číslo <text:s text:c="5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89]);&quot;_&quot;;&quot;&quot;)" office:value-type="string" office:string-value="InfoCancelHeight" calcext:value-type="string">
            <text:p>InfoCancelHeight</text:p>
          </table:table-cell>
          <table:table-cell table:style-name="ce1" table:formula="of:=CONCATENATE(&quot;class &quot;;[.E189];&quot; &lt; CzechPostB2bClient::ResponseCodes::BaseCode*  @code = &quot;;[.A189];&quot;* @text = '&quot;;TRIM([.B189]);&quot;'*  @description = '&quot;;TRIM([.C189]);&quot;'*  @type = :&quot;;LOWER([.D189]);&quot;*end&quot;)" office:value-type="string" office:string-value="class InfoCancelHeight &lt; CzechPostB2bClient::ResponseCodes::BaseCode*  @code = 334* @text = 'INFO_CANCEL_HEIGHT'*  @description = 'výška není celé číslo'*  @type = :info*end" calcext:value-type="string">
            <text:p>class InfoCancelHeight &lt; CzechPostB2bClient::ResponseCodes::BaseCode* <text:s/>@code = 334* @text = 'INFO_CANCEL_HEIGHT'* <text:s/>@description = 'výška není celé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NFO_CANCEL_LENGTH</text:p>
          </table:table-cell>
          <table:table-cell office:value-type="string" calcext:value-type="string">
            <text:p>délka není celé číslo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90]);&quot;_&quot;;&quot;&quot;)" office:value-type="string" office:string-value="InfoCancelLength" calcext:value-type="string">
            <text:p>InfoCancelLength</text:p>
          </table:table-cell>
          <table:table-cell table:style-name="ce1" table:formula="of:=CONCATENATE(&quot;class &quot;;[.E190];&quot; &lt; CzechPostB2bClient::ResponseCodes::BaseCode*  @code = &quot;;[.A190];&quot;* @text = '&quot;;TRIM([.B190]);&quot;'*  @description = '&quot;;TRIM([.C190]);&quot;'*  @type = :&quot;;LOWER([.D190]);&quot;*end&quot;)" office:value-type="string" office:string-value="class InfoCancelLength &lt; CzechPostB2bClient::ResponseCodes::BaseCode*  @code = 335* @text = 'INFO_CANCEL_LENGTH'*  @description = 'délka není celé číslo'*  @type = :info*end" calcext:value-type="string">
            <text:p>class InfoCancelLength &lt; CzechPostB2bClient::ResponseCodes::BaseCode* <text:s/>@code = 335* @text = 'INFO_CANCEL_LENGTH'* <text:s/>@description = 'délka není celé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ISSING_REQUIRED_PRICE</text:p>
          </table:table-cell>
          <table:table-cell office:value-type="string" calcext:value-type="string">
            <text:p>neuvedena částka udané cen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1]);&quot;_&quot;;&quot;&quot;)" office:value-type="string" office:string-value="MissingRequiredPrice" calcext:value-type="string">
            <text:p>MissingRequiredPrice</text:p>
          </table:table-cell>
          <table:table-cell table:style-name="ce1" table:formula="of:=CONCATENATE(&quot;class &quot;;[.E191];&quot; &lt; CzechPostB2bClient::ResponseCodes::BaseCode*  @code = &quot;;[.A191];&quot;* @text = '&quot;;TRIM([.B191]);&quot;'*  @description = '&quot;;TRIM([.C191]);&quot;'*  @type = :&quot;;LOWER([.D191]);&quot;*end&quot;)" office:value-type="string" office:string-value="class MissingRequiredPrice &lt; CzechPostB2bClient::ResponseCodes::BaseCode*  @code = 336* @text = 'MISSING_REQUIRED_PRICE'*  @description = 'neuvedena částka udané ceny'*  @type = :chyba*end" calcext:value-type="string">
            <text:p>class MissingRequiredPrice &lt; CzechPostB2bClient::ResponseCodes::BaseCode* <text:s/>@code = 336* @text = 'MISSING_REQUIRED_PRICE'* <text:s/>@description = 'neuvedena částka udané ce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NVALID_AMOUNT_TYPE</text:p>
          </table:table-cell>
          <table:table-cell office:value-type="string" calcext:value-type="string">
            <text:p>neuveden typ dobírky 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2]);&quot;_&quot;;&quot;&quot;)" office:value-type="string" office:string-value="InvalidAmountType" calcext:value-type="string">
            <text:p>InvalidAmountType</text:p>
          </table:table-cell>
          <table:table-cell table:style-name="ce1" table:formula="of:=CONCATENATE(&quot;class &quot;;[.E192];&quot; &lt; CzechPostB2bClient::ResponseCodes::BaseCode*  @code = &quot;;[.A192];&quot;* @text = '&quot;;TRIM([.B192]);&quot;'*  @description = '&quot;;TRIM([.C192]);&quot;'*  @type = :&quot;;LOWER([.D192]);&quot;*end&quot;)" office:value-type="string" office:string-value="class InvalidAmountType &lt; CzechPostB2bClient::ResponseCodes::BaseCode*  @code = 337* @text = 'INVALID_AMOUNT_TYPE'*  @description = 'neuveden typ dobírky'*  @type = :chyba*end" calcext:value-type="string">
            <text:p>class InvalidAmountType &lt; CzechPostB2bClient::ResponseCodes::BaseCode* <text:s/>@code = 337* @text = 'INVALID_AMOUNT_TYPE'* <text:s/>@description = 'neuveden typ dobír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NFO_CANCEL_VS_VOUCHER</text:p>
          </table:table-cell>
          <table:table-cell office:value-type="string" calcext:value-type="string">
            <text:p>variabilní symbol poukázky není číslo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93]);&quot;_&quot;;&quot;&quot;)" office:value-type="string" office:string-value="InfoCancelVsVoucher" calcext:value-type="string">
            <text:p>InfoCancelVsVoucher</text:p>
          </table:table-cell>
          <table:table-cell table:style-name="ce1" table:formula="of:=CONCATENATE(&quot;class &quot;;[.E193];&quot; &lt; CzechPostB2bClient::ResponseCodes::BaseCode*  @code = &quot;;[.A193];&quot;* @text = '&quot;;TRIM([.B193]);&quot;'*  @description = '&quot;;TRIM([.C193]);&quot;'*  @type = :&quot;;LOWER([.D193]);&quot;*end&quot;)" office:value-type="string" office:string-value="class InfoCancelVsVoucher &lt; CzechPostB2bClient::ResponseCodes::BaseCode*  @code = 338* @text = 'INFO_CANCEL_VS_VOUCHER'*  @description = 'variabilní symbol poukázky není číslo'*  @type = :info*end" calcext:value-type="string">
            <text:p>class InfoCancelVsVoucher &lt; CzechPostB2bClient::ResponseCodes::BaseCode* <text:s/>@code = 338* @text = 'INFO_CANCEL_VS_VOUCHER'* <text:s/>@description = 'variabilní symbol poukázky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NVALID_SERVICE_COMBINATION</text:p>
          </table:table-cell>
          <table:table-cell office:value-type="string" calcext:value-type="string">
            <text:p>nepovolená kombinace doplňkových služeb službyZak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4]);&quot;_&quot;;&quot;&quot;)" office:value-type="string" office:string-value="InvalidServiceCombination" calcext:value-type="string">
            <text:p>InvalidServiceCombination</text:p>
          </table:table-cell>
          <table:table-cell table:style-name="ce1" table:formula="of:=CONCATENATE(&quot;class &quot;;[.E194];&quot; &lt; CzechPostB2bClient::ResponseCodes::BaseCode*  @code = &quot;;[.A194];&quot;* @text = '&quot;;TRIM([.B194]);&quot;'*  @description = '&quot;;TRIM([.C194]);&quot;'*  @type = :&quot;;LOWER([.D194]);&quot;*end&quot;)" office:value-type="string" office:string-value="class InvalidServiceCombination &lt; CzechPostB2bClient::ResponseCodes::BaseCode*  @code = 339* @text = 'INVALID_SERVICE_COMBINATION'*  @description = 'nepovolená kombinace doplňkových služeb službyZak'*  @type = :chyba*end" calcext:value-type="string">
            <text:p>class InvalidServiceCombination &lt; CzechPostB2bClient::ResponseCodes::BaseCode* <text:s/>@code = 339* @text = 'INVALID_SERVICE_COMBINATION'* <text:s/>@description = 'nepovolená kombinace doplňkových služeb službyZak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VALID_MRN_CODE</text:p>
          </table:table-cell>
          <table:table-cell office:value-type="string" calcext:value-type="string">
            <text:p>neplatný kód MRN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5]);&quot;_&quot;;&quot;&quot;)" office:value-type="string" office:string-value="InvalidMrnCode" calcext:value-type="string">
            <text:p>InvalidMrnCode</text:p>
          </table:table-cell>
          <table:table-cell table:style-name="ce1" table:formula="of:=CONCATENATE(&quot;class &quot;;[.E195];&quot; &lt; CzechPostB2bClient::ResponseCodes::BaseCode*  @code = &quot;;[.A195];&quot;* @text = '&quot;;TRIM([.B195]);&quot;'*  @description = '&quot;;TRIM([.C195]);&quot;'*  @type = :&quot;;LOWER([.D195]);&quot;*end&quot;)" office:value-type="string" office:string-value="class InvalidMrnCode &lt; CzechPostB2bClient::ResponseCodes::BaseCode*  @code = 340* @text = 'INVALID_MRN_CODE'*  @description = 'neplatný kód MRN'*  @type = :chyba*end" calcext:value-type="string">
            <text:p>class InvalidMrnCode &lt; CzechPostB2bClient::ResponseCodes::BaseCode* <text:s/>@code = 340* @text = 'INVALID_MRN_CODE'* <text:s/>@description = 'neplatný kód MR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FO_CANCEL_SERVICE_34</text:p>
          </table:table-cell>
          <table:table-cell office:value-type="string" calcext:value-type="string">
            <text:p>Zrušena služba 34, nesprávný formát telefonního čísla <text:s text:c="7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96]);&quot;_&quot;;&quot;&quot;)" office:value-type="string" office:string-value="InfoCancelService34" calcext:value-type="string">
            <text:p>InfoCancelService34</text:p>
          </table:table-cell>
          <table:table-cell table:style-name="ce1" table:formula="of:=CONCATENATE(&quot;class &quot;;[.E196];&quot; &lt; CzechPostB2bClient::ResponseCodes::BaseCode*  @code = &quot;;[.A196];&quot;* @text = '&quot;;TRIM([.B196]);&quot;'*  @description = '&quot;;TRIM([.C196]);&quot;'*  @type = :&quot;;LOWER([.D196]);&quot;*end&quot;)" office:value-type="string" office:string-value="class InfoCancelService34 &lt; CzechPostB2bClient::ResponseCodes::BaseCode*  @code = 341* @text = 'INFO_CANCEL_SERVICE_34'*  @description = 'Zrušena služba 34, nesprávný formát telefonního čísla'*  @type = :info*end" calcext:value-type="string">
            <text:p>class InfoCancelService34 &lt; CzechPostB2bClient::ResponseCodes::BaseCode* <text:s/>@code = 341* @text = 'INFO_CANCEL_SERVICE_34'* <text:s/>@description = 'Zrušena služba 34, nesprávný formát telefonního čísl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FO_CANCEL_SERVICE_46</text:p>
          </table:table-cell>
          <table:table-cell office:value-type="string" calcext:value-type="string">
            <text:p>Zrušena služba 46, nesprávný formát emailu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97]);&quot;_&quot;;&quot;&quot;)" office:value-type="string" office:string-value="InfoCancelService46" calcext:value-type="string">
            <text:p>InfoCancelService46</text:p>
          </table:table-cell>
          <table:table-cell table:style-name="ce1" table:formula="of:=CONCATENATE(&quot;class &quot;;[.E197];&quot; &lt; CzechPostB2bClient::ResponseCodes::BaseCode*  @code = &quot;;[.A197];&quot;* @text = '&quot;;TRIM([.B197]);&quot;'*  @description = '&quot;;TRIM([.C197]);&quot;'*  @type = :&quot;;LOWER([.D197]);&quot;*end&quot;)" office:value-type="string" office:string-value="class InfoCancelService46 &lt; CzechPostB2bClient::ResponseCodes::BaseCode*  @code = 342* @text = 'INFO_CANCEL_SERVICE_46'*  @description = 'Zrušena služba 46, nesprávný formát emailu'*  @type = :info*end" calcext:value-type="string">
            <text:p>class InfoCancelService46 &lt; CzechPostB2bClient::ResponseCodes::BaseCode* <text:s/>@code = 342* @text = 'INFO_CANCEL_SERVICE_46'* <text:s/>@description = 'Zrušena služba 46, nesprávný formát emailu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FO_CANCEL_SERVICE_45</text:p>
          </table:table-cell>
          <table:table-cell office:value-type="string" calcext:value-type="string">
            <text:p>Zrušena služba 45, nesprávný formát telefonního čísla nebo emailu <text:s text:c="7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198]);&quot;_&quot;;&quot;&quot;)" office:value-type="string" office:string-value="InfoCancelService45" calcext:value-type="string">
            <text:p>InfoCancelService45</text:p>
          </table:table-cell>
          <table:table-cell table:style-name="ce1" table:formula="of:=CONCATENATE(&quot;class &quot;;[.E198];&quot; &lt; CzechPostB2bClient::ResponseCodes::BaseCode*  @code = &quot;;[.A198];&quot;* @text = '&quot;;TRIM([.B198]);&quot;'*  @description = '&quot;;TRIM([.C198]);&quot;'*  @type = :&quot;;LOWER([.D198]);&quot;*end&quot;)" office:value-type="string" office:string-value="class InfoCancelService45 &lt; CzechPostB2bClient::ResponseCodes::BaseCode*  @code = 343* @text = 'INFO_CANCEL_SERVICE_45'*  @description = 'Zrušena služba 45, nesprávný formát telefonního čísla nebo emailu'*  @type = :info*end" calcext:value-type="string">
            <text:p>class InfoCancelService45 &lt; CzechPostB2bClient::ResponseCodes::BaseCode* <text:s/>@code = 343* @text = 'INFO_CANCEL_SERVICE_45'* <text:s/>@description = 'Zrušena služba 45, nesprávný formát telefonního čísla nebo emailu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ISSING_REQUIRED_ADDRESSEE_DOCUMENT</text:p>
          </table:table-cell>
          <table:table-cell office:value-type="string" calcext:value-type="string">
            <text:p>adresát dokumentů neuveden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199]);&quot;_&quot;;&quot;&quot;)" office:value-type="string" office:string-value="MissingRequiredAddresseeDocument" calcext:value-type="string">
            <text:p>MissingRequiredAddresseeDocument</text:p>
          </table:table-cell>
          <table:table-cell table:style-name="ce1" table:formula="of:=CONCATENATE(&quot;class &quot;;[.E199];&quot; &lt; CzechPostB2bClient::ResponseCodes::BaseCode*  @code = &quot;;[.A199];&quot;* @text = '&quot;;TRIM([.B199]);&quot;'*  @description = '&quot;;TRIM([.C199]);&quot;'*  @type = :&quot;;LOWER([.D199]);&quot;*end&quot;)" office:value-type="string" office:string-value="class MissingRequiredAddresseeDocument &lt; CzechPostB2bClient::ResponseCodes::BaseCode*  @code = 344* @text = 'MISSING_REQUIRED_ADDRESSEE_DOCUMENT'*  @description = 'adresát dokumentů neuveden'*  @type = :chyba*end" calcext:value-type="string">
            <text:p>class MissingRequiredAddresseeDocument &lt; CzechPostB2bClient::ResponseCodes::BaseCode* <text:s/>@code = 344* @text = 'MISSING_REQUIRED_ADDRESSEE_DOCUMENT'* <text:s/>@description = 'adresát dokumentů neuveden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VALID_ADDRESS_ADDRESSEE_DOCUMENT</text:p>
          </table:table-cell>
          <table:table-cell office:value-type="string" calcext:value-type="string">
            <text:p>chybná adresa adresáta dokumentů - neexistující PSČ nebo obec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0]);&quot;_&quot;;&quot;&quot;)" office:value-type="string" office:string-value="InvalidAddressAddresseeDocument" calcext:value-type="string">
            <text:p>InvalidAddressAddresseeDocument</text:p>
          </table:table-cell>
          <table:table-cell table:style-name="ce1" table:formula="of:=CONCATENATE(&quot;class &quot;;[.E200];&quot; &lt; CzechPostB2bClient::ResponseCodes::BaseCode*  @code = &quot;;[.A200];&quot;* @text = '&quot;;TRIM([.B200]);&quot;'*  @description = '&quot;;TRIM([.C200]);&quot;'*  @type = :&quot;;LOWER([.D200]);&quot;*end&quot;)" office:value-type="string" office:string-value="class InvalidAddressAddresseeDocument &lt; CzechPostB2bClient::ResponseCodes::BaseCode*  @code = 345* @text = 'INVALID_ADDRESS_ADDRESSEE_DOCUMENT'*  @description = 'chybná adresa adresáta dokumentů - neexistující PSČ nebo obec'*  @type = :chyba*end" calcext:value-type="string">
            <text:p>class InvalidAddressAddresseeDocument &lt; CzechPostB2bClient::ResponseCodes::BaseCode* <text:s/>@code = 345* @text = 'INVALID_ADDRESS_ADDRESSEE_DOCUMENT'* <text:s/>@description = 'chybná adresa adresáta dokumentů - neexistující PSČ nebo obec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VALID_ADDRESS_ADDRESSEE_DOCUMENT</text:p>
          </table:table-cell>
          <table:table-cell office:value-type="string" calcext:value-type="string">
            <text:p>nepřesná adresa adresáta dokumentů - nenalezen objekt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1]);&quot;_&quot;;&quot;&quot;)" office:value-type="string" office:string-value="InvalidAddressAddresseeDocument" calcext:value-type="string">
            <text:p>InvalidAddressAddresseeDocument</text:p>
          </table:table-cell>
          <table:table-cell table:style-name="ce1" table:formula="of:=CONCATENATE(&quot;class &quot;;[.E201];&quot; &lt; CzechPostB2bClient::ResponseCodes::BaseCode*  @code = &quot;;[.A201];&quot;* @text = '&quot;;TRIM([.B201]);&quot;'*  @description = '&quot;;TRIM([.C201]);&quot;'*  @type = :&quot;;LOWER([.D201]);&quot;*end&quot;)" office:value-type="string" office:string-value="class InvalidAddressAddresseeDocument &lt; CzechPostB2bClient::ResponseCodes::BaseCode*  @code = 346* @text = 'INVALID_ADDRESS_ADDRESSEE_DOCUMENT'*  @description = 'nepřesná adresa adresáta dokumentů - nenalezen objekt'*  @type = :chyba*end" calcext:value-type="string">
            <text:p>class InvalidAddressAddresseeDocument &lt; CzechPostB2bClient::ResponseCodes::BaseCode* <text:s/>@code = 346* @text = 'INVALID_ADDRESS_ADDRESSEE_DOCUMENT'* <text:s/>@description = 'nepřesná adresa adresáta dokumentů - nenalezen objek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F0_CANCEL_MOBIL_OR_EMAIL_ADDRESSEE_DOCUMENT</text:p>
          </table:table-cell>
          <table:table-cell office:value-type="string" calcext:value-type="string">
            <text:p>mobil - neplatné telefonní číslo nebo email ardesáta dokumentů <text:s text:c="5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02]);&quot;_&quot;;&quot;&quot;)" office:value-type="string" office:string-value="Inf0CancelMobilOrEmailAddresseeDocument" calcext:value-type="string">
            <text:p>Inf0CancelMobilOrEmailAddresseeDocument</text:p>
          </table:table-cell>
          <table:table-cell table:style-name="ce1" table:formula="of:=CONCATENATE(&quot;class &quot;;[.E202];&quot; &lt; CzechPostB2bClient::ResponseCodes::BaseCode*  @code = &quot;;[.A202];&quot;* @text = '&quot;;TRIM([.B202]);&quot;'*  @description = '&quot;;TRIM([.C202]);&quot;'*  @type = :&quot;;LOWER([.D202]);&quot;*end&quot;)" office:value-type="string" office:string-value="class Inf0CancelMobilOrEmailAddresseeDocument &lt; CzechPostB2bClient::ResponseCodes::BaseCode*  @code = 347* @text = 'INF0_CANCEL_MOBIL_OR_EMAIL_ADDRESSEE_DOCUMENT'*  @description = 'mobil - neplatné telefonní číslo nebo email ardesáta dokumentů'*  @type = :info*end" calcext:value-type="string">
            <text:p>class Inf0CancelMobilOrEmailAddresseeDocument &lt; CzechPostB2bClient::ResponseCodes::BaseCode* <text:s/>@code = 347* @text = 'INF0_CANCEL_MOBIL_OR_EMAIL_ADDRESSEE_DOCUMENT'* <text:s/>@description = 'mobil - neplatné telefonní číslo nebo email ardesáta dokumentů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NFO_CANCEL_CUST_CARD_NUMBER</text:p>
          </table:table-cell>
          <table:table-cell office:value-type="string" calcext:value-type="string">
            <text:p>Nesprávný formát zákaznické karty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03]);&quot;_&quot;;&quot;&quot;)" office:value-type="string" office:string-value="InfoCancelCustCardNumber" calcext:value-type="string">
            <text:p>InfoCancelCustCardNumber</text:p>
          </table:table-cell>
          <table:table-cell table:style-name="ce1" table:formula="of:=CONCATENATE(&quot;class &quot;;[.E203];&quot; &lt; CzechPostB2bClient::ResponseCodes::BaseCode*  @code = &quot;;[.A203];&quot;* @text = '&quot;;TRIM([.B203]);&quot;'*  @description = '&quot;;TRIM([.C203]);&quot;'*  @type = :&quot;;LOWER([.D203]);&quot;*end&quot;)" office:value-type="string" office:string-value="class InfoCancelCustCardNumber &lt; CzechPostB2bClient::ResponseCodes::BaseCode*  @code = 348* @text = 'INFO_CANCEL_CUST_CARD_NUMBER'*  @description = 'Nesprávný formát zákaznické karty'*  @type = :info*end" calcext:value-type="string">
            <text:p>class InfoCancelCustCardNumber &lt; CzechPostB2bClient::ResponseCodes::BaseCode* <text:s/>@code = 348* @text = 'INFO_CANCEL_CUST_CARD_NUMBER'* <text:s/>@description = 'Nesprávný formát zákaznické karty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NFO_CANCEL_CUST_CARD_NUMBER_ADDRESSEE_DOCUMENT</text:p>
          </table:table-cell>
          <table:table-cell office:value-type="string" calcext:value-type="string">
            <text:p>Nesprávný formát zákaznické karty ardesáta dokumentů <text:s text:c="6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04]);&quot;_&quot;;&quot;&quot;)" office:value-type="string" office:string-value="InfoCancelCustCardNumberAddresseeDocument" calcext:value-type="string">
            <text:p>InfoCancelCustCardNumberAddresseeDocument</text:p>
          </table:table-cell>
          <table:table-cell table:style-name="ce1" table:formula="of:=CONCATENATE(&quot;class &quot;;[.E204];&quot; &lt; CzechPostB2bClient::ResponseCodes::BaseCode*  @code = &quot;;[.A204];&quot;* @text = '&quot;;TRIM([.B204]);&quot;'*  @description = '&quot;;TRIM([.C204]);&quot;'*  @type = :&quot;;LOWER([.D204]);&quot;*end&quot;)" office:value-type="string" office:string-value="class InfoCancelCustCardNumberAddresseeDocument &lt; CzechPostB2bClient::ResponseCodes::BaseCode*  @code = 349* @text = 'INFO_CANCEL_CUST_CARD_NUMBER_ADDRESSEE_DOCUMENT'*  @description = 'Nesprávný formát zákaznické karty ardesáta dokumentů'*  @type = :info*end" calcext:value-type="string">
            <text:p>class InfoCancelCustCardNumberAddresseeDocument &lt; CzechPostB2bClient::ResponseCodes::BaseCode* <text:s/>@code = 349* @text = 'INFO_CANCEL_CUST_CARD_NUMBER_ADDRESSEE_DOCUMENT'* <text:s/>@description = 'Nesprávný formát zákaznické karty ardesáta dokumentů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VALID_ZPRO_ORDER_NUMBER</text:p>
          </table:table-cell>
          <table:table-cell office:value-type="string" calcext:value-type="string">
            <text:p>Nesprávný formát čísla objednávky ZPRO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5]);&quot;_&quot;;&quot;&quot;)" office:value-type="string" office:string-value="InvalidZproOrderNumber" calcext:value-type="string">
            <text:p>InvalidZproOrderNumber</text:p>
          </table:table-cell>
          <table:table-cell table:style-name="ce1" table:formula="of:=CONCATENATE(&quot;class &quot;;[.E205];&quot; &lt; CzechPostB2bClient::ResponseCodes::BaseCode*  @code = &quot;;[.A205];&quot;* @text = '&quot;;TRIM([.B205]);&quot;'*  @description = '&quot;;TRIM([.C205]);&quot;'*  @type = :&quot;;LOWER([.D205]);&quot;*end&quot;)" office:value-type="string" office:string-value="class InvalidZproOrderNumber &lt; CzechPostB2bClient::ResponseCodes::BaseCode*  @code = 350* @text = 'INVALID_ZPRO_ORDER_NUMBER'*  @description = 'Nesprávný formát čísla objednávky ZPRO'*  @type = :chyba*end" calcext:value-type="string">
            <text:p>class InvalidZproOrderNumber &lt; CzechPostB2bClient::ResponseCodes::BaseCode* <text:s/>@code = 350* @text = 'INVALID_ZPRO_ORDER_NUMBER'* <text:s/>@description = 'Nesprávný formát čísla objednávky ZPRO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FO_ADD_REQUIRED_SERVICE_75</text:p>
          </table:table-cell>
          <table:table-cell office:value-type="string" calcext:value-type="string">
            <text:p>Doplněna povinná služba 75 k <text:s/>číslu objednávky ZPRO <text:s text:c="5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06]);&quot;_&quot;;&quot;&quot;)" office:value-type="string" office:string-value="InfoAddRequiredService75" calcext:value-type="string">
            <text:p>InfoAddRequiredService75</text:p>
          </table:table-cell>
          <table:table-cell table:style-name="ce1" table:formula="of:=CONCATENATE(&quot;class &quot;;[.E206];&quot; &lt; CzechPostB2bClient::ResponseCodes::BaseCode*  @code = &quot;;[.A206];&quot;* @text = '&quot;;TRIM([.B206]);&quot;'*  @description = '&quot;;TRIM([.C206]);&quot;'*  @type = :&quot;;LOWER([.D206]);&quot;*end&quot;)" office:value-type="string" office:string-value="class InfoAddRequiredService75 &lt; CzechPostB2bClient::ResponseCodes::BaseCode*  @code = 351* @text = 'INFO_ADD_REQUIRED_SERVICE_75'*  @description = 'Doplněna povinná služba 75 k číslu objednávky ZPRO'*  @type = :info*end" calcext:value-type="string">
            <text:p>class InfoAddRequiredService75 &lt; CzechPostB2bClient::ResponseCodes::BaseCode* <text:s/>@code = 351* @text = 'INFO_ADD_REQUIRED_SERVICE_75'* <text:s/>@description = 'Doplněna povinná služba 75 k číslu objednávky ZPR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VALID_PRICE_CURRENCY</text:p>
          </table:table-cell>
          <table:table-cell office:value-type="string" calcext:value-type="string">
            <text:p>Nesouhlasí měna udané ceny <text:s text:c="2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7]);&quot;_&quot;;&quot;&quot;)" office:value-type="string" office:string-value="InvalidPriceCurrency" calcext:value-type="string">
            <text:p>InvalidPriceCurrency</text:p>
          </table:table-cell>
          <table:table-cell table:style-name="ce1" table:formula="of:=CONCATENATE(&quot;class &quot;;[.E207];&quot; &lt; CzechPostB2bClient::ResponseCodes::BaseCode*  @code = &quot;;[.A207];&quot;* @text = '&quot;;TRIM([.B207]);&quot;'*  @description = '&quot;;TRIM([.C207]);&quot;'*  @type = :&quot;;LOWER([.D207]);&quot;*end&quot;)" office:value-type="string" office:string-value="class InvalidPriceCurrency &lt; CzechPostB2bClient::ResponseCodes::BaseCode*  @code = 352* @text = 'INVALID_PRICE_CURRENCY'*  @description = 'Nesouhlasí měna udané ceny'*  @type = :chyba*end" calcext:value-type="string">
            <text:p>class InvalidPriceCurrency &lt; CzechPostB2bClient::ResponseCodes::BaseCode* <text:s/>@code = 352* @text = 'INVALID_PRICE_CURRENCY'* <text:s/>@description = 'Nesouhlasí měna udané ce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VALID_CATEGORY_CUSTOM_DECALARATION</text:p>
          </table:table-cell>
          <table:table-cell office:value-type="string" calcext:value-type="string">
            <text:p>nesprávný formát kategorie zásilky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8]);&quot;_&quot;;&quot;&quot;)" office:value-type="string" office:string-value="InvalidCategoryCustomDecalaration" calcext:value-type="string">
            <text:p>InvalidCategoryCustomDecalaration</text:p>
          </table:table-cell>
          <table:table-cell table:style-name="ce1" table:formula="of:=CONCATENATE(&quot;class &quot;;[.E208];&quot; &lt; CzechPostB2bClient::ResponseCodes::BaseCode*  @code = &quot;;[.A208];&quot;* @text = '&quot;;TRIM([.B208]);&quot;'*  @description = '&quot;;TRIM([.C208]);&quot;'*  @type = :&quot;;LOWER([.D208]);&quot;*end&quot;)" office:value-type="string" office:string-value="class InvalidCategoryCustomDecalaration &lt; CzechPostB2bClient::ResponseCodes::BaseCode*  @code = 353* @text = 'INVALID_CATEGORY_CUSTOM_DECALARATION'*  @description = 'nesprávný formát kategorie zásilky'*  @type = :chyba*end" calcext:value-type="string">
            <text:p>class InvalidCategoryCustomDecalaration &lt; CzechPostB2bClient::ResponseCodes::BaseCode* <text:s/>@code = 353* @text = 'INVALID_CATEGORY_CUSTOM_DECALARATION'* <text:s/>@description = 'nesprávný formát kategorie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VALID_CURRENCY_CUSTOM_DECALARATION</text:p>
          </table:table-cell>
          <table:table-cell office:value-type="string" calcext:value-type="string">
            <text:p>nesprávný formát měny celní hodnot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09]);&quot;_&quot;;&quot;&quot;)" office:value-type="string" office:string-value="InvalidCurrencyCustomDecalaration" calcext:value-type="string">
            <text:p>InvalidCurrencyCustomDecalaration</text:p>
          </table:table-cell>
          <table:table-cell table:style-name="ce1" table:formula="of:=CONCATENATE(&quot;class &quot;;[.E209];&quot; &lt; CzechPostB2bClient::ResponseCodes::BaseCode*  @code = &quot;;[.A209];&quot;* @text = '&quot;;TRIM([.B209]);&quot;'*  @description = '&quot;;TRIM([.C209]);&quot;'*  @type = :&quot;;LOWER([.D209]);&quot;*end&quot;)" office:value-type="string" office:string-value="class InvalidCurrencyCustomDecalaration &lt; CzechPostB2bClient::ResponseCodes::BaseCode*  @code = 354* @text = 'INVALID_CURRENCY_CUSTOM_DECALARATION'*  @description = 'nesprávný formát měny celní hodnoty'*  @type = :chyba*end" calcext:value-type="string">
            <text:p>class InvalidCurrencyCustomDecalaration &lt; CzechPostB2bClient::ResponseCodes::BaseCode* <text:s/>@code = 354* @text = 'INVALID_CURRENCY_CUSTOM_DECALARATION'* <text:s/>@description = 'nesprávný formát měny celní hodnot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VALID_QUANTITY_CUSTOM_GOOD</text:p>
          </table:table-cell>
          <table:table-cell office:value-type="string" calcext:value-type="string">
            <text:p>nesprávný formát množství celního obsahu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0]);&quot;_&quot;;&quot;&quot;)" office:value-type="string" office:string-value="InvalidQuantityCustomGood" calcext:value-type="string">
            <text:p>InvalidQuantityCustomGood</text:p>
          </table:table-cell>
          <table:table-cell table:style-name="ce1" table:formula="of:=CONCATENATE(&quot;class &quot;;[.E210];&quot; &lt; CzechPostB2bClient::ResponseCodes::BaseCode*  @code = &quot;;[.A210];&quot;* @text = '&quot;;TRIM([.B210]);&quot;'*  @description = '&quot;;TRIM([.C210]);&quot;'*  @type = :&quot;;LOWER([.D210]);&quot;*end&quot;)" office:value-type="string" office:string-value="class InvalidQuantityCustomGood &lt; CzechPostB2bClient::ResponseCodes::BaseCode*  @code = 355* @text = 'INVALID_QUANTITY_CUSTOM_GOOD'*  @description = 'nesprávný formát množství celního obsahu'*  @type = :chyba*end" calcext:value-type="string">
            <text:p>class InvalidQuantityCustomGood &lt; CzechPostB2bClient::ResponseCodes::BaseCode* <text:s/>@code = 355* @text = 'INVALID_QUANTITY_CUSTOM_GOOD'* <text:s/>@description = 'nesprávný formát množství celního obsah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VALID_WEIGHT_CUSTOM_GOOD</text:p>
          </table:table-cell>
          <table:table-cell office:value-type="string" calcext:value-type="string">
            <text:p>nesprávný formát <text:s/>hmotnosti celního obsahu <text:s text:c="3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1]);&quot;_&quot;;&quot;&quot;)" office:value-type="string" office:string-value="InvalidWeightCustomGood" calcext:value-type="string">
            <text:p>InvalidWeightCustomGood</text:p>
          </table:table-cell>
          <table:table-cell table:style-name="ce1" table:formula="of:=CONCATENATE(&quot;class &quot;;[.E211];&quot; &lt; CzechPostB2bClient::ResponseCodes::BaseCode*  @code = &quot;;[.A211];&quot;* @text = '&quot;;TRIM([.B211]);&quot;'*  @description = '&quot;;TRIM([.C211]);&quot;'*  @type = :&quot;;LOWER([.D211]);&quot;*end&quot;)" office:value-type="string" office:string-value="class InvalidWeightCustomGood &lt; CzechPostB2bClient::ResponseCodes::BaseCode*  @code = 356* @text = 'INVALID_WEIGHT_CUSTOM_GOOD'*  @description = 'nesprávný formát hmotnosti celního obsahu'*  @type = :chyba*end" calcext:value-type="string">
            <text:p>class InvalidWeightCustomGood &lt; CzechPostB2bClient::ResponseCodes::BaseCode* <text:s/>@code = 356* @text = 'INVALID_WEIGHT_CUSTOM_GOOD'* <text:s/>@description = 'nesprávný formát hmotnosti celního obsah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VALID_PRICE_CUSTOM_GOOD</text:p>
          </table:table-cell>
          <table:table-cell office:value-type="string" calcext:value-type="string">
            <text:p>nesprávný formát celní hodnota položky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2]);&quot;_&quot;;&quot;&quot;)" office:value-type="string" office:string-value="InvalidPriceCustomGood" calcext:value-type="string">
            <text:p>InvalidPriceCustomGood</text:p>
          </table:table-cell>
          <table:table-cell table:style-name="ce1" table:formula="of:=CONCATENATE(&quot;class &quot;;[.E212];&quot; &lt; CzechPostB2bClient::ResponseCodes::BaseCode*  @code = &quot;;[.A212];&quot;* @text = '&quot;;TRIM([.B212]);&quot;'*  @description = '&quot;;TRIM([.C212]);&quot;'*  @type = :&quot;;LOWER([.D212]);&quot;*end&quot;)" office:value-type="string" office:string-value="class InvalidPriceCustomGood &lt; CzechPostB2bClient::ResponseCodes::BaseCode*  @code = 357* @text = 'INVALID_PRICE_CUSTOM_GOOD'*  @description = 'nesprávný formát celní hodnota položky'*  @type = :chyba*end" calcext:value-type="string">
            <text:p>class InvalidPriceCustomGood &lt; CzechPostB2bClient::ResponseCodes::BaseCode* <text:s/>@code = 357* @text = 'INVALID_PRICE_CUSTOM_GOOD'* <text:s/>@description = 'nesprávný formát celní hodnota polož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NVALID_ISO_CUSTOM_GOOD</text:p>
          </table:table-cell>
          <table:table-cell office:value-type="string" calcext:value-type="string">
            <text:p>neexistující země původu zboží <text:s text:c="5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3]);&quot;_&quot;;&quot;&quot;)" office:value-type="string" office:string-value="InvalidIsoCustomGood" calcext:value-type="string">
            <text:p>InvalidIsoCustomGood</text:p>
          </table:table-cell>
          <table:table-cell table:style-name="ce1" table:formula="of:=CONCATENATE(&quot;class &quot;;[.E213];&quot; &lt; CzechPostB2bClient::ResponseCodes::BaseCode*  @code = &quot;;[.A213];&quot;* @text = '&quot;;TRIM([.B213]);&quot;'*  @description = '&quot;;TRIM([.C213]);&quot;'*  @type = :&quot;;LOWER([.D213]);&quot;*end&quot;)" office:value-type="string" office:string-value="class InvalidIsoCustomGood &lt; CzechPostB2bClient::ResponseCodes::BaseCode*  @code = 358* @text = 'INVALID_ISO_CUSTOM_GOOD'*  @description = 'neexistující země původu zboží'*  @type = :chyba*end" calcext:value-type="string">
            <text:p>class InvalidIsoCustomGood &lt; CzechPostB2bClient::ResponseCodes::BaseCode* <text:s/>@code = 358* @text = 'INVALID_ISO_CUSTOM_GOOD'* <text:s/>@description = 'neexistující země původu zbož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NVALID_ISO_CUSTOM_GOOD</text:p>
          </table:table-cell>
          <table:table-cell office:value-type="string" calcext:value-type="string">
            <text:p>nesprávný formát země původu zboží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4]);&quot;_&quot;;&quot;&quot;)" office:value-type="string" office:string-value="InvalidIsoCustomGood" calcext:value-type="string">
            <text:p>InvalidIsoCustomGood</text:p>
          </table:table-cell>
          <table:table-cell table:style-name="ce1" table:formula="of:=CONCATENATE(&quot;class &quot;;[.E214];&quot; &lt; CzechPostB2bClient::ResponseCodes::BaseCode*  @code = &quot;;[.A214];&quot;* @text = '&quot;;TRIM([.B214]);&quot;'*  @description = '&quot;;TRIM([.C214]);&quot;'*  @type = :&quot;;LOWER([.D214]);&quot;*end&quot;)" office:value-type="string" office:string-value="class InvalidIsoCustomGood &lt; CzechPostB2bClient::ResponseCodes::BaseCode*  @code = 359* @text = 'INVALID_ISO_CUSTOM_GOOD'*  @description = 'nesprávný formát země původu zboží'*  @type = :chyba*end" calcext:value-type="string">
            <text:p>class InvalidIsoCustomGood &lt; CzechPostB2bClient::ResponseCodes::BaseCode* <text:s/>@code = 359* @text = 'INVALID_ISO_CUSTOM_GOOD'* <text:s/>@description = 'nesprávný formát země původu zbož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NVALID_HS_CODE_CUSTOM_GOOD</text:p>
          </table:table-cell>
          <table:table-cell office:value-type="string" calcext:value-type="string">
            <text:p>nesprávný formát tarifního kódu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5]);&quot;_&quot;;&quot;&quot;)" office:value-type="string" office:string-value="InvalidHsCodeCustomGood" calcext:value-type="string">
            <text:p>InvalidHsCodeCustomGood</text:p>
          </table:table-cell>
          <table:table-cell table:style-name="ce1" table:formula="of:=CONCATENATE(&quot;class &quot;;[.E215];&quot; &lt; CzechPostB2bClient::ResponseCodes::BaseCode*  @code = &quot;;[.A215];&quot;* @text = '&quot;;TRIM([.B215]);&quot;'*  @description = '&quot;;TRIM([.C215]);&quot;'*  @type = :&quot;;LOWER([.D215]);&quot;*end&quot;)" office:value-type="string" office:string-value="class InvalidHsCodeCustomGood &lt; CzechPostB2bClient::ResponseCodes::BaseCode*  @code = 360* @text = 'INVALID_HS_CODE_CUSTOM_GOOD'*  @description = 'nesprávný formát tarifního kódu'*  @type = :chyba*end" calcext:value-type="string">
            <text:p>class InvalidHsCodeCustomGood &lt; CzechPostB2bClient::ResponseCodes::BaseCode* <text:s/>@code = 360* @text = 'INVALID_HS_CODE_CUSTOM_GOOD'* <text:s/>@description = 'nesprávný formát tarifního kód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SSING_REQUIRED_SERVICE_43/44</text:p>
          </table:table-cell>
          <table:table-cell office:value-type="string" calcext:value-type="string">
            <text:p>neuvedena povinná služba č. 43 nebo č. 44 k datům celní prohlášky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16]);&quot;_&quot;;&quot;&quot;)" office:value-type="string" office:string-value="MissingRequiredService43/44" calcext:value-type="string">
            <text:p>MissingRequiredService43/44</text:p>
          </table:table-cell>
          <table:table-cell table:style-name="ce1" table:formula="of:=CONCATENATE(&quot;class &quot;;[.E216];&quot; &lt; CzechPostB2bClient::ResponseCodes::BaseCode*  @code = &quot;;[.A216];&quot;* @text = '&quot;;TRIM([.B216]);&quot;'*  @description = '&quot;;TRIM([.C216]);&quot;'*  @type = :&quot;;LOWER([.D216]);&quot;*end&quot;)" office:value-type="string" office:string-value="class MissingRequiredService43/44 &lt; CzechPostB2bClient::ResponseCodes::BaseCode*  @code = 361* @text = 'MISSING_REQUIRED_SERVICE_43/44'*  @description = 'neuvedena povinná služba č. 43 nebo č. 44 k datům celní prohlášky'*  @type = :chyba*end" calcext:value-type="string">
            <text:p>class MissingRequiredService43/44 &lt; CzechPostB2bClient::ResponseCodes::BaseCode* <text:s/>@code = 361* @text = 'MISSING_REQUIRED_SERVICE_43/44'* <text:s/>@description = 'neuvedena povinná služba č. 43 nebo č. 44 k datům celní prohláš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NFO_CANCEL_PRICE</text:p>
          </table:table-cell>
          <table:table-cell office:value-type="string" calcext:value-type="string">
            <text:p>částka není číslo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17]);&quot;_&quot;;&quot;&quot;)" office:value-type="string" office:string-value="InfoCancelPrice" calcext:value-type="string">
            <text:p>InfoCancelPrice</text:p>
          </table:table-cell>
          <table:table-cell table:style-name="ce1" table:formula="of:=CONCATENATE(&quot;class &quot;;[.E217];&quot; &lt; CzechPostB2bClient::ResponseCodes::BaseCode*  @code = &quot;;[.A217];&quot;* @text = '&quot;;TRIM([.B217]);&quot;'*  @description = '&quot;;TRIM([.C217]);&quot;'*  @type = :&quot;;LOWER([.D217]);&quot;*end&quot;)" office:value-type="string" office:string-value="class InfoCancelPrice &lt; CzechPostB2bClient::ResponseCodes::BaseCode*  @code = 362* @text = 'INFO_CANCEL_PRICE'*  @description = 'částka není číslo'*  @type = :info*end" calcext:value-type="string">
            <text:p>class InfoCancelPrice &lt; CzechPostB2bClient::ResponseCodes::BaseCode* <text:s/>@code = 362* @text = 'INFO_CANCEL_PRICE'* <text:s/>@description = 'částka není číslo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NFO_CANCEL_PRICE</text:p>
          </table:table-cell>
          <table:table-cell office:value-type="string" calcext:value-type="string">
            <text:p>příliš velká částka <text:s text:c="5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18]);&quot;_&quot;;&quot;&quot;)" office:value-type="string" office:string-value="InfoCancelPrice" calcext:value-type="string">
            <text:p>InfoCancelPrice</text:p>
          </table:table-cell>
          <table:table-cell table:style-name="ce1" table:formula="of:=CONCATENATE(&quot;class &quot;;[.E218];&quot; &lt; CzechPostB2bClient::ResponseCodes::BaseCode*  @code = &quot;;[.A218];&quot;* @text = '&quot;;TRIM([.B218]);&quot;'*  @description = '&quot;;TRIM([.C218]);&quot;'*  @type = :&quot;;LOWER([.D218]);&quot;*end&quot;)" office:value-type="string" office:string-value="class InfoCancelPrice &lt; CzechPostB2bClient::ResponseCodes::BaseCode*  @code = 363* @text = 'INFO_CANCEL_PRICE'*  @description = 'příliš velká částka'*  @type = :info*end" calcext:value-type="string">
            <text:p>class InfoCancelPrice &lt; CzechPostB2bClient::ResponseCodes::BaseCode* <text:s/>@code = 363* @text = 'INFO_CANCEL_PRICE'* <text:s/>@description = 'příliš velká částk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NFO_CANCEL_PERSONAL_IDENTIFICATION_NUMBER</text:p>
          </table:table-cell>
          <table:table-cell office:value-type="string" calcext:value-type="string">
            <text:p>neplatný formát rodného čísla <text:s text:c="4"/>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19]);&quot;_&quot;;&quot;&quot;)" office:value-type="string" office:string-value="InfoCancelPersonalIdentificationNumber" calcext:value-type="string">
            <text:p>InfoCancelPersonalIdentificationNumber</text:p>
          </table:table-cell>
          <table:table-cell table:style-name="ce1" table:formula="of:=CONCATENATE(&quot;class &quot;;[.E219];&quot; &lt; CzechPostB2bClient::ResponseCodes::BaseCode*  @code = &quot;;[.A219];&quot;* @text = '&quot;;TRIM([.B219]);&quot;'*  @description = '&quot;;TRIM([.C219]);&quot;'*  @type = :&quot;;LOWER([.D219]);&quot;*end&quot;)" office:value-type="string" office:string-value="class InfoCancelPersonalIdentificationNumber &lt; CzechPostB2bClient::ResponseCodes::BaseCode*  @code = 364* @text = 'INFO_CANCEL_PERSONAL_IDENTIFICATION_NUMBER'*  @description = 'neplatný formát rodného čísla'*  @type = :info*end" calcext:value-type="string">
            <text:p>class InfoCancelPersonalIdentificationNumber &lt; CzechPostB2bClient::ResponseCodes::BaseCode* <text:s/>@code = 364* @text = 'INFO_CANCEL_PERSONAL_IDENTIFICATION_NUMBER'* <text:s/>@description = 'neplatný formát rodného čísl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NVALID_ADDRESSEE</text:p>
          </table:table-cell>
          <table:table-cell office:value-type="string" calcext:value-type="string">
            <text:p>chybný adresát <text:s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0]);&quot;_&quot;;&quot;&quot;)" office:value-type="string" office:string-value="InvalidAddressee" calcext:value-type="string">
            <text:p>InvalidAddressee</text:p>
          </table:table-cell>
          <table:table-cell table:style-name="ce1" table:formula="of:=CONCATENATE(&quot;class &quot;;[.E220];&quot; &lt; CzechPostB2bClient::ResponseCodes::BaseCode*  @code = &quot;;[.A220];&quot;* @text = '&quot;;TRIM([.B220]);&quot;'*  @description = '&quot;;TRIM([.C220]);&quot;'*  @type = :&quot;;LOWER([.D220]);&quot;*end&quot;)" office:value-type="string" office:string-value="class InvalidAddressee &lt; CzechPostB2bClient::ResponseCodes::BaseCode*  @code = 365* @text = 'INVALID_ADDRESSEE'*  @description = 'chybný adresát'*  @type = :chyba*end" calcext:value-type="string">
            <text:p>class InvalidAddressee &lt; CzechPostB2bClient::ResponseCodes::BaseCode* <text:s/>@code = 365* @text = 'INVALID_ADDRESSEE'* <text:s/>@description = 'chybný adresá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NVALID_RESPONSIBLE_CONSIGNMENT_NUMBER</text:p>
          </table:table-cell>
          <table:table-cell office:value-type="string" calcext:value-type="string">
            <text:p>Hodnota "počet odpovědních zásilek" je mimo povolený rozsah <text:s text:c="4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1]);&quot;_&quot;;&quot;&quot;)" office:value-type="string" office:string-value="InvalidResponsibleConsignmentNumber" calcext:value-type="string">
            <text:p>InvalidResponsibleConsignmentNumber</text:p>
          </table:table-cell>
          <table:table-cell table:style-name="ce1" table:formula="of:=CONCATENATE(&quot;class &quot;;[.E221];&quot; &lt; CzechPostB2bClient::ResponseCodes::BaseCode*  @code = &quot;;[.A221];&quot;* @text = '&quot;;TRIM([.B221]);&quot;'*  @description = '&quot;;TRIM([.C221]);&quot;'*  @type = :&quot;;LOWER([.D221]);&quot;*end&quot;)" office:value-type="string" office:string-value="class InvalidResponsibleConsignmentNumber &lt; CzechPostB2bClient::ResponseCodes::BaseCode*  @code = 366* @text = 'INVALID_RESPONSIBLE_CONSIGNMENT_NUMBER'*  @description = 'Hodnota &quot;počet odpovědních zásilek&quot; je mimo povolený rozsah'*  @type = :chyba*end" calcext:value-type="string">
            <text:p>class InvalidResponsibleConsignmentNumber &lt; CzechPostB2bClient::ResponseCodes::BaseCode* <text:s/>@code = 366* @text = 'INVALID_RESPONSIBLE_CONSIGNMENT_NUMBER'* <text:s/>@description = 'Hodnota "počet odpovědních zásilek" je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NVALID_RESPONSIBLE_CONSIGNMENT_NUMBER</text:p>
          </table:table-cell>
          <table:table-cell office:value-type="string" calcext:value-type="string">
            <text:p>nesprávný formát počtu odpovědních zásilek <text:s text:c="6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2]);&quot;_&quot;;&quot;&quot;)" office:value-type="string" office:string-value="InvalidResponsibleConsignmentNumber" calcext:value-type="string">
            <text:p>InvalidResponsibleConsignmentNumber</text:p>
          </table:table-cell>
          <table:table-cell table:style-name="ce1" table:formula="of:=CONCATENATE(&quot;class &quot;;[.E222];&quot; &lt; CzechPostB2bClient::ResponseCodes::BaseCode*  @code = &quot;;[.A222];&quot;* @text = '&quot;;TRIM([.B222]);&quot;'*  @description = '&quot;;TRIM([.C222]);&quot;'*  @type = :&quot;;LOWER([.D222]);&quot;*end&quot;)" office:value-type="string" office:string-value="class InvalidResponsibleConsignmentNumber &lt; CzechPostB2bClient::ResponseCodes::BaseCode*  @code = 367* @text = 'INVALID_RESPONSIBLE_CONSIGNMENT_NUMBER'*  @description = 'nesprávný formát počtu odpovědních zásilek'*  @type = :chyba*end" calcext:value-type="string">
            <text:p>class InvalidResponsibleConsignmentNumber &lt; CzechPostB2bClient::ResponseCodes::BaseCode* <text:s/>@code = 367* @text = 'INVALID_RESPONSIBLE_CONSIGNMENT_NUMBER'* <text:s/>@description = 'nesprávný formát počtu odpovědních zásilek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NVALID_RESPONSIBLE_CONSIGNMENT_NUMBER</text:p>
          </table:table-cell>
          <table:table-cell office:value-type="string" calcext:value-type="string">
            <text:p>počet odpovědních zásilek při vyplnění ID zásilky nelze importovat <text:s text:c="7"/>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3]);&quot;_&quot;;&quot;&quot;)" office:value-type="string" office:string-value="InvalidResponsibleConsignmentNumber" calcext:value-type="string">
            <text:p>InvalidResponsibleConsignmentNumber</text:p>
          </table:table-cell>
          <table:table-cell table:style-name="ce1" table:formula="of:=CONCATENATE(&quot;class &quot;;[.E223];&quot; &lt; CzechPostB2bClient::ResponseCodes::BaseCode*  @code = &quot;;[.A223];&quot;* @text = '&quot;;TRIM([.B223]);&quot;'*  @description = '&quot;;TRIM([.C223]);&quot;'*  @type = :&quot;;LOWER([.D223]);&quot;*end&quot;)" office:value-type="string" office:string-value="class InvalidResponsibleConsignmentNumber &lt; CzechPostB2bClient::ResponseCodes::BaseCode*  @code = 368* @text = 'INVALID_RESPONSIBLE_CONSIGNMENT_NUMBER'*  @description = 'počet odpovědních zásilek při vyplnění ID zásilky nelze importovat'*  @type = :chyba*end" calcext:value-type="string">
            <text:p>class InvalidResponsibleConsignmentNumber &lt; CzechPostB2bClient::ResponseCodes::BaseCode* <text:s/>@code = 368* @text = 'INVALID_RESPONSIBLE_CONSIGNMENT_NUMBER'* <text:s/>@description = 'počet odpovědních zásilek při vyplnění ID zásilky nelze importova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NFO_CANCEL_SERVICE_1A/1B</text:p>
          </table:table-cell>
          <table:table-cell office:value-type="string" calcext:value-type="string">
            <text:p>zrušena služba 1A/1B - nepovolená ke službě 40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24]);&quot;_&quot;;&quot;&quot;)" office:value-type="string" office:string-value="InfoCancelService1A/1B" calcext:value-type="string">
            <text:p>InfoCancelService1A/1B</text:p>
          </table:table-cell>
          <table:table-cell table:style-name="ce1" table:formula="of:=CONCATENATE(&quot;class &quot;;[.E224];&quot; &lt; CzechPostB2bClient::ResponseCodes::BaseCode*  @code = &quot;;[.A224];&quot;* @text = '&quot;;TRIM([.B224]);&quot;'*  @description = '&quot;;TRIM([.C224]);&quot;'*  @type = :&quot;;LOWER([.D224]);&quot;*end&quot;)" office:value-type="string" office:string-value="class InfoCancelService1A/1B &lt; CzechPostB2bClient::ResponseCodes::BaseCode*  @code = 369* @text = 'INFO_CANCEL_SERVICE_1A/1B'*  @description = 'zrušena služba 1A/1B - nepovolená ke službě 40'*  @type = :info*end" calcext:value-type="string">
            <text:p>class InfoCancelService1A/1B &lt; CzechPostB2bClient::ResponseCodes::BaseCode* <text:s/>@code = 369* @text = 'INFO_CANCEL_SERVICE_1A/1B'* <text:s/>@description = 'zrušena služba 1A/1B - nepovolená ke službě 40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NFO_CANCEL_SERVICE_1A</text:p>
          </table:table-cell>
          <table:table-cell office:value-type="string" calcext:value-type="string">
            <text:p>zrušena služba 1A – nepovolená ke službě 40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25]);&quot;_&quot;;&quot;&quot;)" office:value-type="string" office:string-value="InfoCancelService1A" calcext:value-type="string">
            <text:p>InfoCancelService1A</text:p>
          </table:table-cell>
          <table:table-cell table:style-name="ce1" table:formula="of:=CONCATENATE(&quot;class &quot;;[.E225];&quot; &lt; CzechPostB2bClient::ResponseCodes::BaseCode*  @code = &quot;;[.A225];&quot;* @text = '&quot;;TRIM([.B225]);&quot;'*  @description = '&quot;;TRIM([.C225]);&quot;'*  @type = :&quot;;LOWER([.D225]);&quot;*end&quot;)" office:value-type="string" office:string-value="class InfoCancelService1A &lt; CzechPostB2bClient::ResponseCodes::BaseCode*  @code = 370* @text = 'INFO_CANCEL_SERVICE_1A'*  @description = 'zrušena služba 1A – nepovolená ke službě 40'*  @type = :info*end" calcext:value-type="string">
            <text:p>class InfoCancelService1A &lt; CzechPostB2bClient::ResponseCodes::BaseCode* <text:s/>@code = 370* @text = 'INFO_CANCEL_SERVICE_1A'* <text:s/>@description = 'zrušena služba 1A – nepovolená ke službě 40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NFO_CANCEL_SERVICE_1B</text:p>
          </table:table-cell>
          <table:table-cell office:value-type="string" calcext:value-type="string">
            <text:p>zrušena služba 1B – nepovolena k PSČ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26]);&quot;_&quot;;&quot;&quot;)" office:value-type="string" office:string-value="InfoCancelService1B" calcext:value-type="string">
            <text:p>InfoCancelService1B</text:p>
          </table:table-cell>
          <table:table-cell table:style-name="ce1" table:formula="of:=CONCATENATE(&quot;class &quot;;[.E226];&quot; &lt; CzechPostB2bClient::ResponseCodes::BaseCode*  @code = &quot;;[.A226];&quot;* @text = '&quot;;TRIM([.B226]);&quot;'*  @description = '&quot;;TRIM([.C226]);&quot;'*  @type = :&quot;;LOWER([.D226]);&quot;*end&quot;)" office:value-type="string" office:string-value="class InfoCancelService1B &lt; CzechPostB2bClient::ResponseCodes::BaseCode*  @code = 371* @text = 'INFO_CANCEL_SERVICE_1B'*  @description = 'zrušena služba 1B – nepovolena k PSČ adresáta'*  @type = :info*end" calcext:value-type="string">
            <text:p>class InfoCancelService1B &lt; CzechPostB2bClient::ResponseCodes::BaseCode* <text:s/>@code = 371* @text = 'INFO_CANCEL_SERVICE_1B'* <text:s/>@description = 'zrušena služba 1B – nepovolena k PSČ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NVALID_TARE_WEIGHT</text:p>
          </table:table-cell>
          <table:table-cell office:value-type="string" calcext:value-type="string">
            <text:p>hmotnost obalu je mimo povolený rozsah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7]);&quot;_&quot;;&quot;&quot;)" office:value-type="string" office:string-value="InvalidTareWeight" calcext:value-type="string">
            <text:p>InvalidTareWeight</text:p>
          </table:table-cell>
          <table:table-cell table:style-name="ce1" table:formula="of:=CONCATENATE(&quot;class &quot;;[.E227];&quot; &lt; CzechPostB2bClient::ResponseCodes::BaseCode*  @code = &quot;;[.A227];&quot;* @text = '&quot;;TRIM([.B227]);&quot;'*  @description = '&quot;;TRIM([.C227]);&quot;'*  @type = :&quot;;LOWER([.D227]);&quot;*end&quot;)" office:value-type="string" office:string-value="class InvalidTareWeight &lt; CzechPostB2bClient::ResponseCodes::BaseCode*  @code = 372* @text = 'INVALID_TARE_WEIGHT'*  @description = 'hmotnost obalu je mimo povolený rozsah'*  @type = :chyba*end" calcext:value-type="string">
            <text:p>class InvalidTareWeight &lt; CzechPostB2bClient::ResponseCodes::BaseCode* <text:s/>@code = 372* @text = 'INVALID_TARE_WEIGHT'* <text:s/>@description = 'hmotnost obalu je mimo povolený rozsah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NVALID_NUMBER_CLOSURE</text:p>
          </table:table-cell>
          <table:table-cell office:value-type="string" calcext:value-type="string">
            <text:p>duplicitní číslo uzávěru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8]);&quot;_&quot;;&quot;&quot;)" office:value-type="string" office:string-value="InvalidNumberClosure" calcext:value-type="string">
            <text:p>InvalidNumberClosure</text:p>
          </table:table-cell>
          <table:table-cell table:style-name="ce1" table:formula="of:=CONCATENATE(&quot;class &quot;;[.E228];&quot; &lt; CzechPostB2bClient::ResponseCodes::BaseCode*  @code = &quot;;[.A228];&quot;* @text = '&quot;;TRIM([.B228]);&quot;'*  @description = '&quot;;TRIM([.C228]);&quot;'*  @type = :&quot;;LOWER([.D228]);&quot;*end&quot;)" office:value-type="string" office:string-value="class InvalidNumberClosure &lt; CzechPostB2bClient::ResponseCodes::BaseCode*  @code = 373* @text = 'INVALID_NUMBER_CLOSURE'*  @description = 'duplicitní číslo uzávěru'*  @type = :chyba*end" calcext:value-type="string">
            <text:p>class InvalidNumberClosure &lt; CzechPostB2bClient::ResponseCodes::BaseCode* <text:s/>@code = 373* @text = 'INVALID_NUMBER_CLOSURE'* <text:s/>@description = 'duplicitní číslo uzávěr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VALID_PARCEL_CODE</text:p>
          </table:table-cell>
          <table:table-cell office:value-type="string" calcext:value-type="string">
            <text:p>Duplicitní ID zásilky v rámci souboru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29]);&quot;_&quot;;&quot;&quot;)" office:value-type="string" office:string-value="InvalidParcelCode" calcext:value-type="string">
            <text:p>InvalidParcelCode</text:p>
          </table:table-cell>
          <table:table-cell table:style-name="ce1" table:formula="of:=CONCATENATE(&quot;class &quot;;[.E229];&quot; &lt; CzechPostB2bClient::ResponseCodes::BaseCode*  @code = &quot;;[.A229];&quot;* @text = '&quot;;TRIM([.B229]);&quot;'*  @description = '&quot;;TRIM([.C229]);&quot;'*  @type = :&quot;;LOWER([.D229]);&quot;*end&quot;)" office:value-type="string" office:string-value="class InvalidParcelCode &lt; CzechPostB2bClient::ResponseCodes::BaseCode*  @code = 374* @text = 'INVALID_PARCEL_CODE'*  @description = 'Duplicitní ID zásilky v rámci souboru'*  @type = :chyba*end" calcext:value-type="string">
            <text:p>class InvalidParcelCode &lt; CzechPostB2bClient::ResponseCodes::BaseCode* <text:s/>@code = 374* @text = 'INVALID_PARCEL_CODE'* <text:s/>@description = 'Duplicitní ID zásilky v rámci souboru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NVALID_TIMING</text:p>
          </table:table-cell>
          <table:table-cell office:value-type="string" calcext:value-type="string">
            <text:p>Nesprávný předstih podání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0]);&quot;_&quot;;&quot;&quot;)" office:value-type="string" office:string-value="InvalidTiming" calcext:value-type="string">
            <text:p>InvalidTiming</text:p>
          </table:table-cell>
          <table:table-cell table:style-name="ce1" table:formula="of:=CONCATENATE(&quot;class &quot;;[.E230];&quot; &lt; CzechPostB2bClient::ResponseCodes::BaseCode*  @code = &quot;;[.A230];&quot;* @text = '&quot;;TRIM([.B230]);&quot;'*  @description = '&quot;;TRIM([.C230]);&quot;'*  @type = :&quot;;LOWER([.D230]);&quot;*end&quot;)" office:value-type="string" office:string-value="class InvalidTiming &lt; CzechPostB2bClient::ResponseCodes::BaseCode*  @code = 375* @text = 'INVALID_TIMING'*  @description = 'Nesprávný předstih podání'*  @type = :chyba*end" calcext:value-type="string">
            <text:p>class InvalidTiming &lt; CzechPostB2bClient::ResponseCodes::BaseCode* <text:s/>@code = 375* @text = 'INVALID_TIMING'* <text:s/>@description = 'Nesprávný předstih podání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NFO_CANCEL_SERVICE_1A+1B</text:p>
          </table:table-cell>
          <table:table-cell office:value-type="string" calcext:value-type="string">
            <text:p>zrušena služba 1A a 1B - nepovolená kombinace doplňkových služe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31]);&quot;_&quot;;&quot;&quot;)" office:value-type="string" office:string-value="InfoCancelService1A+1B" calcext:value-type="string">
            <text:p>InfoCancelService1A+1B</text:p>
          </table:table-cell>
          <table:table-cell table:style-name="ce1" table:formula="of:=CONCATENATE(&quot;class &quot;;[.E231];&quot; &lt; CzechPostB2bClient::ResponseCodes::BaseCode*  @code = &quot;;[.A231];&quot;* @text = '&quot;;TRIM([.B231]);&quot;'*  @description = '&quot;;TRIM([.C231]);&quot;'*  @type = :&quot;;LOWER([.D231]);&quot;*end&quot;)" office:value-type="string" office:string-value="class InfoCancelService1A+1B &lt; CzechPostB2bClient::ResponseCodes::BaseCode*  @code = 376* @text = 'INFO_CANCEL_SERVICE_1A+1B'*  @description = 'zrušena služba 1A a 1B - nepovolená kombinace doplňkových služeb'*  @type = :info*end" calcext:value-type="string">
            <text:p>class InfoCancelService1A+1B &lt; CzechPostB2bClient::ResponseCodes::BaseCode* <text:s/>@code = 376* @text = 'INFO_CANCEL_SERVICE_1A+1B'* <text:s/>@description = 'zrušena služba 1A a 1B - nepovolená kombinace doplňkových služe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INFO_CANCEL_SERVICE_1B</text:p>
          </table:table-cell>
          <table:table-cell office:value-type="string" calcext:value-type="string">
            <text:p>zrušena služba 1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32]);&quot;_&quot;;&quot;&quot;)" office:value-type="string" office:string-value="InfoCancelService1B" calcext:value-type="string">
            <text:p>InfoCancelService1B</text:p>
          </table:table-cell>
          <table:table-cell table:style-name="ce1" table:formula="of:=CONCATENATE(&quot;class &quot;;[.E232];&quot; &lt; CzechPostB2bClient::ResponseCodes::BaseCode*  @code = &quot;;[.A232];&quot;* @text = '&quot;;TRIM([.B232]);&quot;'*  @description = '&quot;;TRIM([.C232]);&quot;'*  @type = :&quot;;LOWER([.D232]);&quot;*end&quot;)" office:value-type="string" office:string-value="class InfoCancelService1B &lt; CzechPostB2bClient::ResponseCodes::BaseCode*  @code = 377* @text = 'INFO_CANCEL_SERVICE_1B'*  @description = 'zrušena služba 1B'*  @type = :info*end" calcext:value-type="string">
            <text:p>class InfoCancelService1B &lt; CzechPostB2bClient::ResponseCodes::BaseCode* <text:s/>@code = 377* @text = 'INFO_CANCEL_SERVICE_1B'* <text:s/>@description = 'zrušena služba 1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NVALID_PREFIX_COMBINATION</text:p>
          </table:table-cell>
          <table:table-cell office:value-type="string" calcext:value-type="string">
            <text:p>Zásilka je chybně přiřazena k id tiskové šablon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3]);&quot;_&quot;;&quot;&quot;)" office:value-type="string" office:string-value="InvalidPrefixCombination" calcext:value-type="string">
            <text:p>InvalidPrefixCombination</text:p>
          </table:table-cell>
          <table:table-cell table:style-name="ce1" table:formula="of:=CONCATENATE(&quot;class &quot;;[.E233];&quot; &lt; CzechPostB2bClient::ResponseCodes::BaseCode*  @code = &quot;;[.A233];&quot;* @text = '&quot;;TRIM([.B233]);&quot;'*  @description = '&quot;;TRIM([.C233]);&quot;'*  @type = :&quot;;LOWER([.D233]);&quot;*end&quot;)" office:value-type="string" office:string-value="class InvalidPrefixCombination &lt; CzechPostB2bClient::ResponseCodes::BaseCode*  @code = 378* @text = 'INVALID_PREFIX_COMBINATION'*  @description = 'Zásilka je chybně přiřazena k id tiskové šablony'*  @type = :chyba*end" calcext:value-type="string">
            <text:p>class InvalidPrefixCombination &lt; CzechPostB2bClient::ResponseCodes::BaseCode* <text:s/>@code = 378* @text = 'INVALID_PREFIX_COMBINATION'* <text:s/>@description = 'Zásilka je chybně přiřazena k id tiskové šablon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ARCEL_DOES_NOT_MEET_THE_REQUIREMENTS_FORM</text:p>
          </table:table-cell>
          <table:table-cell office:value-type="string" calcext:value-type="string">
            <text:p>Parametry zásilky nesplňují podmínky požadovaného formuláře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4]);&quot;_&quot;;&quot;&quot;)" office:value-type="string" office:string-value="ParcelDoesNotMeetTheRequirementsForm" calcext:value-type="string">
            <text:p>ParcelDoesNotMeetTheRequirementsForm</text:p>
          </table:table-cell>
          <table:table-cell table:style-name="ce1" table:formula="of:=CONCATENATE(&quot;class &quot;;[.E234];&quot; &lt; CzechPostB2bClient::ResponseCodes::BaseCode*  @code = &quot;;[.A234];&quot;* @text = '&quot;;TRIM([.B234]);&quot;'*  @description = '&quot;;TRIM([.C234]);&quot;'*  @type = :&quot;;LOWER([.D234]);&quot;*end&quot;)" office:value-type="string" office:string-value="class ParcelDoesNotMeetTheRequirementsForm &lt; CzechPostB2bClient::ResponseCodes::BaseCode*  @code = 379* @text = 'PARCEL_DOES_NOT_MEET_THE_REQUIREMENTS_FORM'*  @description = 'Parametry zásilky nesplňují podmínky požadovaného formuláře'*  @type = :chyba*end" calcext:value-type="string">
            <text:p>class ParcelDoesNotMeetTheRequirementsForm &lt; CzechPostB2bClient::ResponseCodes::BaseCode* <text:s/>@code = 379* @text = 'PARCEL_DOES_NOT_MEET_THE_REQUIREMENTS_FORM'* <text:s/>@description = 'Parametry zásilky nesplňují podmínky požadovaného formuláře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_CONTRACT_SERVICE_RETURN_RECEIPT</text:p>
          </table:table-cell>
          <table:table-cell office:value-type="string" calcext:value-type="string">
            <text:p>K formuláři není sjednána smlouva ke službě Dodejk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5]);&quot;_&quot;;&quot;&quot;)" office:value-type="string" office:string-value="NoContractServiceReturnReceipt" calcext:value-type="string">
            <text:p>NoContractServiceReturnReceipt</text:p>
          </table:table-cell>
          <table:table-cell table:style-name="ce1" table:formula="of:=CONCATENATE(&quot;class &quot;;[.E235];&quot; &lt; CzechPostB2bClient::ResponseCodes::BaseCode*  @code = &quot;;[.A235];&quot;* @text = '&quot;;TRIM([.B235]);&quot;'*  @description = '&quot;;TRIM([.C235]);&quot;'*  @type = :&quot;;LOWER([.D235]);&quot;*end&quot;)" office:value-type="string" office:string-value="class NoContractServiceReturnReceipt &lt; CzechPostB2bClient::ResponseCodes::BaseCode*  @code = 380* @text = 'NO_CONTRACT_SERVICE_RETURN_RECEIPT'*  @description = 'K formuláři není sjednána smlouva ke službě Dodejka'*  @type = :chyba*end" calcext:value-type="string">
            <text:p>class NoContractServiceReturnReceipt &lt; CzechPostB2bClient::ResponseCodes::BaseCode* <text:s/>@code = 380* @text = 'NO_CONTRACT_SERVICE_RETURN_RECEIPT'* <text:s/>@description = 'K formuláři není sjednána smlouva ke službě Dodej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NFO_CANCEL_SERVICE_1B_ADD_SERVICE_1A</text:p>
          </table:table-cell>
          <table:table-cell office:value-type="string" calcext:value-type="string">
            <text:p>služba 1B není povolena k PSČ adresáta, nahrazena službou 1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36]);&quot;_&quot;;&quot;&quot;)" office:value-type="string" office:string-value="InfoCancelService1BAddService1A" calcext:value-type="string">
            <text:p>InfoCancelService1BAddService1A</text:p>
          </table:table-cell>
          <table:table-cell table:style-name="ce1" table:formula="of:=CONCATENATE(&quot;class &quot;;[.E236];&quot; &lt; CzechPostB2bClient::ResponseCodes::BaseCode*  @code = &quot;;[.A236];&quot;* @text = '&quot;;TRIM([.B236]);&quot;'*  @description = '&quot;;TRIM([.C236]);&quot;'*  @type = :&quot;;LOWER([.D236]);&quot;*end&quot;)" office:value-type="string" office:string-value="class InfoCancelService1BAddService1A &lt; CzechPostB2bClient::ResponseCodes::BaseCode*  @code = 381* @text = 'INFO_CANCEL_SERVICE_1B_ADD_SERVICE_1A'*  @description = 'služba 1B není povolena k PSČ adresáta, nahrazena službou 1A'*  @type = :info*end" calcext:value-type="string">
            <text:p>class InfoCancelService1BAddService1A &lt; CzechPostB2bClient::ResponseCodes::BaseCode* <text:s/>@code = 381* @text = 'INFO_CANCEL_SERVICE_1B_ADD_SERVICE_1A'* <text:s/>@description = 'služba 1B není povolena k PSČ adresáta, nahrazena službou 1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NFO_CANCEL_SERVICE_1A</text:p>
          </table:table-cell>
          <table:table-cell office:value-type="string" calcext:value-type="string">
            <text:p>zrušena služba 1A – nepovolena k PSČ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37]);&quot;_&quot;;&quot;&quot;)" office:value-type="string" office:string-value="InfoCancelService1A" calcext:value-type="string">
            <text:p>InfoCancelService1A</text:p>
          </table:table-cell>
          <table:table-cell table:style-name="ce1" table:formula="of:=CONCATENATE(&quot;class &quot;;[.E237];&quot; &lt; CzechPostB2bClient::ResponseCodes::BaseCode*  @code = &quot;;[.A237];&quot;* @text = '&quot;;TRIM([.B237]);&quot;'*  @description = '&quot;;TRIM([.C237]);&quot;'*  @type = :&quot;;LOWER([.D237]);&quot;*end&quot;)" office:value-type="string" office:string-value="class InfoCancelService1A &lt; CzechPostB2bClient::ResponseCodes::BaseCode*  @code = 382* @text = 'INFO_CANCEL_SERVICE_1A'*  @description = 'zrušena služba 1A – nepovolena k PSČ adresáta'*  @type = :info*end" calcext:value-type="string">
            <text:p>class InfoCancelService1A &lt; CzechPostB2bClient::ResponseCodes::BaseCode* <text:s/>@code = 382* @text = 'INFO_CANCEL_SERVICE_1A'* <text:s/>@description = 'zrušena služba 1A – nepovolena k PSČ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INVALID_CUSTOMER_CARD_NUMBER</text:p>
          </table:table-cell>
          <table:table-cell office:value-type="string" calcext:value-type="string">
            <text:p>Chybné číslo zákaznické kart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8]);&quot;_&quot;;&quot;&quot;)" office:value-type="string" office:string-value="InvalidCustomerCardNumber" calcext:value-type="string">
            <text:p>InvalidCustomerCardNumber</text:p>
          </table:table-cell>
          <table:table-cell table:style-name="ce1" table:formula="of:=CONCATENATE(&quot;class &quot;;[.E238];&quot; &lt; CzechPostB2bClient::ResponseCodes::BaseCode*  @code = &quot;;[.A238];&quot;* @text = '&quot;;TRIM([.B238]);&quot;'*  @description = '&quot;;TRIM([.C238]);&quot;'*  @type = :&quot;;LOWER([.D238]);&quot;*end&quot;)" office:value-type="string" office:string-value="class InvalidCustomerCardNumber &lt; CzechPostB2bClient::ResponseCodes::BaseCode*  @code = 383* @text = 'INVALID_CUSTOMER_CARD_NUMBER'*  @description = 'Chybné číslo zákaznické karty'*  @type = :chyba*end" calcext:value-type="string">
            <text:p>class InvalidCustomerCardNumber &lt; CzechPostB2bClient::ResponseCodes::BaseCode* <text:s/>@code = 383* @text = 'INVALID_CUSTOMER_CARD_NUMBER'* <text:s/>@description = 'Chybné číslo zákaznické kart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AD_FORMAT_RETURN_NUMBER_DAYS</text:p>
          </table:table-cell>
          <table:table-cell office:value-type="string" calcext:value-type="string">
            <text:p>neplatný formát počtu dní pro vrácení zá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39]);&quot;_&quot;;&quot;&quot;)" office:value-type="string" office:string-value="BadFormatReturnNumberDays" calcext:value-type="string">
            <text:p>BadFormatReturnNumberDays</text:p>
          </table:table-cell>
          <table:table-cell table:style-name="ce1" table:formula="of:=CONCATENATE(&quot;class &quot;;[.E239];&quot; &lt; CzechPostB2bClient::ResponseCodes::BaseCode*  @code = &quot;;[.A239];&quot;* @text = '&quot;;TRIM([.B239]);&quot;'*  @description = '&quot;;TRIM([.C239]);&quot;'*  @type = :&quot;;LOWER([.D239]);&quot;*end&quot;)" office:value-type="string" office:string-value="class BadFormatReturnNumberDays &lt; CzechPostB2bClient::ResponseCodes::BaseCode*  @code = 384* @text = 'BAD_FORMAT_RETURN_NUMBER_DAYS'*  @description = 'neplatný formát počtu dní pro vrácení zásilky'*  @type = :chyba*end" calcext:value-type="string">
            <text:p>class BadFormatReturnNumberDays &lt; CzechPostB2bClient::ResponseCodes::BaseCode* <text:s/>@code = 384* @text = 'BAD_FORMAT_RETURN_NUMBER_DAYS'* <text:s/>@description = 'neplatný formát počtu dní pro vrácení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FO_ADD_SERVICE_1B</text:p>
          </table:table-cell>
          <table:table-cell office:value-type="string" calcext:value-type="string">
            <text:p>přiřazena služba 1B Doruč. 13-19 hod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0]);&quot;_&quot;;&quot;&quot;)" office:value-type="string" office:string-value="InfoAddService1B" calcext:value-type="string">
            <text:p>InfoAddService1B</text:p>
          </table:table-cell>
          <table:table-cell table:style-name="ce1" table:formula="of:=CONCATENATE(&quot;class &quot;;[.E240];&quot; &lt; CzechPostB2bClient::ResponseCodes::BaseCode*  @code = &quot;;[.A240];&quot;* @text = '&quot;;TRIM([.B240]);&quot;'*  @description = '&quot;;TRIM([.C240]);&quot;'*  @type = :&quot;;LOWER([.D240]);&quot;*end&quot;)" office:value-type="string" office:string-value="class InfoAddService1B &lt; CzechPostB2bClient::ResponseCodes::BaseCode*  @code = 385* @text = 'INFO_ADD_SERVICE_1B'*  @description = 'přiřazena služba 1B Doruč. 13-19 hod'*  @type = :info*end" calcext:value-type="string">
            <text:p>class InfoAddService1B &lt; CzechPostB2bClient::ResponseCodes::BaseCode* <text:s/>@code = 385* @text = 'INFO_ADD_SERVICE_1B'* <text:s/>@description = 'přiřazena služba 1B Doruč. 13-19 hod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FO_ADD_SERVICE_1A</text:p>
          </table:table-cell>
          <table:table-cell office:value-type="string" calcext:value-type="string">
            <text:p>přiřazena služba 1A Doruč. 8-14 hod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1]);&quot;_&quot;;&quot;&quot;)" office:value-type="string" office:string-value="InfoAddService1A" calcext:value-type="string">
            <text:p>InfoAddService1A</text:p>
          </table:table-cell>
          <table:table-cell table:style-name="ce1" table:formula="of:=CONCATENATE(&quot;class &quot;;[.E241];&quot; &lt; CzechPostB2bClient::ResponseCodes::BaseCode*  @code = &quot;;[.A241];&quot;* @text = '&quot;;TRIM([.B241]);&quot;'*  @description = '&quot;;TRIM([.C241]);&quot;'*  @type = :&quot;;LOWER([.D241]);&quot;*end&quot;)" office:value-type="string" office:string-value="class InfoAddService1A &lt; CzechPostB2bClient::ResponseCodes::BaseCode*  @code = 386* @text = 'INFO_ADD_SERVICE_1A'*  @description = 'přiřazena služba 1A Doruč. 8-14 hod'*  @type = :info*end" calcext:value-type="string">
            <text:p>class InfoAddService1A &lt; CzechPostB2bClient::ResponseCodes::BaseCode* <text:s/>@code = 386* @text = 'INFO_ADD_SERVICE_1A'* <text:s/>@description = 'přiřazena služba 1A Doruč. 8-14 hod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NFO_CANCEL_SERVICE_1A</text:p>
          </table:table-cell>
          <table:table-cell office:value-type="string" calcext:value-type="string">
            <text:p>zrušena služba 1A Doruč. 8-14 hod - nepovolena se službou 1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2]);&quot;_&quot;;&quot;&quot;)" office:value-type="string" office:string-value="InfoCancelService1A" calcext:value-type="string">
            <text:p>InfoCancelService1A</text:p>
          </table:table-cell>
          <table:table-cell table:style-name="ce1" table:formula="of:=CONCATENATE(&quot;class &quot;;[.E242];&quot; &lt; CzechPostB2bClient::ResponseCodes::BaseCode*  @code = &quot;;[.A242];&quot;* @text = '&quot;;TRIM([.B242]);&quot;'*  @description = '&quot;;TRIM([.C242]);&quot;'*  @type = :&quot;;LOWER([.D242]);&quot;*end&quot;)" office:value-type="string" office:string-value="class InfoCancelService1A &lt; CzechPostB2bClient::ResponseCodes::BaseCode*  @code = 387* @text = 'INFO_CANCEL_SERVICE_1A'*  @description = 'zrušena služba 1A Doruč. 8-14 hod - nepovolena se službou 1B'*  @type = :info*end" calcext:value-type="string">
            <text:p>class InfoCancelService1A &lt; CzechPostB2bClient::ResponseCodes::BaseCode* <text:s/>@code = 387* @text = 'INFO_CANCEL_SERVICE_1A'* <text:s/>@description = 'zrušena služba 1A Doruč. 8-14 hod - nepovolena se službou 1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NFO_CANCEL_SERVICE_1B</text:p>
          </table:table-cell>
          <table:table-cell office:value-type="string" calcext:value-type="string">
            <text:p>zrušena služba 1B Doruč. 13-19 hod - nepovolena se službou 1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3]);&quot;_&quot;;&quot;&quot;)" office:value-type="string" office:string-value="InfoCancelService1B" calcext:value-type="string">
            <text:p>InfoCancelService1B</text:p>
          </table:table-cell>
          <table:table-cell table:style-name="ce1" table:formula="of:=CONCATENATE(&quot;class &quot;;[.E243];&quot; &lt; CzechPostB2bClient::ResponseCodes::BaseCode*  @code = &quot;;[.A243];&quot;* @text = '&quot;;TRIM([.B243]);&quot;'*  @description = '&quot;;TRIM([.C243]);&quot;'*  @type = :&quot;;LOWER([.D243]);&quot;*end&quot;)" office:value-type="string" office:string-value="class InfoCancelService1B &lt; CzechPostB2bClient::ResponseCodes::BaseCode*  @code = 388* @text = 'INFO_CANCEL_SERVICE_1B'*  @description = 'zrušena služba 1B Doruč. 13-19 hod - nepovolena se službou 1A'*  @type = :info*end" calcext:value-type="string">
            <text:p>class InfoCancelService1B &lt; CzechPostB2bClient::ResponseCodes::BaseCode* <text:s/>@code = 388* @text = 'INFO_CANCEL_SERVICE_1B'* <text:s/>@description = 'zrušena služba 1B Doruč. 13-19 hod - nepovolena se službou 1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FO_CANCEL_SERVICE_1V</text:p>
          </table:table-cell>
          <table:table-cell office:value-type="string" calcext:value-type="string">
            <text:p>zrušena nepovolená služba 1V - Vrácení zboží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4]);&quot;_&quot;;&quot;&quot;)" office:value-type="string" office:string-value="InfoCancelService1V" calcext:value-type="string">
            <text:p>InfoCancelService1V</text:p>
          </table:table-cell>
          <table:table-cell table:style-name="ce1" table:formula="of:=CONCATENATE(&quot;class &quot;;[.E244];&quot; &lt; CzechPostB2bClient::ResponseCodes::BaseCode*  @code = &quot;;[.A244];&quot;* @text = '&quot;;TRIM([.B244]);&quot;'*  @description = '&quot;;TRIM([.C244]);&quot;'*  @type = :&quot;;LOWER([.D244]);&quot;*end&quot;)" office:value-type="string" office:string-value="class InfoCancelService1V &lt; CzechPostB2bClient::ResponseCodes::BaseCode*  @code = 389* @text = 'INFO_CANCEL_SERVICE_1V'*  @description = 'zrušena nepovolená služba 1V - Vrácení zboží'*  @type = :info*end" calcext:value-type="string">
            <text:p>class InfoCancelService1V &lt; CzechPostB2bClient::ResponseCodes::BaseCode* <text:s/>@code = 389* @text = 'INFO_CANCEL_SERVICE_1V'* <text:s/>@description = 'zrušena nepovolená služba 1V - Vrácení zboží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NFO_ADDRESSEE_TO_LONG</text:p>
          </table:table-cell>
          <table:table-cell office:value-type="string" calcext:value-type="string">
            <text:p>Adresát mimo rozsah 40 znaků pro přenos ke zpracování Pk 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5]);&quot;_&quot;;&quot;&quot;)" office:value-type="string" office:string-value="InfoAddresseeToLong" calcext:value-type="string">
            <text:p>InfoAddresseeToLong</text:p>
          </table:table-cell>
          <table:table-cell table:style-name="ce1" table:formula="of:=CONCATENATE(&quot;class &quot;;[.E245];&quot; &lt; CzechPostB2bClient::ResponseCodes::BaseCode*  @code = &quot;;[.A245];&quot;* @text = '&quot;;TRIM([.B245]);&quot;'*  @description = '&quot;;TRIM([.C245]);&quot;'*  @type = :&quot;;LOWER([.D245]);&quot;*end&quot;)" office:value-type="string" office:string-value="class InfoAddresseeToLong &lt; CzechPostB2bClient::ResponseCodes::BaseCode*  @code = 390* @text = 'INFO_ADDRESSEE_TO_LONG'*  @description = 'Adresát mimo rozsah 40 znaků pro přenos ke zpracování Pk B'*  @type = :info*end" calcext:value-type="string">
            <text:p>class InfoAddresseeToLong &lt; CzechPostB2bClient::ResponseCodes::BaseCode* <text:s/>@code = 390* @text = 'INFO_ADDRESSEE_TO_LONG'* <text:s/>@description = 'Adresát mimo rozsah 40 znaků pro přenos ke zpracování Pk 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NFO_MISSING_PART_CITY_SERVICE_DELIVERY_ON_SUNDAY/HOLIDAY_MAY_NOT_BE_REALIZED</text:p>
          </table:table-cell>
          <table:table-cell office:value-type="string" calcext:value-type="string">
            <text:p>neuvedena část obce - sl. Gar. čas dodání v Ne/Sv nemusí být realizován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6]);&quot;_&quot;;&quot;&quot;)" office:value-type="string" office:string-value="InfoMissingPartCityServiceDeliveryOnSunday/HolidayMayNotBeRealized" calcext:value-type="string">
            <text:p>InfoMissingPartCityServiceDeliveryOnSunday/HolidayMayNotBeRealized</text:p>
          </table:table-cell>
          <table:table-cell table:style-name="ce1" table:formula="of:=CONCATENATE(&quot;class &quot;;[.E246];&quot; &lt; CzechPostB2bClient::ResponseCodes::BaseCode*  @code = &quot;;[.A246];&quot;* @text = '&quot;;TRIM([.B246]);&quot;'*  @description = '&quot;;TRIM([.C246]);&quot;'*  @type = :&quot;;LOWER([.D246]);&quot;*end&quot;)" office:value-type="string" office:string-value="class InfoMissingPartCityServiceDeliveryOnSunday/HolidayMayNotBeRealized &lt; CzechPostB2bClient::ResponseCodes::BaseCode*  @code = 391* @text = 'INFO_MISSING_PART_CITY_SERVICE_DELIVERY_ON_SUNDAY/HOLIDAY_MAY_NOT_BE_REALIZED'*  @description = 'neuvedena část obce - sl. Gar. čas dodání v Ne/Sv nemusí být realizována'*  @type = :info*end" calcext:value-type="string">
            <text:p>class InfoMissingPartCityServiceDeliveryOnSunday/HolidayMayNotBeRealized &lt; CzechPostB2bClient::ResponseCodes::BaseCode* <text:s/>@code = 391* @text = 'INFO_MISSING_PART_CITY_SERVICE_DELIVERY_ON_SUNDAY/HOLIDAY_MAY_NOT_BE_REALIZED'* <text:s/>@description = 'neuvedena část obce - sl. Gar. čas dodání v Ne/Sv nemusí být realizován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FO_CANCEL_SERVICE_9</text:p>
          </table:table-cell>
          <table:table-cell office:value-type="string" calcext:value-type="string">
            <text:p>zrušena nepovolená služba 9 prioritně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7]);&quot;_&quot;;&quot;&quot;)" office:value-type="string" office:string-value="NfoCancelService9" calcext:value-type="string">
            <text:p>NfoCancelService9</text:p>
          </table:table-cell>
          <table:table-cell table:style-name="ce1" table:formula="of:=CONCATENATE(&quot;class &quot;;[.E247];&quot; &lt; CzechPostB2bClient::ResponseCodes::BaseCode*  @code = &quot;;[.A247];&quot;* @text = '&quot;;TRIM([.B247]);&quot;'*  @description = '&quot;;TRIM([.C247]);&quot;'*  @type = :&quot;;LOWER([.D247]);&quot;*end&quot;)" office:value-type="string" office:string-value="class NfoCancelService9 &lt; CzechPostB2bClient::ResponseCodes::BaseCode*  @code = 392* @text = 'NFO_CANCEL_SERVICE_9'*  @description = 'zrušena nepovolená služba 9 prioritně'*  @type = :info*end" calcext:value-type="string">
            <text:p>class NfoCancelService9 &lt; CzechPostB2bClient::ResponseCodes::BaseCode* <text:s/>@code = 392* @text = 'NFO_CANCEL_SERVICE_9'* <text:s/>@description = 'zrušena nepovolená služba 9 prioritně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INFO_ADD_SERVICE_9</text:p>
          </table:table-cell>
          <table:table-cell office:value-type="string" calcext:value-type="string">
            <text:p>přiřazena služba 9 prioritně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8]);&quot;_&quot;;&quot;&quot;)" office:value-type="string" office:string-value="InfoAddService9" calcext:value-type="string">
            <text:p>InfoAddService9</text:p>
          </table:table-cell>
          <table:table-cell table:style-name="ce1" table:formula="of:=CONCATENATE(&quot;class &quot;;[.E248];&quot; &lt; CzechPostB2bClient::ResponseCodes::BaseCode*  @code = &quot;;[.A248];&quot;* @text = '&quot;;TRIM([.B248]);&quot;'*  @description = '&quot;;TRIM([.C248]);&quot;'*  @type = :&quot;;LOWER([.D248]);&quot;*end&quot;)" office:value-type="string" office:string-value="class InfoAddService9 &lt; CzechPostB2bClient::ResponseCodes::BaseCode*  @code = 393* @text = 'INFO_ADD_SERVICE_9'*  @description = 'přiřazena služba 9 prioritně'*  @type = :info*end" calcext:value-type="string">
            <text:p>class InfoAddService9 &lt; CzechPostB2bClient::ResponseCodes::BaseCode* <text:s/>@code = 393* @text = 'INFO_ADD_SERVICE_9'* <text:s/>@description = 'přiřazena služba 9 prioritně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O_CANCEL_SERVICE_1E</text:p>
          </table:table-cell>
          <table:table-cell office:value-type="string" calcext:value-type="string">
            <text:p>zrušena služba 1E - neuveden kontaktní údaj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49]);&quot;_&quot;;&quot;&quot;)" office:value-type="string" office:string-value="InfoCancelService1E" calcext:value-type="string">
            <text:p>InfoCancelService1E</text:p>
          </table:table-cell>
          <table:table-cell table:style-name="ce1" table:formula="of:=CONCATENATE(&quot;class &quot;;[.E249];&quot; &lt; CzechPostB2bClient::ResponseCodes::BaseCode*  @code = &quot;;[.A249];&quot;* @text = '&quot;;TRIM([.B249]);&quot;'*  @description = '&quot;;TRIM([.C249]);&quot;'*  @type = :&quot;;LOWER([.D249]);&quot;*end&quot;)" office:value-type="string" office:string-value="class InfoCancelService1E &lt; CzechPostB2bClient::ResponseCodes::BaseCode*  @code = 394* @text = 'INFO_CANCEL_SERVICE_1E'*  @description = 'zrušena služba 1E - neuveden kontaktní údaj adresáta'*  @type = :info*end" calcext:value-type="string">
            <text:p>class InfoCancelService1E &lt; CzechPostB2bClient::ResponseCodes::BaseCode* <text:s/>@code = 394* @text = 'INFO_CANCEL_SERVICE_1E'* <text:s/>@description = 'zrušena služba 1E - neuveden kontaktní údaj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INFO_CANCEL_SERVICE_5B</text:p>
          </table:table-cell>
          <table:table-cell office:value-type="string" calcext:value-type="string">
            <text:p>zrušena služba 5B - neuveden kontaktní údaj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0]);&quot;_&quot;;&quot;&quot;)" office:value-type="string" office:string-value="InfoCancelService5B" calcext:value-type="string">
            <text:p>InfoCancelService5B</text:p>
          </table:table-cell>
          <table:table-cell table:style-name="ce1" table:formula="of:=CONCATENATE(&quot;class &quot;;[.E250];&quot; &lt; CzechPostB2bClient::ResponseCodes::BaseCode*  @code = &quot;;[.A250];&quot;* @text = '&quot;;TRIM([.B250]);&quot;'*  @description = '&quot;;TRIM([.C250]);&quot;'*  @type = :&quot;;LOWER([.D250]);&quot;*end&quot;)" office:value-type="string" office:string-value="class InfoCancelService5B &lt; CzechPostB2bClient::ResponseCodes::BaseCode*  @code = 395* @text = 'INFO_CANCEL_SERVICE_5B'*  @description = 'zrušena služba 5B - neuveden kontaktní údaj adresáta'*  @type = :info*end" calcext:value-type="string">
            <text:p>class InfoCancelService5B &lt; CzechPostB2bClient::ResponseCodes::BaseCode* <text:s/>@code = 395* @text = 'INFO_CANCEL_SERVICE_5B'* <text:s/>@description = 'zrušena služba 5B - neuveden kontaktní údaj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NFO_CANCEL_SERVICE_5C</text:p>
          </table:table-cell>
          <table:table-cell office:value-type="string" calcext:value-type="string">
            <text:p>zrušena služba 5C - neuveden kontaktní údaj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1]);&quot;_&quot;;&quot;&quot;)" office:value-type="string" office:string-value="InfoCancelService5C" calcext:value-type="string">
            <text:p>InfoCancelService5C</text:p>
          </table:table-cell>
          <table:table-cell table:style-name="ce1" table:formula="of:=CONCATENATE(&quot;class &quot;;[.E251];&quot; &lt; CzechPostB2bClient::ResponseCodes::BaseCode*  @code = &quot;;[.A251];&quot;* @text = '&quot;;TRIM([.B251]);&quot;'*  @description = '&quot;;TRIM([.C251]);&quot;'*  @type = :&quot;;LOWER([.D251]);&quot;*end&quot;)" office:value-type="string" office:string-value="class InfoCancelService5C &lt; CzechPostB2bClient::ResponseCodes::BaseCode*  @code = 396* @text = 'INFO_CANCEL_SERVICE_5C'*  @description = 'zrušena služba 5C - neuveden kontaktní údaj adresáta'*  @type = :info*end" calcext:value-type="string">
            <text:p>class InfoCancelService5C &lt; CzechPostB2bClient::ResponseCodes::BaseCode* <text:s/>@code = 396* @text = 'INFO_CANCEL_SERVICE_5C'* <text:s/>@description = 'zrušena služba 5C - neuveden kontaktní údaj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NFO_CANCEL_SERVICE_5D</text:p>
          </table:table-cell>
          <table:table-cell office:value-type="string" calcext:value-type="string">
            <text:p>zrušena služba 5D - neuveden kontaktní údaj adresát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2]);&quot;_&quot;;&quot;&quot;)" office:value-type="string" office:string-value="InfoCancelService5D" calcext:value-type="string">
            <text:p>InfoCancelService5D</text:p>
          </table:table-cell>
          <table:table-cell table:style-name="ce1" table:formula="of:=CONCATENATE(&quot;class &quot;;[.E252];&quot; &lt; CzechPostB2bClient::ResponseCodes::BaseCode*  @code = &quot;;[.A252];&quot;* @text = '&quot;;TRIM([.B252]);&quot;'*  @description = '&quot;;TRIM([.C252]);&quot;'*  @type = :&quot;;LOWER([.D252]);&quot;*end&quot;)" office:value-type="string" office:string-value="class InfoCancelService5D &lt; CzechPostB2bClient::ResponseCodes::BaseCode*  @code = 397* @text = 'INFO_CANCEL_SERVICE_5D'*  @description = 'zrušena služba 5D - neuveden kontaktní údaj adresáta'*  @type = :info*end" calcext:value-type="string">
            <text:p>class InfoCancelService5D &lt; CzechPostB2bClient::ResponseCodes::BaseCode* <text:s/>@code = 397* @text = 'INFO_CANCEL_SERVICE_5D'* <text:s/>@description = 'zrušena služba 5D - neuveden kontaktní údaj adresáta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NFO_CANCEL_SERVICE_5B_AND_5C</text:p>
          </table:table-cell>
          <table:table-cell office:value-type="string" calcext:value-type="string">
            <text:p>zrušena služba 5B a 5C --nepovolená kombinace doplňkových služe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3]);&quot;_&quot;;&quot;&quot;)" office:value-type="string" office:string-value="InfoCancelService5BAnd5C" calcext:value-type="string">
            <text:p>InfoCancelService5BAnd5C</text:p>
          </table:table-cell>
          <table:table-cell table:style-name="ce1" table:formula="of:=CONCATENATE(&quot;class &quot;;[.E253];&quot; &lt; CzechPostB2bClient::ResponseCodes::BaseCode*  @code = &quot;;[.A253];&quot;* @text = '&quot;;TRIM([.B253]);&quot;'*  @description = '&quot;;TRIM([.C253]);&quot;'*  @type = :&quot;;LOWER([.D253]);&quot;*end&quot;)" office:value-type="string" office:string-value="class InfoCancelService5BAnd5C &lt; CzechPostB2bClient::ResponseCodes::BaseCode*  @code = 398* @text = 'INFO_CANCEL_SERVICE_5B_AND_5C'*  @description = 'zrušena služba 5B a 5C --nepovolená kombinace doplňkových služeb'*  @type = :info*end" calcext:value-type="string">
            <text:p>class InfoCancelService5BAnd5C &lt; CzechPostB2bClient::ResponseCodes::BaseCode* <text:s/>@code = 398* @text = 'INFO_CANCEL_SERVICE_5B_AND_5C'* <text:s/>@description = 'zrušena služba 5B a 5C --nepovolená kombinace doplňkových služe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INFO_CANCEL_SERVICE_5B_AND_5D</text:p>
          </table:table-cell>
          <table:table-cell office:value-type="string" calcext:value-type="string">
            <text:p>zrušena služba 5B a 5D - nepovolená kombinace doplňkových služe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4]);&quot;_&quot;;&quot;&quot;)" office:value-type="string" office:string-value="InfoCancelService5BAnd5D" calcext:value-type="string">
            <text:p>InfoCancelService5BAnd5D</text:p>
          </table:table-cell>
          <table:table-cell table:style-name="ce1" table:formula="of:=CONCATENATE(&quot;class &quot;;[.E254];&quot; &lt; CzechPostB2bClient::ResponseCodes::BaseCode*  @code = &quot;;[.A254];&quot;* @text = '&quot;;TRIM([.B254]);&quot;'*  @description = '&quot;;TRIM([.C254]);&quot;'*  @type = :&quot;;LOWER([.D254]);&quot;*end&quot;)" office:value-type="string" office:string-value="class InfoCancelService5BAnd5D &lt; CzechPostB2bClient::ResponseCodes::BaseCode*  @code = 399* @text = 'INFO_CANCEL_SERVICE_5B_AND_5D'*  @description = 'zrušena služba 5B a 5D - nepovolená kombinace doplňkových služeb'*  @type = :info*end" calcext:value-type="string">
            <text:p>class InfoCancelService5BAnd5D &lt; CzechPostB2bClient::ResponseCodes::BaseCode* <text:s/>@code = 399* @text = 'INFO_CANCEL_SERVICE_5B_AND_5D'* <text:s/>@description = 'zrušena služba 5B a 5D - nepovolená kombinace doplňkových služe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FO_CANCEL_SERVICE_5C_AND_5D</text:p>
          </table:table-cell>
          <table:table-cell office:value-type="string" calcext:value-type="string">
            <text:p>zrušena služba 5C a 5D - nepovolená kombinace doplňkových služeb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5]);&quot;_&quot;;&quot;&quot;)" office:value-type="string" office:string-value="InfoCancelService5CAnd5D" calcext:value-type="string">
            <text:p>InfoCancelService5CAnd5D</text:p>
          </table:table-cell>
          <table:table-cell table:style-name="ce1" table:formula="of:=CONCATENATE(&quot;class &quot;;[.E255];&quot; &lt; CzechPostB2bClient::ResponseCodes::BaseCode*  @code = &quot;;[.A255];&quot;* @text = '&quot;;TRIM([.B255]);&quot;'*  @description = '&quot;;TRIM([.C255]);&quot;'*  @type = :&quot;;LOWER([.D255]);&quot;*end&quot;)" office:value-type="string" office:string-value="class InfoCancelService5CAnd5D &lt; CzechPostB2bClient::ResponseCodes::BaseCode*  @code = 400* @text = 'INFO_CANCEL_SERVICE_5C_AND_5D'*  @description = 'zrušena služba 5C a 5D - nepovolená kombinace doplňkových služeb'*  @type = :info*end" calcext:value-type="string">
            <text:p>class InfoCancelService5CAnd5D &lt; CzechPostB2bClient::ResponseCodes::BaseCode* <text:s/>@code = 400* @text = 'INFO_CANCEL_SERVICE_5C_AND_5D'* <text:s/>@description = 'zrušena služba 5C a 5D - nepovolená kombinace doplňkových služeb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NFO_INVALID_CATEGORY_CUSTOM_DECALARATION</text:p>
          </table:table-cell>
          <table:table-cell office:value-type="string" calcext:value-type="string">
            <text:p>uvedena nepovolená kategorie zásilky - nahrazena kategorií Dokumenty'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56]);&quot;_&quot;;&quot;&quot;)" office:value-type="string" office:string-value="InfoInvalidCategoryCustomDecalaration" calcext:value-type="string">
            <text:p>InfoInvalidCategoryCustomDecalaration</text:p>
          </table:table-cell>
          <table:table-cell table:style-name="ce1" table:formula="of:=CONCATENATE(&quot;class &quot;;[.E256];&quot; &lt; CzechPostB2bClient::ResponseCodes::BaseCode*  @code = &quot;;[.A256];&quot;* @text = '&quot;;TRIM([.B256]);&quot;'*  @description = '&quot;;TRIM([.C256]);&quot;'*  @type = :&quot;;LOWER([.D256]);&quot;*end&quot;)" office:value-type="string" office:string-value="class InfoInvalidCategoryCustomDecalaration &lt; CzechPostB2bClient::ResponseCodes::BaseCode*  @code = 401* @text = 'INFO_INVALID_CATEGORY_CUSTOM_DECALARATION'*  @description = 'uvedena nepovolená kategorie zásilky - nahrazena kategorií Dokumenty''*  @type = :info*end" calcext:value-type="string">
            <text:p>class InfoInvalidCategoryCustomDecalaration &lt; CzechPostB2bClient::ResponseCodes::BaseCode* <text:s/>@code = 401* @text = 'INFO_INVALID_CATEGORY_CUSTOM_DECALARATION'* <text:s/>@description = 'uvedena nepovolená kategorie zásilky - nahrazena kategorií Dokumenty'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NVALID_SUBISO_COUNTRY</text:p>
          </table:table-cell>
          <table:table-cell office:value-type="string" calcext:value-type="string">
            <text:p>neexistující nebo nesprávný členský stát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57]);&quot;_&quot;;&quot;&quot;)" office:value-type="string" office:string-value="InvalidSubisoCountry" calcext:value-type="string">
            <text:p>InvalidSubisoCountry</text:p>
          </table:table-cell>
          <table:table-cell table:style-name="ce1" table:formula="of:=CONCATENATE(&quot;class &quot;;[.E257];&quot; &lt; CzechPostB2bClient::ResponseCodes::BaseCode*  @code = &quot;;[.A257];&quot;* @text = '&quot;;TRIM([.B257]);&quot;'*  @description = '&quot;;TRIM([.C257]);&quot;'*  @type = :&quot;;LOWER([.D257]);&quot;*end&quot;)" office:value-type="string" office:string-value="class InvalidSubisoCountry &lt; CzechPostB2bClient::ResponseCodes::BaseCode*  @code = 402* @text = 'INVALID_SUBISO_COUNTRY'*  @description = 'neexistující nebo nesprávný členský stát'*  @type = :chyba*end" calcext:value-type="string">
            <text:p>class InvalidSubisoCountry &lt; CzechPostB2bClient::ResponseCodes::BaseCode* <text:s/>@code = 402* @text = 'INVALID_SUBISO_COUNTRY'* <text:s/>@description = 'neexistující nebo nesprávný členský stát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_CONTRACT_SERVICE_41</text:p>
          </table:table-cell>
          <table:table-cell office:value-type="string" calcext:value-type="string">
            <text:p>pro tech. číslo a produkt nesjednána služba bezdokladová dobírka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58]);&quot;_&quot;;&quot;&quot;)" office:value-type="string" office:string-value="NoContractService41" calcext:value-type="string">
            <text:p>NoContractService41</text:p>
          </table:table-cell>
          <table:table-cell table:style-name="ce1" table:formula="of:=CONCATENATE(&quot;class &quot;;[.E258];&quot; &lt; CzechPostB2bClient::ResponseCodes::BaseCode*  @code = &quot;;[.A258];&quot;* @text = '&quot;;TRIM([.B258]);&quot;'*  @description = '&quot;;TRIM([.C258]);&quot;'*  @type = :&quot;;LOWER([.D258]);&quot;*end&quot;)" office:value-type="string" office:string-value="class NoContractService41 &lt; CzechPostB2bClient::ResponseCodes::BaseCode*  @code = 403* @text = 'NO_CONTRACT_SERVICE_41'*  @description = 'pro tech. číslo a produkt nesjednána služba bezdokladová dobírka'*  @type = :chyba*end" calcext:value-type="string">
            <text:p>class NoContractService41 &lt; CzechPostB2bClient::ResponseCodes::BaseCode* <text:s/>@code = 403* @text = 'NO_CONTRACT_SERVICE_41'* <text:s/>@description = 'pro tech. číslo a produkt nesjednána služba bezdokladová dobírka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povolená kombinace doplňkových služeb – rozměr zásilky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59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259];&quot; &lt; CzechPostB2bClient::ResponseCodes::BaseCode*  @code = &quot;;[.A259];&quot;* @text = '&quot;;TRIM([.B259]);&quot;'*  @description = '&quot;;TRIM([.C259]);&quot;'*  @type = :&quot;;LOWER([.D259]);&quot;*end&quot;)" office:value-type="string" office:string-value="class InvalidPrefix &lt; CzechPostB2bClient::ResponseCodes::BaseCode*  @code = 404* @text = 'INVALID_PREFIX'*  @description = 'Nepovolená kombinace doplňkových služeb – rozměr zásilky'*  @type = :chyba*end" calcext:value-type="string">
            <text:p>class InvalidPrefix &lt; CzechPostB2bClient::ResponseCodes::BaseCode* <text:s/>@code = 404* @text = 'INVALID_PREFIX'* <text:s/>@description = 'Nepovolená kombinace doplňkových služeb – rozměr zásilky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INVALID_PREFIX</text:p>
          </table:table-cell>
          <table:table-cell office:value-type="string" calcext:value-type="string">
            <text:p>Nepovolená kombinace doplňkových služeb – rozměr zásilky a sl.11 (Křehce)</text:p>
          </table:table-cell>
          <table:table-cell table:style-name="ce3" office:value-type="string" calcext:value-type="string">
            <text:p>CHYBA</text:p>
          </table:table-cell>
          <table:table-cell table:formula="of:=SUBSTITUTE(PROPER([.B260]);&quot;_&quot;;&quot;&quot;)" office:value-type="string" office:string-value="InvalidPrefix" calcext:value-type="string">
            <text:p>InvalidPrefix</text:p>
          </table:table-cell>
          <table:table-cell table:style-name="ce1" table:formula="of:=CONCATENATE(&quot;class &quot;;[.E260];&quot; &lt; CzechPostB2bClient::ResponseCodes::BaseCode*  @code = &quot;;[.A260];&quot;* @text = '&quot;;TRIM([.B260]);&quot;'*  @description = '&quot;;TRIM([.C260]);&quot;'*  @type = :&quot;;LOWER([.D260]);&quot;*end&quot;)" office:value-type="string" office:string-value="class InvalidPrefix &lt; CzechPostB2bClient::ResponseCodes::BaseCode*  @code = 405* @text = 'INVALID_PREFIX'*  @description = 'Nepovolená kombinace doplňkových služeb – rozměr zásilky a sl.11 (Křehce)'*  @type = :chyba*end" calcext:value-type="string">
            <text:p>class InvalidPrefix &lt; CzechPostB2bClient::ResponseCodes::BaseCode* <text:s/>@code = 405* @text = 'INVALID_PREFIX'* <text:s/>@description = 'Nepovolená kombinace doplňkových služeb – rozměr zásilky a sl.11 (Křehce)'* <text:s/>@type = :chyba*end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NFO_ADD_SERVICE_1D</text:p>
          </table:table-cell>
          <table:table-cell office:value-type="string" calcext:value-type="string">
            <text:p>přiřazena služba 1D – cenný obsah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61]);&quot;_&quot;;&quot;&quot;)" office:value-type="string" office:string-value="InfoAddService1D" calcext:value-type="string">
            <text:p>InfoAddService1D</text:p>
          </table:table-cell>
          <table:table-cell table:style-name="ce1" table:formula="of:=CONCATENATE(&quot;class &quot;;[.E261];&quot; &lt; CzechPostB2bClient::ResponseCodes::BaseCode*  @code = &quot;;[.A261];&quot;* @text = '&quot;;TRIM([.B261]);&quot;'*  @description = '&quot;;TRIM([.C261]);&quot;'*  @type = :&quot;;LOWER([.D261]);&quot;*end&quot;)" office:value-type="string" office:string-value="class InfoAddService1D &lt; CzechPostB2bClient::ResponseCodes::BaseCode*  @code = 406* @text = 'INFO_ADD_SERVICE_1D'*  @description = 'přiřazena služba 1D – cenný obsah'*  @type = :info*end" calcext:value-type="string">
            <text:p>class InfoAddService1D &lt; CzechPostB2bClient::ResponseCodes::BaseCode* <text:s/>@code = 406* @text = 'INFO_ADD_SERVICE_1D'* <text:s/>@description = 'přiřazena služba 1D – cenný obsah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NFO_CANCEL_SERVICE_1D</text:p>
          </table:table-cell>
          <table:table-cell office:value-type="string" calcext:value-type="string">
            <text:p>zrušena služba 1D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62]);&quot;_&quot;;&quot;&quot;)" office:value-type="string" office:string-value="InfoCancelService1D" calcext:value-type="string">
            <text:p>InfoCancelService1D</text:p>
          </table:table-cell>
          <table:table-cell table:style-name="ce1" table:formula="of:=CONCATENATE(&quot;class &quot;;[.E262];&quot; &lt; CzechPostB2bClient::ResponseCodes::BaseCode*  @code = &quot;;[.A262];&quot;* @text = '&quot;;TRIM([.B262]);&quot;'*  @description = '&quot;;TRIM([.C262]);&quot;'*  @type = :&quot;;LOWER([.D262]);&quot;*end&quot;)" office:value-type="string" office:string-value="class InfoCancelService1D &lt; CzechPostB2bClient::ResponseCodes::BaseCode*  @code = 407* @text = 'INFO_CANCEL_SERVICE_1D'*  @description = 'zrušena služba 1D'*  @type = :info*end" calcext:value-type="string">
            <text:p>class InfoCancelService1D &lt; CzechPostB2bClient::ResponseCodes::BaseCode* <text:s/>@code = 407* @text = 'INFO_CANCEL_SERVICE_1D'* <text:s/>@description = 'zrušena služba 1D'* <text:s/>@type = :info*end</text:p>
          </table:table-cell>
          <table:table-cell table:number-columns-repeated="101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INFO_ADDRESS_WAS_MODIFIED</text:p>
          </table:table-cell>
          <table:table-cell office:value-type="string" calcext:value-type="string">
            <text:p>adresa není přesná, byla upravena</text:p>
          </table:table-cell>
          <table:table-cell table:style-name="ce4" office:value-type="string" calcext:value-type="string">
            <text:p>INFO</text:p>
          </table:table-cell>
          <table:table-cell table:formula="of:=SUBSTITUTE(PROPER([.B263]);&quot;_&quot;;&quot;&quot;)" office:value-type="string" office:string-value="InfoAddressWasModified" calcext:value-type="string">
            <text:p>InfoAddressWasModified</text:p>
          </table:table-cell>
          <table:table-cell table:style-name="ce1" table:formula="of:=CONCATENATE(&quot;class &quot;;[.E263];&quot; &lt; CzechPostB2bClient::ResponseCodes::BaseCode*  @code = &quot;;[.A263];&quot;* @text = '&quot;;TRIM([.B263]);&quot;'*  @description = '&quot;;TRIM([.C263]);&quot;'*  @type = :&quot;;LOWER([.D263]);&quot;*end&quot;)" office:value-type="string" office:string-value="class InfoAddressWasModified &lt; CzechPostB2bClient::ResponseCodes::BaseCode*  @code = 408* @text = 'INFO_ADDRESS_WAS_MODIFIED'*  @description = 'adresa není přesná, byla upravena'*  @type = :info*end" calcext:value-type="string">
            <text:p>class InfoAddressWasModified &lt; CzechPostB2bClient::ResponseCodes::BaseCode* <text:s/>@code = 408* @text = 'INFO_ADDRESS_WAS_MODIFIED'* <text:s/>@description = 'adresa není přesná, byla upravena'* <text:s/>@type = :info*end</text:p>
          </table:table-cell>
          <table:table-cell table:number-columns-repeated="1018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43:58.813222200</dc:date>
    <meta:editing-cycles>1</meta:editing-cycles>
    <meta:editing-duration>PT39S</meta:editing-duration>
    <meta:document-statistic meta:table-count="1" meta:cell-count="1576" meta:object-count="0"/>
    <meta:generator>LibreOffice/6.0.7.3$Linux_X86_64 LibreOffice_project/00m0$Build-3</meta:generator>
  </office:meta>
</office:document-meta>
</file>